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textarea-horizontal-align="justify" draw:textarea-vertical-align="middle" draw:auto-grow-height="false"/>
    </style:style>
    <style:style style:name="gr2" style:family="graphic" style:parent-style-name="standard">
      <style:graphic-properties svg:stroke-color="#000000" draw:marker-start="Arrow" draw:marker-end="Arrow" draw:textarea-vertical-align="middle"/>
    </style:style>
    <style:style style:name="gr3" style:family="graphic" style:parent-style-name="objectwithoutfill">
      <style:graphic-properties svg:stroke-color="#000000" draw:marker-end="Arrow" draw:fill="none" draw:textarea-vertical-align="middle"/>
    </style:style>
    <style:style style:name="gr4" style:family="graphic" style:parent-style-name="objectwithoutfill">
      <style:graphic-properties svg:stroke-color="#000000" draw:marker-start="Arrow" draw:marker-end="" draw:fill="none" draw:textarea-vertical-align="middle"/>
    </style:style>
    <style:style style:name="gr5" style:family="graphic" style:parent-style-name="objectwithoutfill">
      <style:graphic-properties draw:fill="none"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graphic-properties style:protect="size"/>
    </style:style>
    <style:style style:name="gr8" style:family="graphic">
      <style:graphic-properties svg:stroke-color="#000000" draw:textarea-horizontal-align="justify" draw:textarea-vertical-align="middle" draw:auto-grow-height="false"/>
    </style:style>
    <style:style style:name="gr9" style:family="graphic" style:parent-style-name="standard">
      <style:graphic-properties svg:stroke-color="#000000" draw:marker-start="Arrow" draw:marker-end="" draw:textarea-vertical-align="middle"/>
    </style:style>
    <style:style style:name="gr10" style:family="graphic" style:parent-style-name="objectwithoutfill">
      <style:graphic-properties draw:marker-start="Arrow" draw:marker-start-width="0.3cm" draw:marker-end="Arrow" draw:marker-end-width="0.3cm" draw:fill="none" draw:textarea-vertical-align="middle"/>
    </style:style>
    <style:style style:name="pr1" style:family="presentation" style:parent-style-name="Default-notes">
      <style:graphic-properties draw:fill-color="#ffffff" draw:auto-grow-height="true" fo:min-height="12.572cm"/>
    </style:style>
    <style:style style:name="pr2" style:family="presentation" style:parent-style-name="Default-title">
      <style:graphic-properties fo:min-height="3.506cm"/>
    </style:style>
    <style:style style:name="pr3" style:family="presentation" style:parent-style-name="Default-outline1">
      <style:graphic-properties fo:min-height="11.929cm"/>
    </style:style>
    <style:style style:name="pr4"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font-size="20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xml:id="id5" draw:id="id5" draw:layer="layout" svg:width="0.605cm" svg:height="1.133cm" svg:x="0.926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605cm" svg:height="1.133cm" svg:x="2.359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605cm" svg:height="1.133cm" svg:x="3.073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 draw:id="id2" draw:layer="layout" svg:width="0.605cm" svg:height="1.133cm" svg:x="4.564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3.678cm" svg:y1="19.408cm" svg:x2="4.564cm" svg:y2="19.41cm" draw:start-shape="id1" draw:start-glue-point="10" draw:end-shape="id2" draw:end-glue-point="6" svg:d="M3678 19408h443v2h443" svg:viewBox="0 0 887 3">
          <text:p/>
        </draw:connector>
        <draw:custom-shape draw:style-name="gr1" draw:text-style-name="P1" xml:id="id3" draw:id="id3" draw:layer="layout" svg:width="0.605cm" svg:height="1.133cm" svg:x="2.053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605cm" svg:height="1.133cm" svg:x="3.54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2.658cm" svg:y1="16.176cm" svg:x2="3.545cm" svg:y2="16.176cm" draw:start-shape="id3" draw:start-glue-point="10" draw:end-shape="id4" draw:end-glue-point="6" svg:d="M2658 16176h887" svg:viewBox="0 0 888 1">
          <text:p/>
        </draw:connector>
        <draw:connector draw:style-name="gr3" draw:text-style-name="P1" draw:layer="layout" draw:type="line" svg:x1="2.356cm" svg:y1="16.742cm" svg:x2="1.229cm" svg:y2="18.841cm" draw:start-shape="id3" draw:start-glue-point="8" draw:end-shape="id5" draw:end-glue-point="4" svg:d="M2356 16742l-1127 2099" svg:viewBox="0 0 1128 2100">
          <text:p/>
        </draw:connector>
        <draw:connector draw:style-name="gr3" draw:text-style-name="P1" draw:layer="layout" draw:type="line" svg:x1="2.356cm" svg:y1="16.742cm" svg:x2="3.376cm" svg:y2="18.841cm" draw:start-shape="id3" draw:start-glue-point="8" draw:end-shape="id1" draw:end-glue-point="4" svg:d="M2356 16742l1020 2099" svg:viewBox="0 0 1021 2100">
          <text:p/>
        </draw:connector>
        <draw:connector draw:style-name="gr4" draw:text-style-name="P1" draw:layer="layout" draw:type="line" svg:x1="2.662cm" svg:y1="18.843cm" svg:x2="3.848cm" svg:y2="16.742cm" draw:start-shape="id6" draw:start-glue-point="4" draw:end-shape="id4" draw:end-glue-point="8" svg:d="M2662 18843l1186-2101" svg:viewBox="0 0 1187 2102">
          <text:p/>
        </draw:connector>
        <draw:connector draw:style-name="gr3" draw:text-style-name="P1" draw:layer="layout" draw:type="line" svg:x1="3.848cm" svg:y1="16.742cm" svg:x2="4.867cm" svg:y2="18.843cm" draw:start-shape="id4" draw:start-glue-point="8" draw:end-shape="id2" draw:end-glue-point="4" svg:d="M3848 16742l1019 2101" svg:viewBox="0 0 1020 2102">
          <text:p/>
        </draw:connector>
        <draw:connector draw:style-name="gr2" draw:text-style-name="P1" draw:layer="layout" svg:x1="1.531cm" svg:y1="19.408cm" svg:x2="2.359cm" svg:y2="19.41cm" draw:start-shape="id5" draw:start-glue-point="10" draw:end-shape="id6" draw:end-glue-point="6" svg:d="M1531 19408h414v2h414" svg:viewBox="0 0 829 3">
          <text:p/>
        </draw:connector>
        <draw:custom-shape draw:style-name="gr1" draw:text-style-name="P1" xml:id="id11" draw:id="id11" draw:layer="layout" svg:width="0.605cm" svg:height="1.133cm" svg:x="5.718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605cm" svg:height="1.133cm" svg:x="7.151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605cm" svg:height="1.133cm" svg:x="7.864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605cm" svg:height="1.133cm" svg:x="9.356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8.469cm" svg:y1="19.408cm" svg:x2="9.356cm" svg:y2="19.41cm" draw:start-shape="id7" draw:start-glue-point="10" draw:end-shape="id8" draw:end-glue-point="6" svg:d="M8469 19408h443v2h444" svg:viewBox="0 0 888 3">
          <text:p/>
        </draw:connector>
        <draw:custom-shape draw:style-name="gr1" draw:text-style-name="P1" xml:id="id9" draw:id="id9" draw:layer="layout" svg:width="0.605cm" svg:height="1.133cm" svg:x="6.772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605cm" svg:height="1.133cm" svg:x="8.263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7.377cm" svg:y1="16.176cm" svg:x2="8.263cm" svg:y2="16.176cm" draw:start-shape="id9" draw:start-glue-point="10" draw:end-shape="id10" draw:end-glue-point="6" svg:d="M7377 16176h886" svg:viewBox="0 0 887 1">
          <text:p/>
        </draw:connector>
        <draw:connector draw:style-name="gr3" draw:text-style-name="P1" draw:layer="layout" draw:type="line" svg:x1="7.075cm" svg:y1="16.742cm" svg:x2="6.021cm" svg:y2="18.841cm" draw:start-shape="id9" draw:start-glue-point="8" draw:end-shape="id11" draw:end-glue-point="4" svg:d="M7075 16742l-1054 2099" svg:viewBox="0 0 1055 2100">
          <text:p/>
        </draw:connector>
        <draw:connector draw:style-name="gr3" draw:text-style-name="P1" draw:layer="layout" draw:type="line" svg:x1="7.075cm" svg:y1="16.742cm" svg:x2="8.167cm" svg:y2="18.841cm" draw:start-shape="id9" draw:start-glue-point="8" draw:end-shape="id7" draw:end-glue-point="4" svg:d="M7075 16742l1092 2099" svg:viewBox="0 0 1093 2100">
          <text:p/>
        </draw:connector>
        <draw:connector draw:style-name="gr4" draw:text-style-name="P1" draw:layer="layout" draw:type="line" svg:x1="7.454cm" svg:y1="18.843cm" svg:x2="8.566cm" svg:y2="16.742cm" draw:start-shape="id12" draw:start-glue-point="4" draw:end-shape="id10" draw:end-glue-point="8" svg:d="M7454 18843l1112-2101" svg:viewBox="0 0 1113 2102">
          <text:p/>
        </draw:connector>
        <draw:connector draw:style-name="gr3" draw:text-style-name="P1" draw:layer="layout" draw:type="line" svg:x1="8.566cm" svg:y1="16.742cm" svg:x2="9.659cm" svg:y2="18.843cm" draw:start-shape="id10" draw:start-glue-point="8" draw:end-shape="id8" draw:end-glue-point="4" svg:d="M8566 16742l1093 2101" svg:viewBox="0 0 1094 2102">
          <text:p/>
        </draw:connector>
        <draw:connector draw:style-name="gr2" draw:text-style-name="P1" draw:layer="layout" svg:x1="6.323cm" svg:y1="19.408cm" svg:x2="7.151cm" svg:y2="19.41cm" draw:start-shape="id11" draw:start-glue-point="10" draw:end-shape="id12" draw:end-glue-point="6" svg:d="M6323 19408h414v2h414" svg:viewBox="0 0 829 3">
          <text:p/>
        </draw:connector>
        <draw:custom-shape draw:style-name="gr1" draw:text-style-name="P1" xml:id="id13" draw:id="id13" draw:layer="layout" svg:width="0.605cm" svg:height="1.134cm" svg:x="4.689cm" svg:y="12.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605cm" svg:height="1.133cm" svg:x="6.18cm" svg:y="12.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5.294cm" svg:y1="13.023cm" svg:x2="6.18cm" svg:y2="13.025cm" draw:start-shape="id13" draw:start-glue-point="10" draw:end-shape="id14" draw:end-glue-point="6" svg:d="M5294 13023h443v2h443" svg:viewBox="0 0 887 3">
          <text:p/>
        </draw:connector>
        <draw:connector draw:style-name="gr3" draw:text-style-name="P1" draw:layer="layout" draw:type="line" svg:x1="4.992cm" svg:y1="13.59cm" svg:x2="2.356cm" svg:y2="15.609cm" draw:start-shape="id13" draw:start-glue-point="8" draw:end-shape="id3" draw:end-glue-point="4" svg:d="M4992 13590l-2636 2019" svg:viewBox="0 0 2637 2020">
          <text:p/>
        </draw:connector>
        <draw:connector draw:style-name="gr3" draw:text-style-name="P1" draw:layer="layout" draw:type="line" svg:x1="4.992cm" svg:y1="13.59cm" svg:x2="7.075cm" svg:y2="15.609cm" draw:start-shape="id13" draw:start-glue-point="8" draw:end-shape="id9" draw:end-glue-point="4" svg:d="M4992 13590l2083 2019" svg:viewBox="0 0 2084 2020">
          <text:p/>
        </draw:connector>
        <draw:connector draw:style-name="gr4" draw:text-style-name="P1" draw:layer="layout" draw:type="line" svg:x1="3.848cm" svg:y1="15.609cm" svg:x2="6.483cm" svg:y2="13.591cm" draw:start-shape="id4" draw:start-glue-point="4" draw:end-shape="id14" draw:end-glue-point="8" svg:d="M3848 15609l2635-2018" svg:viewBox="0 0 2636 2019">
          <text:p/>
        </draw:connector>
        <draw:connector draw:style-name="gr3" draw:text-style-name="P1" draw:layer="layout" draw:type="line" svg:x1="6.483cm" svg:y1="13.591cm" svg:x2="8.566cm" svg:y2="15.609cm" draw:start-shape="id14" draw:start-glue-point="8" draw:end-shape="id10" draw:end-glue-point="4" svg:d="M6483 13591l2083 2018" svg:viewBox="0 0 2084 2019">
          <text:p/>
        </draw:connector>
        <draw:custom-shape draw:style-name="gr1" draw:text-style-name="P1" xml:id="id19" draw:id="id19" draw:layer="layout" svg:width="0.605cm" svg:height="1.133cm" svg:x="10.269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605cm" svg:height="1.133cm" svg:x="11.703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605cm" svg:height="1.133cm" svg:x="12.416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605cm" svg:height="1.133cm" svg:x="13.907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3.021cm" svg:y1="19.408cm" svg:x2="13.907cm" svg:y2="19.41cm" draw:start-shape="id15" draw:start-glue-point="10" draw:end-shape="id16" draw:end-glue-point="6" svg:d="M13021 19408h443v2h443" svg:viewBox="0 0 887 3">
          <text:p/>
        </draw:connector>
        <draw:custom-shape draw:style-name="gr1" draw:text-style-name="P1" xml:id="id17" draw:id="id17" draw:layer="layout" svg:width="0.605cm" svg:height="1.133cm" svg:x="11.324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605cm" svg:height="1.133cm" svg:x="12.81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1.929cm" svg:y1="16.176cm" svg:x2="12.815cm" svg:y2="16.176cm" draw:start-shape="id17" draw:start-glue-point="10" draw:end-shape="id18" draw:end-glue-point="6" svg:d="M11929 16176h886" svg:viewBox="0 0 887 1">
          <text:p/>
        </draw:connector>
        <draw:connector draw:style-name="gr3" draw:text-style-name="P1" draw:layer="layout" draw:type="line" svg:x1="11.627cm" svg:y1="16.742cm" svg:x2="10.572cm" svg:y2="18.841cm" draw:start-shape="id17" draw:start-glue-point="8" draw:end-shape="id19" draw:end-glue-point="4" svg:d="M11627 16742l-1055 2099" svg:viewBox="0 0 1056 2100">
          <text:p/>
        </draw:connector>
        <draw:connector draw:style-name="gr3" draw:text-style-name="P1" draw:layer="layout" draw:type="line" svg:x1="11.627cm" svg:y1="16.742cm" svg:x2="12.719cm" svg:y2="18.841cm" draw:start-shape="id17" draw:start-glue-point="8" draw:end-shape="id15" draw:end-glue-point="4" svg:d="M11627 16742l1092 2099" svg:viewBox="0 0 1093 2100">
          <text:p/>
        </draw:connector>
        <draw:connector draw:style-name="gr4" draw:text-style-name="P1" draw:layer="layout" draw:type="line" svg:x1="12.006cm" svg:y1="18.843cm" svg:x2="13.118cm" svg:y2="16.742cm" draw:start-shape="id20" draw:start-glue-point="4" draw:end-shape="id18" draw:end-glue-point="8" svg:d="M12006 18843l1112-2101" svg:viewBox="0 0 1113 2102">
          <text:p/>
        </draw:connector>
        <draw:connector draw:style-name="gr3" draw:text-style-name="P1" draw:layer="layout" draw:type="line" svg:x1="13.118cm" svg:y1="16.742cm" svg:x2="14.21cm" svg:y2="18.843cm" draw:start-shape="id18" draw:start-glue-point="8" draw:end-shape="id16" draw:end-glue-point="4" svg:d="M13118 16742l1092 2101" svg:viewBox="0 0 1093 2102">
          <text:p/>
        </draw:connector>
        <draw:connector draw:style-name="gr2" draw:text-style-name="P1" draw:layer="layout" svg:x1="10.874cm" svg:y1="19.408cm" svg:x2="11.703cm" svg:y2="19.41cm" draw:start-shape="id19" draw:start-glue-point="10" draw:end-shape="id20" draw:end-glue-point="6" svg:d="M10874 19408h414v2h415" svg:viewBox="0 0 830 3">
          <text:p/>
        </draw:connector>
        <draw:custom-shape draw:style-name="gr1" draw:text-style-name="P1" xml:id="id25" draw:id="id25" draw:layer="layout" svg:width="0.605cm" svg:height="1.133cm" svg:x="15.061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6" draw:id="id26" draw:layer="layout" svg:width="0.605cm" svg:height="1.133cm" svg:x="16.494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1" draw:id="id21" draw:layer="layout" svg:width="0.605cm" svg:height="1.133cm" svg:x="17.208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2" draw:id="id22" draw:layer="layout" svg:width="0.605cm" svg:height="1.133cm" svg:x="18.699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7.813cm" svg:y1="19.408cm" svg:x2="18.699cm" svg:y2="19.41cm" draw:start-shape="id21" draw:start-glue-point="10" draw:end-shape="id22" draw:end-glue-point="6" svg:d="M17813 19408h443v2h443" svg:viewBox="0 0 887 3">
          <text:p/>
        </draw:connector>
        <draw:custom-shape draw:style-name="gr1" draw:text-style-name="P1" xml:id="id23" draw:id="id23" draw:layer="layout" svg:width="0.605cm" svg:height="1.133cm" svg:x="16.11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4" draw:id="id24" draw:layer="layout" svg:width="0.605cm" svg:height="1.133cm" svg:x="17.607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6.72cm" svg:y1="16.176cm" svg:x2="17.607cm" svg:y2="16.176cm" draw:start-shape="id23" draw:start-glue-point="10" draw:end-shape="id24" draw:end-glue-point="6" svg:d="M16720 16176h887" svg:viewBox="0 0 888 1">
          <text:p/>
        </draw:connector>
        <draw:connector draw:style-name="gr3" draw:text-style-name="P1" draw:layer="layout" draw:type="line" svg:x1="16.418cm" svg:y1="16.742cm" svg:x2="15.364cm" svg:y2="18.841cm" draw:start-shape="id23" draw:start-glue-point="8" draw:end-shape="id25" draw:end-glue-point="4" svg:d="M16418 16742l-1054 2099" svg:viewBox="0 0 1055 2100">
          <text:p/>
        </draw:connector>
        <draw:connector draw:style-name="gr3" draw:text-style-name="P1" draw:layer="layout" draw:type="line" svg:x1="16.418cm" svg:y1="16.742cm" svg:x2="17.511cm" svg:y2="18.841cm" draw:start-shape="id23" draw:start-glue-point="8" draw:end-shape="id21" draw:end-glue-point="4" svg:d="M16418 16742l1093 2099" svg:viewBox="0 0 1094 2100">
          <text:p/>
        </draw:connector>
        <draw:connector draw:style-name="gr4" draw:text-style-name="P1" draw:layer="layout" draw:type="line" svg:x1="16.797cm" svg:y1="18.843cm" svg:x2="17.91cm" svg:y2="16.742cm" draw:start-shape="id26" draw:start-glue-point="4" draw:end-shape="id24" draw:end-glue-point="8" svg:d="M16797 18843l1113-2101" svg:viewBox="0 0 1114 2102">
          <text:p/>
        </draw:connector>
        <draw:connector draw:style-name="gr3" draw:text-style-name="P1" draw:layer="layout" draw:type="line" svg:x1="17.91cm" svg:y1="16.742cm" svg:x2="19.002cm" svg:y2="18.843cm" draw:start-shape="id24" draw:start-glue-point="8" draw:end-shape="id22" draw:end-glue-point="4" svg:d="M17910 16742l1092 2101" svg:viewBox="0 0 1093 2102">
          <text:p/>
        </draw:connector>
        <draw:connector draw:style-name="gr2" draw:text-style-name="P1" draw:layer="layout" svg:x1="15.666cm" svg:y1="19.408cm" svg:x2="16.494cm" svg:y2="19.41cm" draw:start-shape="id25" draw:start-glue-point="10" draw:end-shape="id26" draw:end-glue-point="6" svg:d="M15666 19408h414v2h414" svg:viewBox="0 0 829 3">
          <text:p/>
        </draw:connector>
        <draw:custom-shape draw:style-name="gr1" draw:text-style-name="P1" xml:id="id27" draw:id="id27" draw:layer="layout" svg:width="0.605cm" svg:height="1.134cm" svg:x="13.832cm" svg:y="12.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8" draw:id="id28" draw:layer="layout" svg:width="0.603cm" svg:height="1.133cm" svg:x="15.325cm" svg:y="12.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4.437cm" svg:y1="13.023cm" svg:x2="15.325cm" svg:y2="13.025cm" draw:start-shape="id27" draw:start-glue-point="10" draw:end-shape="id28" draw:end-glue-point="6" svg:d="M14437 13023h444v2h444" svg:viewBox="0 0 889 3">
          <text:p/>
        </draw:connector>
        <draw:connector draw:style-name="gr3" draw:text-style-name="P1" draw:layer="layout" draw:type="line" svg:x1="14.135cm" svg:y1="13.59cm" svg:x2="11.627cm" svg:y2="15.609cm" draw:start-shape="id27" draw:start-glue-point="8" draw:end-shape="id17" draw:end-glue-point="4" svg:d="M14135 13590l-2508 2019" svg:viewBox="0 0 2509 2020">
          <text:p/>
        </draw:connector>
        <draw:connector draw:style-name="gr3" draw:text-style-name="P1" draw:layer="layout" draw:type="line" svg:x1="14.135cm" svg:y1="13.59cm" svg:x2="16.418cm" svg:y2="15.609cm" draw:start-shape="id27" draw:start-glue-point="8" draw:end-shape="id23" draw:end-glue-point="4" svg:d="M14135 13590l2283 2019" svg:viewBox="0 0 2284 2020">
          <text:p/>
        </draw:connector>
        <draw:connector draw:style-name="gr4" draw:text-style-name="P1" draw:layer="layout" draw:type="line" svg:x1="13.118cm" svg:y1="15.609cm" svg:x2="15.627cm" svg:y2="13.591cm" draw:start-shape="id18" draw:start-glue-point="4" draw:end-shape="id28" draw:end-glue-point="8" svg:d="M13118 15609l2509-2018" svg:viewBox="0 0 2510 2019">
          <text:p/>
        </draw:connector>
        <draw:connector draw:style-name="gr3" draw:text-style-name="P1" draw:layer="layout" draw:type="line" svg:x1="15.627cm" svg:y1="13.591cm" svg:x2="17.91cm" svg:y2="15.609cm" draw:start-shape="id28" draw:start-glue-point="8" draw:end-shape="id24" draw:end-glue-point="4" svg:d="M15627 13591l2283 2018" svg:viewBox="0 0 2284 2019">
          <text:p/>
        </draw:connector>
        <draw:custom-shape draw:style-name="gr1" draw:text-style-name="P1" xml:id="id29" draw:id="id29" draw:layer="layout" svg:width="0.605cm" svg:height="1.133cm" svg:x="9.38cm" svg:y="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0" draw:id="id30" draw:layer="layout" svg:width="0.605cm" svg:height="1.133cm" svg:x="10.872cm" svg:y="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9.985cm" svg:y1="8.695cm" svg:x2="10.872cm" svg:y2="8.697cm" draw:start-shape="id29" draw:start-glue-point="10" draw:end-shape="id30" draw:end-glue-point="6" svg:d="M9985 8695h443v2h444" svg:viewBox="0 0 888 3">
          <text:p/>
        </draw:connector>
        <draw:connector draw:style-name="gr3" draw:text-style-name="P1" draw:layer="layout" draw:type="line" svg:x1="9.683cm" svg:y1="9.261cm" svg:x2="4.992cm" svg:y2="12.456cm" draw:start-shape="id29" draw:start-glue-point="8" draw:end-shape="id13" draw:end-glue-point="4" svg:d="M9683 9261l-4691 3195" svg:viewBox="0 0 4692 3196">
          <text:p/>
        </draw:connector>
        <draw:connector draw:style-name="gr3" draw:text-style-name="P1" draw:layer="layout" draw:type="line" svg:x1="9.683cm" svg:y1="9.261cm" svg:x2="14.135cm" svg:y2="12.456cm" draw:start-shape="id29" draw:start-glue-point="8" draw:end-shape="id27" draw:end-glue-point="4" svg:d="M9683 9261l4452 3195" svg:viewBox="0 0 4453 3196">
          <text:p/>
        </draw:connector>
        <draw:connector draw:style-name="gr4" draw:text-style-name="P1" draw:layer="layout" draw:type="line" svg:x1="6.483cm" svg:y1="12.458cm" svg:x2="11.175cm" svg:y2="9.263cm" draw:start-shape="id14" draw:start-glue-point="4" draw:end-shape="id30" draw:end-glue-point="8" svg:d="M6483 12458l4692-3195" svg:viewBox="0 0 4693 3196">
          <text:p/>
        </draw:connector>
        <draw:connector draw:style-name="gr3" draw:text-style-name="P1" draw:layer="layout" draw:type="line" svg:x1="11.175cm" svg:y1="9.263cm" svg:x2="15.84cm" svg:y2="12.624cm" draw:start-shape="id30" draw:start-glue-point="8" draw:end-shape="id28" draw:end-glue-point="11" svg:d="M11175 9263l4665 3361" svg:viewBox="0 0 4666 3362">
          <text:p/>
        </draw:connector>
        <draw:custom-shape draw:style-name="gr1" draw:text-style-name="P1" xml:id="id31" draw:id="id31" draw:layer="layout" svg:width="0.605cm" svg:height="1.133cm" svg:x="0cm" svg:y="4.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2" draw:id="id32" draw:layer="layout" svg:width="0.605cm" svg:height="1.133cm" svg:x="1.492cm" svg:y="4.8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0.605cm" svg:y1="5.393cm" svg:x2="1.492cm" svg:y2="5.395cm" draw:start-shape="id31" draw:start-glue-point="10" draw:end-shape="id32" draw:end-glue-point="6" svg:d="M605 5393h443v2h444" svg:viewBox="0 0 888 3">
          <text:p/>
        </draw:connector>
        <draw:connector draw:style-name="gr3" draw:text-style-name="P1" draw:layer="layout" draw:type="line" svg:x1="0.303cm" svg:y1="5.959cm" svg:x2="9.683cm" svg:y2="8.128cm" draw:start-shape="id31" draw:start-glue-point="8" draw:end-shape="id29" draw:end-glue-point="4" svg:d="M303 5959l9380 2169" svg:viewBox="0 0 9381 2170">
          <text:p/>
        </draw:connector>
        <draw:connector draw:style-name="gr4" draw:text-style-name="P1" draw:layer="layout" draw:type="line" svg:x1="11.175cm" svg:y1="8.13cm" svg:x2="1.795cm" svg:y2="5.961cm" draw:start-shape="id30" draw:start-glue-point="4" draw:end-shape="id32" draw:end-glue-point="8" svg:d="M11175 8130l-9380-2169" svg:viewBox="0 0 9381 2170">
          <text:p/>
        </draw:connector>
        <draw:connector draw:style-name="gr5" draw:text-style-name="P1" draw:layer="layout" draw:type="line" svg:x1="1.795cm" svg:y1="5.961cm" svg:x2="-1.085cm" svg:y2="6.773cm" draw:start-shape="id32" draw:start-glue-point="8" svg:d="M1795 5961l-2880 812" svg:viewBox="0 0 2881 813">
          <text:p/>
        </draw:connector>
        <draw:connector draw:style-name="gr5" draw:text-style-name="P1" draw:layer="layout" draw:type="line" svg:x1="0.303cm" svg:y1="5.959cm" svg:x2="-1.693cm" svg:y2="6.508cm" draw:start-shape="id31" draw:start-glue-point="8" svg:d="M303 5959l-1996 549" svg:viewBox="0 0 1997 550">
          <text:p/>
        </draw:connector>
        <draw:connector draw:style-name="gr6" draw:text-style-name="P1" draw:layer="layout" draw:type="line" svg:x1="-2.143cm" svg:y1="2.249cm" svg:x2="0.303cm" svg:y2="4.826cm" draw:end-shape="id31" draw:end-glue-point="4" svg:d="M-2143 2249l2446 2577" svg:viewBox="0 0 2447 2578">
          <text:p/>
        </draw:connector>
        <draw:connector draw:style-name="gr6" draw:text-style-name="P1" draw:layer="layout" draw:type="line" svg:x1="-1.032cm" svg:y1="1.984cm" svg:x2="1.795cm" svg:y2="4.828cm" draw:end-shape="id32" draw:end-glue-point="4" svg:d="M-1032 1984l2827 2844" svg:viewBox="0 0 2828 2845">
          <text:p/>
        </draw:connector>
        <presentation:notes draw:style-name="dp2">
          <draw:page-thumbnail draw:style-name="gr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custom-shape draw:style-name="gr8" draw:text-style-name="P1" xml:id="id37" draw:id="id37" draw:layer="Layout" svg:width="0.605cm" svg:height="1.133cm" svg:x="0.926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38" draw:id="id38" draw:layer="Layout" svg:width="0.605cm" svg:height="1.133cm" svg:x="2.359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33" draw:id="id33" draw:layer="Layout" svg:width="0.605cm" svg:height="1.133cm" svg:x="3.073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34" draw:id="id34" draw:layer="Layout" svg:width="0.605cm" svg:height="1.133cm" svg:x="4.564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3.678cm" svg:y1="19.408cm" svg:x2="4.564cm" svg:y2="19.41cm" draw:start-shape="id33" draw:start-glue-point="10" draw:end-shape="id34" draw:end-glue-point="6" svg:d="M3678 19408h443v2h443" svg:viewBox="0 0 887 3">
          <text:p/>
        </draw:connector>
        <draw:custom-shape draw:style-name="gr8" draw:text-style-name="P1" xml:id="id35" draw:id="id35" draw:layer="Layout" svg:width="0.605cm" svg:height="1.133cm" svg:x="2.053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36" draw:id="id36" draw:layer="Layout" svg:width="0.605cm" svg:height="1.133cm" svg:x="3.54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2.658cm" svg:y1="16.176cm" svg:x2="3.545cm" svg:y2="16.176cm" draw:start-shape="id35" draw:start-glue-point="10" draw:end-shape="id36" draw:end-glue-point="6" svg:d="M2658 16176h887" svg:viewBox="0 0 888 1">
          <text:p/>
        </draw:connector>
        <draw:connector draw:style-name="gr3" draw:text-style-name="P1" draw:layer="layout" draw:type="line" svg:x1="2.356cm" svg:y1="16.742cm" svg:x2="1.229cm" svg:y2="18.841cm" draw:start-shape="id35" draw:start-glue-point="8" draw:end-shape="id37" draw:end-glue-point="4" svg:d="M2356 16742l-1127 2099" svg:viewBox="0 0 1128 2100">
          <text:p/>
        </draw:connector>
        <draw:connector draw:style-name="gr3" draw:text-style-name="P1" draw:layer="layout" draw:type="line" svg:x1="2.356cm" svg:y1="16.742cm" svg:x2="3.376cm" svg:y2="18.841cm" draw:start-shape="id35" draw:start-glue-point="8" draw:end-shape="id33" draw:end-glue-point="4" svg:d="M2356 16742l1020 2099" svg:viewBox="0 0 1021 2100">
          <text:p/>
        </draw:connector>
        <draw:connector draw:style-name="gr4" draw:text-style-name="P1" draw:layer="layout" draw:type="line" svg:x1="2.662cm" svg:y1="18.843cm" svg:x2="3.848cm" svg:y2="16.742cm" draw:start-shape="id38" draw:start-glue-point="4" draw:end-shape="id36" draw:end-glue-point="8" svg:d="M2662 18843l1186-2101" svg:viewBox="0 0 1187 2102">
          <text:p/>
        </draw:connector>
        <draw:connector draw:style-name="gr3" draw:text-style-name="P1" draw:layer="layout" draw:type="line" svg:x1="3.848cm" svg:y1="16.742cm" svg:x2="4.867cm" svg:y2="18.843cm" draw:start-shape="id36" draw:start-glue-point="8" draw:end-shape="id34" draw:end-glue-point="4" svg:d="M3848 16742l1019 2101" svg:viewBox="0 0 1020 2102">
          <text:p/>
        </draw:connector>
        <draw:connector draw:style-name="gr2" draw:text-style-name="P1" draw:layer="layout" svg:x1="1.531cm" svg:y1="19.408cm" svg:x2="2.359cm" svg:y2="19.41cm" draw:start-shape="id37" draw:start-glue-point="10" draw:end-shape="id38" draw:end-glue-point="6" svg:d="M1531 19408h414v2h414" svg:viewBox="0 0 829 3">
          <text:p/>
        </draw:connector>
        <draw:custom-shape draw:style-name="gr8" draw:text-style-name="P1" xml:id="id43" draw:id="id43" draw:layer="Layout" svg:width="0.605cm" svg:height="1.133cm" svg:x="5.718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44" draw:id="id44" draw:layer="Layout" svg:width="0.605cm" svg:height="1.133cm" svg:x="7.151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39" draw:id="id39" draw:layer="Layout" svg:width="0.605cm" svg:height="1.133cm" svg:x="7.864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40" draw:id="id40" draw:layer="Layout" svg:width="0.605cm" svg:height="1.133cm" svg:x="9.356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8.469cm" svg:y1="19.408cm" svg:x2="9.356cm" svg:y2="19.41cm" draw:start-shape="id39" draw:start-glue-point="10" draw:end-shape="id40" draw:end-glue-point="6" svg:d="M8469 19408h443v2h444" svg:viewBox="0 0 888 3">
          <text:p/>
        </draw:connector>
        <draw:custom-shape draw:style-name="gr8" draw:text-style-name="P1" xml:id="id41" draw:id="id41" draw:layer="Layout" svg:width="0.605cm" svg:height="1.133cm" svg:x="6.772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42" draw:id="id42" draw:layer="Layout" svg:width="0.605cm" svg:height="1.133cm" svg:x="8.263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7.377cm" svg:y1="16.176cm" svg:x2="8.263cm" svg:y2="16.176cm" draw:start-shape="id41" draw:start-glue-point="10" draw:end-shape="id42" draw:end-glue-point="6" svg:d="M7377 16176h886" svg:viewBox="0 0 887 1">
          <text:p/>
        </draw:connector>
        <draw:connector draw:style-name="gr3" draw:text-style-name="P1" draw:layer="layout" draw:type="line" svg:x1="7.075cm" svg:y1="16.742cm" svg:x2="6.021cm" svg:y2="18.841cm" draw:start-shape="id41" draw:start-glue-point="8" draw:end-shape="id43" draw:end-glue-point="4" svg:d="M7075 16742l-1054 2099" svg:viewBox="0 0 1055 2100">
          <text:p/>
        </draw:connector>
        <draw:connector draw:style-name="gr3" draw:text-style-name="P1" draw:layer="layout" draw:type="line" svg:x1="7.075cm" svg:y1="16.742cm" svg:x2="8.167cm" svg:y2="18.841cm" draw:start-shape="id41" draw:start-glue-point="8" draw:end-shape="id39" draw:end-glue-point="4" svg:d="M7075 16742l1092 2099" svg:viewBox="0 0 1093 2100">
          <text:p/>
        </draw:connector>
        <draw:connector draw:style-name="gr4" draw:text-style-name="P1" draw:layer="layout" draw:type="line" svg:x1="7.454cm" svg:y1="18.843cm" svg:x2="8.566cm" svg:y2="16.742cm" draw:start-shape="id44" draw:start-glue-point="4" draw:end-shape="id42" draw:end-glue-point="8" svg:d="M7454 18843l1112-2101" svg:viewBox="0 0 1113 2102">
          <text:p/>
        </draw:connector>
        <draw:connector draw:style-name="gr3" draw:text-style-name="P1" draw:layer="layout" draw:type="line" svg:x1="8.566cm" svg:y1="16.742cm" svg:x2="9.659cm" svg:y2="18.843cm" draw:start-shape="id42" draw:start-glue-point="8" draw:end-shape="id40" draw:end-glue-point="4" svg:d="M8566 16742l1093 2101" svg:viewBox="0 0 1094 2102">
          <text:p/>
        </draw:connector>
        <draw:connector draw:style-name="gr2" draw:text-style-name="P1" draw:layer="layout" svg:x1="6.323cm" svg:y1="19.408cm" svg:x2="7.151cm" svg:y2="19.41cm" draw:start-shape="id43" draw:start-glue-point="10" draw:end-shape="id44" draw:end-glue-point="6" svg:d="M6323 19408h414v2h414" svg:viewBox="0 0 829 3">
          <text:p/>
        </draw:connector>
        <draw:custom-shape draw:style-name="gr8" draw:text-style-name="P1" xml:id="id45" draw:id="id45" draw:layer="Layout" svg:width="0.605cm" svg:height="1.134cm" svg:x="4.689cm" svg:y="12.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46" draw:id="id46" draw:layer="Layout" svg:width="0.605cm" svg:height="1.133cm" svg:x="6.18cm" svg:y="12.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5.294cm" svg:y1="13.023cm" svg:x2="6.18cm" svg:y2="13.025cm" draw:start-shape="id45" draw:start-glue-point="10" draw:end-shape="id46" draw:end-glue-point="6" svg:d="M5294 13023h443v2h443" svg:viewBox="0 0 887 3">
          <text:p/>
        </draw:connector>
        <draw:connector draw:style-name="gr3" draw:text-style-name="P1" draw:layer="layout" draw:type="line" svg:x1="4.992cm" svg:y1="13.59cm" svg:x2="2.356cm" svg:y2="15.609cm" draw:start-shape="id45" draw:start-glue-point="8" draw:end-shape="id35" draw:end-glue-point="4" svg:d="M4992 13590l-2636 2019" svg:viewBox="0 0 2637 2020">
          <text:p/>
        </draw:connector>
        <draw:connector draw:style-name="gr3" draw:text-style-name="P1" draw:layer="layout" draw:type="line" svg:x1="4.992cm" svg:y1="13.59cm" svg:x2="7.075cm" svg:y2="15.609cm" draw:start-shape="id45" draw:start-glue-point="8" draw:end-shape="id41" draw:end-glue-point="4" svg:d="M4992 13590l2083 2019" svg:viewBox="0 0 2084 2020">
          <text:p/>
        </draw:connector>
        <draw:connector draw:style-name="gr4" draw:text-style-name="P1" draw:layer="layout" draw:type="line" svg:x1="3.848cm" svg:y1="15.609cm" svg:x2="6.483cm" svg:y2="13.591cm" draw:start-shape="id36" draw:start-glue-point="4" draw:end-shape="id46" draw:end-glue-point="8" svg:d="M3848 15609l2635-2018" svg:viewBox="0 0 2636 2019">
          <text:p/>
        </draw:connector>
        <draw:connector draw:style-name="gr3" draw:text-style-name="P1" draw:layer="layout" draw:type="line" svg:x1="6.483cm" svg:y1="13.591cm" svg:x2="8.566cm" svg:y2="15.609cm" draw:start-shape="id46" draw:start-glue-point="8" draw:end-shape="id42" draw:end-glue-point="4" svg:d="M6483 13591l2083 2018" svg:viewBox="0 0 2084 2019">
          <text:p/>
        </draw:connector>
        <draw:custom-shape draw:style-name="gr8" draw:text-style-name="P1" xml:id="id51" draw:id="id51" draw:layer="Layout" svg:width="0.605cm" svg:height="1.133cm" svg:x="10.269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52" draw:id="id52" draw:layer="Layout" svg:width="0.605cm" svg:height="1.133cm" svg:x="11.703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47" draw:id="id47" draw:layer="Layout" svg:width="0.605cm" svg:height="1.133cm" svg:x="12.416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48" draw:id="id48" draw:layer="Layout" svg:width="0.605cm" svg:height="1.133cm" svg:x="13.907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3.021cm" svg:y1="19.408cm" svg:x2="13.907cm" svg:y2="19.41cm" draw:start-shape="id47" draw:start-glue-point="10" draw:end-shape="id48" draw:end-glue-point="6" svg:d="M13021 19408h443v2h443" svg:viewBox="0 0 887 3">
          <text:p/>
        </draw:connector>
        <draw:custom-shape draw:style-name="gr8" draw:text-style-name="P1" xml:id="id49" draw:id="id49" draw:layer="Layout" svg:width="0.605cm" svg:height="1.133cm" svg:x="11.324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50" draw:id="id50" draw:layer="Layout" svg:width="0.605cm" svg:height="1.133cm" svg:x="12.81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1.929cm" svg:y1="16.176cm" svg:x2="12.815cm" svg:y2="16.176cm" draw:start-shape="id49" draw:start-glue-point="10" draw:end-shape="id50" draw:end-glue-point="6" svg:d="M11929 16176h886" svg:viewBox="0 0 887 1">
          <text:p/>
        </draw:connector>
        <draw:connector draw:style-name="gr3" draw:text-style-name="P1" draw:layer="layout" draw:type="line" svg:x1="11.627cm" svg:y1="16.742cm" svg:x2="10.572cm" svg:y2="18.841cm" draw:start-shape="id49" draw:start-glue-point="8" draw:end-shape="id51" draw:end-glue-point="4" svg:d="M11627 16742l-1055 2099" svg:viewBox="0 0 1056 2100">
          <text:p/>
        </draw:connector>
        <draw:connector draw:style-name="gr3" draw:text-style-name="P1" draw:layer="layout" draw:type="line" svg:x1="11.627cm" svg:y1="16.742cm" svg:x2="12.719cm" svg:y2="18.841cm" draw:start-shape="id49" draw:start-glue-point="8" draw:end-shape="id47" draw:end-glue-point="4" svg:d="M11627 16742l1092 2099" svg:viewBox="0 0 1093 2100">
          <text:p/>
        </draw:connector>
        <draw:connector draw:style-name="gr4" draw:text-style-name="P1" draw:layer="layout" draw:type="line" svg:x1="12.006cm" svg:y1="18.843cm" svg:x2="13.118cm" svg:y2="16.742cm" draw:start-shape="id52" draw:start-glue-point="4" draw:end-shape="id50" draw:end-glue-point="8" svg:d="M12006 18843l1112-2101" svg:viewBox="0 0 1113 2102">
          <text:p/>
        </draw:connector>
        <draw:connector draw:style-name="gr3" draw:text-style-name="P1" draw:layer="layout" draw:type="line" svg:x1="13.118cm" svg:y1="16.742cm" svg:x2="14.21cm" svg:y2="18.843cm" draw:start-shape="id50" draw:start-glue-point="8" draw:end-shape="id48" draw:end-glue-point="4" svg:d="M13118 16742l1092 2101" svg:viewBox="0 0 1093 2102">
          <text:p/>
        </draw:connector>
        <draw:connector draw:style-name="gr2" draw:text-style-name="P1" draw:layer="layout" svg:x1="10.874cm" svg:y1="19.408cm" svg:x2="11.703cm" svg:y2="19.41cm" draw:start-shape="id51" draw:start-glue-point="10" draw:end-shape="id52" draw:end-glue-point="6" svg:d="M10874 19408h414v2h415" svg:viewBox="0 0 830 3">
          <text:p/>
        </draw:connector>
        <draw:custom-shape draw:style-name="gr8" draw:text-style-name="P1" xml:id="id57" draw:id="id57" draw:layer="Layout" svg:width="0.605cm" svg:height="1.133cm" svg:x="15.061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58" draw:id="id58" draw:layer="Layout" svg:width="0.605cm" svg:height="1.133cm" svg:x="16.494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53" draw:id="id53" draw:layer="Layout" svg:width="0.605cm" svg:height="1.133cm" svg:x="17.208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54" draw:id="id54" draw:layer="Layout" svg:width="0.605cm" svg:height="1.133cm" svg:x="18.699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7.813cm" svg:y1="19.408cm" svg:x2="18.699cm" svg:y2="19.41cm" draw:start-shape="id53" draw:start-glue-point="10" draw:end-shape="id54" draw:end-glue-point="6" svg:d="M17813 19408h443v2h443" svg:viewBox="0 0 887 3">
          <text:p/>
        </draw:connector>
        <draw:custom-shape draw:style-name="gr8" draw:text-style-name="P1" xml:id="id55" draw:id="id55" draw:layer="Layout" svg:width="0.605cm" svg:height="1.133cm" svg:x="16.11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56" draw:id="id56" draw:layer="Layout" svg:width="0.605cm" svg:height="1.133cm" svg:x="17.607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6.72cm" svg:y1="16.176cm" svg:x2="17.607cm" svg:y2="16.176cm" draw:start-shape="id55" draw:start-glue-point="10" draw:end-shape="id56" draw:end-glue-point="6" svg:d="M16720 16176h887" svg:viewBox="0 0 888 1">
          <text:p/>
        </draw:connector>
        <draw:connector draw:style-name="gr3" draw:text-style-name="P1" draw:layer="layout" draw:type="line" svg:x1="16.418cm" svg:y1="16.742cm" svg:x2="15.364cm" svg:y2="18.841cm" draw:start-shape="id55" draw:start-glue-point="8" draw:end-shape="id57" draw:end-glue-point="4" svg:d="M16418 16742l-1054 2099" svg:viewBox="0 0 1055 2100">
          <text:p/>
        </draw:connector>
        <draw:connector draw:style-name="gr3" draw:text-style-name="P1" draw:layer="layout" draw:type="line" svg:x1="16.418cm" svg:y1="16.742cm" svg:x2="17.511cm" svg:y2="18.841cm" draw:start-shape="id55" draw:start-glue-point="8" draw:end-shape="id53" draw:end-glue-point="4" svg:d="M16418 16742l1093 2099" svg:viewBox="0 0 1094 2100">
          <text:p/>
        </draw:connector>
        <draw:connector draw:style-name="gr4" draw:text-style-name="P1" draw:layer="layout" draw:type="line" svg:x1="16.797cm" svg:y1="18.843cm" svg:x2="17.91cm" svg:y2="16.742cm" draw:start-shape="id58" draw:start-glue-point="4" draw:end-shape="id56" draw:end-glue-point="8" svg:d="M16797 18843l1113-2101" svg:viewBox="0 0 1114 2102">
          <text:p/>
        </draw:connector>
        <draw:connector draw:style-name="gr3" draw:text-style-name="P1" draw:layer="layout" draw:type="line" svg:x1="17.91cm" svg:y1="16.742cm" svg:x2="19.002cm" svg:y2="18.843cm" draw:start-shape="id56" draw:start-glue-point="8" draw:end-shape="id54" draw:end-glue-point="4" svg:d="M17910 16742l1092 2101" svg:viewBox="0 0 1093 2102">
          <text:p/>
        </draw:connector>
        <draw:connector draw:style-name="gr2" draw:text-style-name="P1" draw:layer="layout" svg:x1="15.666cm" svg:y1="19.408cm" svg:x2="16.494cm" svg:y2="19.41cm" draw:start-shape="id57" draw:start-glue-point="10" draw:end-shape="id58" draw:end-glue-point="6" svg:d="M15666 19408h414v2h414" svg:viewBox="0 0 829 3">
          <text:p/>
        </draw:connector>
        <draw:custom-shape draw:style-name="gr8" draw:text-style-name="P1" xml:id="id59" draw:id="id59" draw:layer="Layout" svg:width="0.605cm" svg:height="1.134cm" svg:x="13.832cm" svg:y="12.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60" draw:id="id60" draw:layer="Layout" svg:width="0.603cm" svg:height="1.133cm" svg:x="15.325cm" svg:y="12.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4.437cm" svg:y1="13.023cm" svg:x2="15.325cm" svg:y2="13.025cm" draw:start-shape="id59" draw:start-glue-point="10" draw:end-shape="id60" draw:end-glue-point="6" svg:d="M14437 13023h444v2h444" svg:viewBox="0 0 889 3">
          <text:p/>
        </draw:connector>
        <draw:connector draw:style-name="gr3" draw:text-style-name="P1" draw:layer="layout" draw:type="line" svg:x1="14.135cm" svg:y1="13.59cm" svg:x2="11.627cm" svg:y2="15.609cm" draw:start-shape="id59" draw:start-glue-point="8" draw:end-shape="id49" draw:end-glue-point="4" svg:d="M14135 13590l-2508 2019" svg:viewBox="0 0 2509 2020">
          <text:p/>
        </draw:connector>
        <draw:connector draw:style-name="gr3" draw:text-style-name="P1" draw:layer="layout" draw:type="line" svg:x1="14.135cm" svg:y1="13.59cm" svg:x2="16.418cm" svg:y2="15.609cm" draw:start-shape="id59" draw:start-glue-point="8" draw:end-shape="id55" draw:end-glue-point="4" svg:d="M14135 13590l2283 2019" svg:viewBox="0 0 2284 2020">
          <text:p/>
        </draw:connector>
        <draw:connector draw:style-name="gr4" draw:text-style-name="P1" draw:layer="layout" draw:type="line" svg:x1="13.118cm" svg:y1="15.609cm" svg:x2="15.627cm" svg:y2="13.591cm" draw:start-shape="id50" draw:start-glue-point="4" draw:end-shape="id60" draw:end-glue-point="8" svg:d="M13118 15609l2509-2018" svg:viewBox="0 0 2510 2019">
          <text:p/>
        </draw:connector>
        <draw:connector draw:style-name="gr3" draw:text-style-name="P1" draw:layer="layout" draw:type="line" svg:x1="15.627cm" svg:y1="13.591cm" svg:x2="17.91cm" svg:y2="15.609cm" draw:start-shape="id60" draw:start-glue-point="8" draw:end-shape="id56" draw:end-glue-point="4" svg:d="M15627 13591l2283 2018" svg:viewBox="0 0 2284 2019">
          <text:p/>
        </draw:connector>
        <draw:custom-shape draw:style-name="gr8" draw:text-style-name="P1" xml:id="id61" draw:id="id61" draw:layer="Layout" svg:width="0.605cm" svg:height="1.133cm" svg:x="9.38cm" svg:y="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9.683cm" svg:y1="9.261cm" svg:x2="4.992cm" svg:y2="12.456cm" draw:start-shape="id61" draw:start-glue-point="8" draw:end-shape="id45" draw:end-glue-point="4" svg:d="M9683 9261l-4691 3195" svg:viewBox="0 0 4692 3196">
          <text:p/>
        </draw:connector>
        <draw:connector draw:style-name="gr3" draw:text-style-name="P1" draw:layer="layout" draw:type="line" svg:x1="9.683cm" svg:y1="9.261cm" svg:x2="14.135cm" svg:y2="12.456cm" draw:start-shape="id61" draw:start-glue-point="8" draw:end-shape="id59" draw:end-glue-point="4" svg:d="M9683 9261l4452 3195" svg:viewBox="0 0 4453 3196">
          <text:p/>
        </draw:connector>
        <draw:custom-shape draw:style-name="gr8" draw:text-style-name="P1" xml:id="id62" draw:id="id62" draw:layer="Layout" svg:width="0.605cm" svg:height="1.133cm" svg:x="0cm" svg:y="4.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63" draw:id="id63" draw:layer="Layout" svg:width="0.605cm" svg:height="1.133cm" svg:x="1.492cm" svg:y="4.8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0.605cm" svg:y1="5.393cm" svg:x2="1.492cm" svg:y2="5.395cm" draw:start-shape="id62" draw:start-glue-point="10" draw:end-shape="id63" draw:end-glue-point="6" svg:d="M605 5393h443v2h444" svg:viewBox="0 0 888 3">
          <text:p/>
        </draw:connector>
        <draw:connector draw:style-name="gr3" draw:text-style-name="P1" draw:layer="layout" draw:type="line" svg:x1="0.303cm" svg:y1="5.959cm" svg:x2="9.683cm" svg:y2="8.128cm" draw:start-shape="id62" draw:start-glue-point="8" draw:end-shape="id61" draw:end-glue-point="4" svg:d="M303 5959l9380 2169" svg:viewBox="0 0 9381 2170">
          <text:p/>
        </draw:connector>
        <draw:connector draw:style-name="gr5" draw:text-style-name="P1" draw:layer="layout" draw:type="line" svg:x1="1.795cm" svg:y1="5.961cm" svg:x2="-1.085cm" svg:y2="6.773cm" draw:start-shape="id63" draw:start-glue-point="8" svg:d="M1795 5961l-2880 812" svg:viewBox="0 0 2881 813">
          <text:p/>
        </draw:connector>
        <draw:connector draw:style-name="gr5" draw:text-style-name="P1" draw:layer="layout" draw:type="line" svg:x1="0.303cm" svg:y1="5.959cm" svg:x2="-1.693cm" svg:y2="6.508cm" draw:start-shape="id62" draw:start-glue-point="8" svg:d="M303 5959l-1996 549" svg:viewBox="0 0 1997 550">
          <text:p/>
        </draw:connector>
        <draw:connector draw:style-name="gr6" draw:text-style-name="P1" draw:layer="layout" draw:type="line" svg:x1="-2.143cm" svg:y1="2.249cm" svg:x2="0.303cm" svg:y2="4.826cm" draw:end-shape="id62" draw:end-glue-point="4" svg:d="M-2143 2249l2446 2577" svg:viewBox="0 0 2447 2578">
          <text:p/>
        </draw:connector>
        <draw:connector draw:style-name="gr6" draw:text-style-name="P1" draw:layer="layout" draw:type="line" svg:x1="-1.032cm" svg:y1="1.984cm" svg:x2="1.795cm" svg:y2="4.828cm" draw:end-shape="id63" draw:end-glue-point="4" svg:d="M-1032 1984l2827 2844" svg:viewBox="0 0 2828 2845">
          <text:p/>
        </draw:connector>
        <presentation:notes draw:style-name="dp2">
          <draw:page-thumbnail draw:style-name="gr7" draw:layer="layout" svg:width="13.968cm" svg:height="10.476cm" svg:x="3.81cm" svg:y="2.123cm" draw:page-number="2" presentation:class="page"/>
          <draw:frame presentation:style-name="pr1"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custom-shape draw:style-name="gr8" draw:text-style-name="P1" xml:id="id68" draw:id="id68" draw:layer="Layout" svg:width="0.605cm" svg:height="1.133cm" svg:x="0.926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69" draw:id="id69" draw:layer="Layout" svg:width="0.605cm" svg:height="1.133cm" svg:x="2.359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64" draw:id="id64" draw:layer="Layout" svg:width="0.605cm" svg:height="1.133cm" svg:x="3.073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65" draw:id="id65" draw:layer="Layout" svg:width="0.605cm" svg:height="1.133cm" svg:x="4.564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3.678cm" svg:y1="19.408cm" svg:x2="4.564cm" svg:y2="19.41cm" draw:start-shape="id64" draw:start-glue-point="10" draw:end-shape="id65" draw:end-glue-point="6" svg:d="M3678 19408h443v2h443" svg:viewBox="0 0 887 3">
          <text:p/>
        </draw:connector>
        <draw:custom-shape draw:style-name="gr8" draw:text-style-name="P1" xml:id="id66" draw:id="id66" draw:layer="Layout" svg:width="0.605cm" svg:height="1.133cm" svg:x="2.053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67" draw:id="id67" draw:layer="Layout" svg:width="0.605cm" svg:height="1.133cm" svg:x="3.54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2.658cm" svg:y1="16.176cm" svg:x2="3.545cm" svg:y2="16.176cm" draw:start-shape="id66" draw:start-glue-point="10" draw:end-shape="id67" draw:end-glue-point="6" svg:d="M2658 16176h887" svg:viewBox="0 0 888 1">
          <text:p/>
        </draw:connector>
        <draw:connector draw:style-name="gr3" draw:text-style-name="P1" draw:layer="layout" draw:type="line" svg:x1="2.356cm" svg:y1="16.742cm" svg:x2="1.229cm" svg:y2="18.841cm" draw:start-shape="id66" draw:start-glue-point="8" draw:end-shape="id68" draw:end-glue-point="4" svg:d="M2356 16742l-1127 2099" svg:viewBox="0 0 1128 2100">
          <text:p/>
        </draw:connector>
        <draw:connector draw:style-name="gr3" draw:text-style-name="P1" draw:layer="layout" draw:type="line" svg:x1="2.356cm" svg:y1="16.742cm" svg:x2="3.376cm" svg:y2="18.841cm" draw:start-shape="id66" draw:start-glue-point="8" draw:end-shape="id64" draw:end-glue-point="4" svg:d="M2356 16742l1020 2099" svg:viewBox="0 0 1021 2100">
          <text:p/>
        </draw:connector>
        <draw:connector draw:style-name="gr4" draw:text-style-name="P1" draw:layer="layout" draw:type="line" svg:x1="2.662cm" svg:y1="18.843cm" svg:x2="3.848cm" svg:y2="16.742cm" draw:start-shape="id69" draw:start-glue-point="4" draw:end-shape="id67" draw:end-glue-point="8" svg:d="M2662 18843l1186-2101" svg:viewBox="0 0 1187 2102">
          <text:p/>
        </draw:connector>
        <draw:connector draw:style-name="gr3" draw:text-style-name="P1" draw:layer="layout" draw:type="line" svg:x1="3.848cm" svg:y1="16.742cm" svg:x2="4.867cm" svg:y2="18.843cm" draw:start-shape="id67" draw:start-glue-point="8" draw:end-shape="id65" draw:end-glue-point="4" svg:d="M3848 16742l1019 2101" svg:viewBox="0 0 1020 2102">
          <text:p/>
        </draw:connector>
        <draw:connector draw:style-name="gr2" draw:text-style-name="P1" draw:layer="layout" svg:x1="1.531cm" svg:y1="19.408cm" svg:x2="2.359cm" svg:y2="19.41cm" draw:start-shape="id68" draw:start-glue-point="10" draw:end-shape="id69" draw:end-glue-point="6" svg:d="M1531 19408h414v2h414" svg:viewBox="0 0 829 3">
          <text:p/>
        </draw:connector>
        <draw:custom-shape draw:style-name="gr8" draw:text-style-name="P1" xml:id="id74" draw:id="id74" draw:layer="Layout" svg:width="0.605cm" svg:height="1.133cm" svg:x="5.718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75" draw:id="id75" draw:layer="Layout" svg:width="0.605cm" svg:height="1.133cm" svg:x="7.151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70" draw:id="id70" draw:layer="Layout" svg:width="0.605cm" svg:height="1.133cm" svg:x="7.864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71" draw:id="id71" draw:layer="Layout" svg:width="0.605cm" svg:height="1.133cm" svg:x="9.356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8.469cm" svg:y1="19.408cm" svg:x2="9.356cm" svg:y2="19.41cm" draw:start-shape="id70" draw:start-glue-point="10" draw:end-shape="id71" draw:end-glue-point="6" svg:d="M8469 19408h443v2h444" svg:viewBox="0 0 888 3">
          <text:p/>
        </draw:connector>
        <draw:custom-shape draw:style-name="gr8" draw:text-style-name="P1" xml:id="id72" draw:id="id72" draw:layer="Layout" svg:width="0.605cm" svg:height="1.133cm" svg:x="6.772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73" draw:id="id73" draw:layer="Layout" svg:width="0.605cm" svg:height="1.133cm" svg:x="8.263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7.377cm" svg:y1="16.176cm" svg:x2="8.263cm" svg:y2="16.176cm" draw:start-shape="id72" draw:start-glue-point="10" draw:end-shape="id73" draw:end-glue-point="6" svg:d="M7377 16176h886" svg:viewBox="0 0 887 1">
          <text:p/>
        </draw:connector>
        <draw:connector draw:style-name="gr3" draw:text-style-name="P1" draw:layer="layout" draw:type="line" svg:x1="7.075cm" svg:y1="16.742cm" svg:x2="6.021cm" svg:y2="18.841cm" draw:start-shape="id72" draw:start-glue-point="8" draw:end-shape="id74" draw:end-glue-point="4" svg:d="M7075 16742l-1054 2099" svg:viewBox="0 0 1055 2100">
          <text:p/>
        </draw:connector>
        <draw:connector draw:style-name="gr3" draw:text-style-name="P1" draw:layer="layout" draw:type="line" svg:x1="7.075cm" svg:y1="16.742cm" svg:x2="8.167cm" svg:y2="18.841cm" draw:start-shape="id72" draw:start-glue-point="8" draw:end-shape="id70" draw:end-glue-point="4" svg:d="M7075 16742l1092 2099" svg:viewBox="0 0 1093 2100">
          <text:p/>
        </draw:connector>
        <draw:connector draw:style-name="gr4" draw:text-style-name="P1" draw:layer="layout" draw:type="line" svg:x1="7.454cm" svg:y1="18.843cm" svg:x2="8.566cm" svg:y2="16.742cm" draw:start-shape="id75" draw:start-glue-point="4" draw:end-shape="id73" draw:end-glue-point="8" svg:d="M7454 18843l1112-2101" svg:viewBox="0 0 1113 2102">
          <text:p/>
        </draw:connector>
        <draw:connector draw:style-name="gr3" draw:text-style-name="P1" draw:layer="layout" draw:type="line" svg:x1="8.566cm" svg:y1="16.742cm" svg:x2="9.659cm" svg:y2="18.843cm" draw:start-shape="id73" draw:start-glue-point="8" draw:end-shape="id71" draw:end-glue-point="4" svg:d="M8566 16742l1093 2101" svg:viewBox="0 0 1094 2102">
          <text:p/>
        </draw:connector>
        <draw:connector draw:style-name="gr2" draw:text-style-name="P1" draw:layer="layout" svg:x1="6.323cm" svg:y1="19.408cm" svg:x2="7.151cm" svg:y2="19.41cm" draw:start-shape="id74" draw:start-glue-point="10" draw:end-shape="id75" draw:end-glue-point="6" svg:d="M6323 19408h414v2h414" svg:viewBox="0 0 829 3">
          <text:p/>
        </draw:connector>
        <draw:custom-shape draw:style-name="gr8" draw:text-style-name="P1" xml:id="id76" draw:id="id76" draw:layer="Layout" svg:width="0.605cm" svg:height="1.134cm" svg:x="4.689cm" svg:y="12.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77" draw:id="id77" draw:layer="Layout" svg:width="0.605cm" svg:height="1.133cm" svg:x="6.18cm" svg:y="12.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5.294cm" svg:y1="13.023cm" svg:x2="6.18cm" svg:y2="13.025cm" draw:start-shape="id76" draw:start-glue-point="10" draw:end-shape="id77" draw:end-glue-point="6" svg:d="M5294 13023h443v2h443" svg:viewBox="0 0 887 3">
          <text:p/>
        </draw:connector>
        <draw:connector draw:style-name="gr3" draw:text-style-name="P1" draw:layer="layout" draw:type="line" svg:x1="4.992cm" svg:y1="13.59cm" svg:x2="2.356cm" svg:y2="15.609cm" draw:start-shape="id76" draw:start-glue-point="8" draw:end-shape="id66" draw:end-glue-point="4" svg:d="M4992 13590l-2636 2019" svg:viewBox="0 0 2637 2020">
          <text:p/>
        </draw:connector>
        <draw:connector draw:style-name="gr3" draw:text-style-name="P1" draw:layer="layout" draw:type="line" svg:x1="4.992cm" svg:y1="13.59cm" svg:x2="7.075cm" svg:y2="15.609cm" draw:start-shape="id76" draw:start-glue-point="8" draw:end-shape="id72" draw:end-glue-point="4" svg:d="M4992 13590l2083 2019" svg:viewBox="0 0 2084 2020">
          <text:p/>
        </draw:connector>
        <draw:connector draw:style-name="gr4" draw:text-style-name="P1" draw:layer="layout" draw:type="line" svg:x1="3.848cm" svg:y1="15.609cm" svg:x2="6.483cm" svg:y2="13.591cm" draw:start-shape="id67" draw:start-glue-point="4" draw:end-shape="id77" draw:end-glue-point="8" svg:d="M3848 15609l2635-2018" svg:viewBox="0 0 2636 2019">
          <text:p/>
        </draw:connector>
        <draw:connector draw:style-name="gr3" draw:text-style-name="P1" draw:layer="layout" draw:type="line" svg:x1="6.483cm" svg:y1="13.591cm" svg:x2="8.566cm" svg:y2="15.609cm" draw:start-shape="id77" draw:start-glue-point="8" draw:end-shape="id73" draw:end-glue-point="4" svg:d="M6483 13591l2083 2018" svg:viewBox="0 0 2084 2019">
          <text:p/>
        </draw:connector>
        <draw:custom-shape draw:style-name="gr8" draw:text-style-name="P1" xml:id="id82" draw:id="id82" draw:layer="Layout" svg:width="0.605cm" svg:height="1.133cm" svg:x="10.269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83" draw:id="id83" draw:layer="Layout" svg:width="0.605cm" svg:height="1.133cm" svg:x="11.703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78" draw:id="id78" draw:layer="Layout" svg:width="0.605cm" svg:height="1.133cm" svg:x="12.416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79" draw:id="id79" draw:layer="Layout" svg:width="0.605cm" svg:height="1.133cm" svg:x="13.907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3.021cm" svg:y1="19.408cm" svg:x2="13.907cm" svg:y2="19.41cm" draw:start-shape="id78" draw:start-glue-point="10" draw:end-shape="id79" draw:end-glue-point="6" svg:d="M13021 19408h443v2h443" svg:viewBox="0 0 887 3">
          <text:p/>
        </draw:connector>
        <draw:custom-shape draw:style-name="gr8" draw:text-style-name="P1" xml:id="id80" draw:id="id80" draw:layer="Layout" svg:width="0.605cm" svg:height="1.133cm" svg:x="11.324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81" draw:id="id81" draw:layer="Layout" svg:width="0.605cm" svg:height="1.133cm" svg:x="12.81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1.929cm" svg:y1="16.176cm" svg:x2="12.815cm" svg:y2="16.176cm" draw:start-shape="id80" draw:start-glue-point="10" draw:end-shape="id81" draw:end-glue-point="6" svg:d="M11929 16176h886" svg:viewBox="0 0 887 1">
          <text:p/>
        </draw:connector>
        <draw:connector draw:style-name="gr3" draw:text-style-name="P1" draw:layer="layout" draw:type="line" svg:x1="11.627cm" svg:y1="16.742cm" svg:x2="10.572cm" svg:y2="18.841cm" draw:start-shape="id80" draw:start-glue-point="8" draw:end-shape="id82" draw:end-glue-point="4" svg:d="M11627 16742l-1055 2099" svg:viewBox="0 0 1056 2100">
          <text:p/>
        </draw:connector>
        <draw:connector draw:style-name="gr3" draw:text-style-name="P1" draw:layer="layout" draw:type="line" svg:x1="11.627cm" svg:y1="16.742cm" svg:x2="12.719cm" svg:y2="18.841cm" draw:start-shape="id80" draw:start-glue-point="8" draw:end-shape="id78" draw:end-glue-point="4" svg:d="M11627 16742l1092 2099" svg:viewBox="0 0 1093 2100">
          <text:p/>
        </draw:connector>
        <draw:connector draw:style-name="gr4" draw:text-style-name="P1" draw:layer="layout" draw:type="line" svg:x1="12.006cm" svg:y1="18.843cm" svg:x2="13.118cm" svg:y2="16.742cm" draw:start-shape="id83" draw:start-glue-point="4" draw:end-shape="id81" draw:end-glue-point="8" svg:d="M12006 18843l1112-2101" svg:viewBox="0 0 1113 2102">
          <text:p/>
        </draw:connector>
        <draw:connector draw:style-name="gr3" draw:text-style-name="P1" draw:layer="layout" draw:type="line" svg:x1="13.118cm" svg:y1="16.742cm" svg:x2="14.21cm" svg:y2="18.843cm" draw:start-shape="id81" draw:start-glue-point="8" draw:end-shape="id79" draw:end-glue-point="4" svg:d="M13118 16742l1092 2101" svg:viewBox="0 0 1093 2102">
          <text:p/>
        </draw:connector>
        <draw:connector draw:style-name="gr2" draw:text-style-name="P1" draw:layer="layout" svg:x1="10.874cm" svg:y1="19.408cm" svg:x2="11.703cm" svg:y2="19.41cm" draw:start-shape="id82" draw:start-glue-point="10" draw:end-shape="id83" draw:end-glue-point="6" svg:d="M10874 19408h414v2h415" svg:viewBox="0 0 830 3">
          <text:p/>
        </draw:connector>
        <draw:custom-shape draw:style-name="gr8" draw:text-style-name="P1" xml:id="id88" draw:id="id88" draw:layer="Layout" svg:width="0.605cm" svg:height="1.133cm" svg:x="15.061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89" draw:id="id89" draw:layer="Layout" svg:width="0.605cm" svg:height="1.133cm" svg:x="16.494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84" draw:id="id84" draw:layer="Layout" svg:width="0.605cm" svg:height="1.133cm" svg:x="17.208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85" draw:id="id85" draw:layer="Layout" svg:width="0.605cm" svg:height="1.133cm" svg:x="17.929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s" svg:x1="17.813cm" svg:y1="19.408cm" svg:x2="17.929cm" svg:y2="16.176cm" draw:start-shape="id84" draw:start-glue-point="10" draw:end-shape="id85" draw:end-glue-point="6" svg:d="M17813 19408h501l-887-3232h502" svg:viewBox="0 0 888 3233">
          <text:p/>
        </draw:connector>
        <draw:custom-shape draw:style-name="gr8" draw:text-style-name="P1" xml:id="id86" draw:id="id86" draw:layer="Layout" svg:width="0.605cm" svg:height="1.133cm" svg:x="16.11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87" draw:id="id87" draw:layer="Layout" svg:width="0.605cm" svg:height="1.133cm" svg:x="15.84cm" svg:y="12.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s" svg:x1="16.72cm" svg:y1="16.176cm" svg:x2="15.84cm" svg:y2="13.024cm" draw:start-shape="id86" draw:start-glue-point="10" draw:end-shape="id87" draw:end-glue-point="6" svg:d="M16720 16176h501l-1883-3152h502" svg:viewBox="0 0 1884 3153">
          <text:p/>
        </draw:connector>
        <draw:connector draw:style-name="gr3" draw:text-style-name="P1" draw:layer="layout" draw:type="line" svg:x1="16.418cm" svg:y1="16.742cm" svg:x2="15.364cm" svg:y2="18.841cm" draw:start-shape="id86" draw:start-glue-point="8" draw:end-shape="id88" draw:end-glue-point="4" svg:d="M16418 16742l-1054 2099" svg:viewBox="0 0 1055 2100">
          <text:p/>
        </draw:connector>
        <draw:connector draw:style-name="gr3" draw:text-style-name="P1" draw:layer="layout" draw:type="line" svg:x1="16.418cm" svg:y1="16.742cm" svg:x2="17.511cm" svg:y2="18.841cm" draw:start-shape="id86" draw:start-glue-point="8" draw:end-shape="id84" draw:end-glue-point="4" svg:d="M16418 16742l1093 2099" svg:viewBox="0 0 1094 2100">
          <text:p/>
        </draw:connector>
        <draw:connector draw:style-name="gr4" draw:text-style-name="P1" draw:layer="layout" draw:type="line" svg:x1="16.797cm" svg:y1="18.843cm" svg:x2="16.143cm" svg:y2="13.59cm" draw:start-shape="id89" draw:start-glue-point="4" draw:end-shape="id87" draw:end-glue-point="8" svg:d="M16797 18843l-654-5253" svg:viewBox="0 0 655 5254">
          <text:p/>
        </draw:connector>
        <draw:connector draw:style-name="gr3" draw:text-style-name="P1" draw:layer="layout" draw:type="line" svg:x1="16.143cm" svg:y1="13.59cm" svg:x2="18.232cm" svg:y2="15.609cm" draw:start-shape="id87" draw:start-glue-point="8" draw:end-shape="id85" draw:end-glue-point="4" svg:d="M16143 13590l2089 2019" svg:viewBox="0 0 2090 2020">
          <text:p/>
        </draw:connector>
        <draw:connector draw:style-name="gr2" draw:text-style-name="P1" draw:layer="layout" svg:x1="15.666cm" svg:y1="19.408cm" svg:x2="16.494cm" svg:y2="19.41cm" draw:start-shape="id88" draw:start-glue-point="10" draw:end-shape="id89" draw:end-glue-point="6" svg:d="M15666 19408h414v2h414" svg:viewBox="0 0 829 3">
          <text:p/>
        </draw:connector>
        <draw:custom-shape draw:style-name="gr8" draw:text-style-name="P1" xml:id="id90" draw:id="id90" draw:layer="Layout" svg:width="0.605cm" svg:height="1.134cm" svg:x="13.832cm" svg:y="12.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91" draw:id="id91" draw:layer="Layout" svg:width="0.603cm" svg:height="1.133cm" svg:x="11.427cm" svg:y="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s" svg:x1="14.437cm" svg:y1="13.023cm" svg:x2="11.427cm" svg:y2="8.695cm" draw:start-shape="id90" draw:start-glue-point="10" draw:end-shape="id91" draw:end-glue-point="6" svg:d="M14437 13023h501l-4013-4328h502" svg:viewBox="0 0 4014 4329">
          <text:p/>
        </draw:connector>
        <draw:connector draw:style-name="gr3" draw:text-style-name="P1" draw:layer="layout" draw:type="line" svg:x1="14.135cm" svg:y1="13.59cm" svg:x2="11.627cm" svg:y2="15.609cm" draw:start-shape="id90" draw:start-glue-point="8" draw:end-shape="id80" draw:end-glue-point="4" svg:d="M14135 13590l-2508 2019" svg:viewBox="0 0 2509 2020">
          <text:p/>
        </draw:connector>
        <draw:connector draw:style-name="gr3" draw:text-style-name="P1" draw:layer="layout" draw:type="line" svg:x1="14.135cm" svg:y1="13.59cm" svg:x2="16.418cm" svg:y2="15.609cm" draw:start-shape="id90" draw:start-glue-point="8" draw:end-shape="id86" draw:end-glue-point="4" svg:d="M14135 13590l2283 2019" svg:viewBox="0 0 2284 2020">
          <text:p/>
        </draw:connector>
        <draw:connector draw:style-name="gr4" draw:text-style-name="P1" draw:layer="layout" draw:type="line" svg:x1="13.118cm" svg:y1="15.609cm" svg:x2="11.729cm" svg:y2="9.261cm" draw:start-shape="id81" draw:start-glue-point="4" draw:end-shape="id91" draw:end-glue-point="8" svg:d="M13118 15609l-1389-6348" svg:viewBox="0 0 1390 6349">
          <text:p/>
        </draw:connector>
        <draw:connector draw:style-name="gr3" draw:text-style-name="P1" draw:layer="layout" draw:type="line" svg:x1="11.729cm" svg:y1="9.261cm" svg:x2="16.143cm" svg:y2="12.457cm" draw:start-shape="id91" draw:start-glue-point="8" draw:end-shape="id87" draw:end-glue-point="4" svg:d="M11729 9261l4414 3196" svg:viewBox="0 0 4415 3197">
          <text:p/>
        </draw:connector>
        <draw:custom-shape draw:style-name="gr8" draw:text-style-name="P1" xml:id="id92" draw:id="id92" draw:layer="Layout" svg:width="0.605cm" svg:height="1.133cm" svg:x="9.38cm" svg:y="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9.683cm" svg:y1="9.261cm" svg:x2="4.992cm" svg:y2="12.456cm" draw:start-shape="id92" draw:start-glue-point="8" draw:end-shape="id76" draw:end-glue-point="4" svg:d="M9683 9261l-4691 3195" svg:viewBox="0 0 4692 3196">
          <text:p/>
        </draw:connector>
        <draw:connector draw:style-name="gr3" draw:text-style-name="P1" draw:layer="layout" draw:type="line" svg:x1="9.683cm" svg:y1="9.261cm" svg:x2="14.135cm" svg:y2="12.456cm" draw:start-shape="id92" draw:start-glue-point="8" draw:end-shape="id90" draw:end-glue-point="4" svg:d="M9683 9261l4452 3195" svg:viewBox="0 0 4453 3196">
          <text:p/>
        </draw:connector>
        <draw:custom-shape draw:style-name="gr8" draw:text-style-name="P1" xml:id="id93" draw:id="id93" draw:layer="Layout" svg:width="0.605cm" svg:height="1.133cm" svg:x="0cm" svg:y="4.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94" draw:id="id94" draw:layer="Layout" svg:width="0.605cm" svg:height="1.133cm" svg:x="1.492cm" svg:y="4.8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0.605cm" svg:y1="5.393cm" svg:x2="1.492cm" svg:y2="5.395cm" draw:start-shape="id93" draw:start-glue-point="10" draw:end-shape="id94" draw:end-glue-point="6" svg:d="M605 5393h443v2h444" svg:viewBox="0 0 888 3">
          <text:p/>
        </draw:connector>
        <draw:connector draw:style-name="gr3" draw:text-style-name="P1" draw:layer="layout" draw:type="line" svg:x1="0.303cm" svg:y1="5.959cm" svg:x2="9.683cm" svg:y2="8.128cm" draw:start-shape="id93" draw:start-glue-point="8" draw:end-shape="id92" draw:end-glue-point="4" svg:d="M303 5959l9380 2169" svg:viewBox="0 0 9381 2170">
          <text:p/>
        </draw:connector>
        <draw:connector draw:style-name="gr5" draw:text-style-name="P1" draw:layer="layout" draw:type="line" svg:x1="1.795cm" svg:y1="5.961cm" svg:x2="-1.085cm" svg:y2="6.773cm" draw:start-shape="id94" draw:start-glue-point="8" svg:d="M1795 5961l-2880 812" svg:viewBox="0 0 2881 813">
          <text:p/>
        </draw:connector>
        <draw:connector draw:style-name="gr5" draw:text-style-name="P1" draw:layer="layout" draw:type="line" svg:x1="0.303cm" svg:y1="5.959cm" svg:x2="-1.693cm" svg:y2="6.508cm" draw:start-shape="id93" draw:start-glue-point="8" svg:d="M303 5959l-1996 549" svg:viewBox="0 0 1997 550">
          <text:p/>
        </draw:connector>
        <draw:connector draw:style-name="gr6" draw:text-style-name="P1" draw:layer="layout" draw:type="line" svg:x1="-2.143cm" svg:y1="2.249cm" svg:x2="0.303cm" svg:y2="4.826cm" draw:end-shape="id93" draw:end-glue-point="4" svg:d="M-2143 2249l2446 2577" svg:viewBox="0 0 2447 2578">
          <text:p/>
        </draw:connector>
        <draw:connector draw:style-name="gr6" draw:text-style-name="P1" draw:layer="layout" draw:type="line" svg:x1="-1.032cm" svg:y1="1.984cm" svg:x2="1.795cm" svg:y2="4.828cm" draw:end-shape="id94" draw:end-glue-point="4" svg:d="M-1032 1984l2827 2844" svg:viewBox="0 0 2828 2845">
          <text:p/>
        </draw:connector>
        <presentation:notes draw:style-name="dp2">
          <draw:page-thumbnail draw:style-name="gr7" draw:layer="layout" svg:width="13.968cm" svg:height="10.476cm" svg:x="3.81cm" svg:y="2.123cm" draw:page-number="3" presentation:class="page"/>
          <draw:frame presentation:style-name="pr1"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custom-shape draw:style-name="gr8" draw:text-style-name="P1" xml:id="id99" draw:id="id99" draw:layer="Layout" svg:width="0.605cm" svg:height="1.133cm" svg:x="0.926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00" draw:id="id100" draw:layer="Layout" svg:width="0.605cm" svg:height="1.133cm" svg:x="2.359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95" draw:id="id95" draw:layer="Layout" svg:width="0.605cm" svg:height="1.133cm" svg:x="3.073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96" draw:id="id96" draw:layer="Layout" svg:width="0.605cm" svg:height="1.133cm" svg:x="4.564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3.678cm" svg:y1="19.408cm" svg:x2="4.564cm" svg:y2="19.41cm" draw:start-shape="id95" draw:start-glue-point="10" draw:end-shape="id96" draw:end-glue-point="6" svg:d="M3678 19408h443v2h443" svg:viewBox="0 0 887 3">
          <text:p/>
        </draw:connector>
        <draw:custom-shape draw:style-name="gr8" draw:text-style-name="P1" xml:id="id97" draw:id="id97" draw:layer="Layout" svg:width="0.605cm" svg:height="1.133cm" svg:x="2.053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98" draw:id="id98" draw:layer="Layout" svg:width="0.605cm" svg:height="1.133cm" svg:x="3.54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2.658cm" svg:y1="16.176cm" svg:x2="3.545cm" svg:y2="16.176cm" draw:start-shape="id97" draw:start-glue-point="10" draw:end-shape="id98" draw:end-glue-point="6" svg:d="M2658 16176h887" svg:viewBox="0 0 888 1">
          <text:p/>
        </draw:connector>
        <draw:connector draw:style-name="gr3" draw:text-style-name="P1" draw:layer="layout" draw:type="line" svg:x1="2.356cm" svg:y1="16.742cm" svg:x2="1.229cm" svg:y2="18.841cm" draw:start-shape="id97" draw:start-glue-point="8" draw:end-shape="id99" draw:end-glue-point="4" svg:d="M2356 16742l-1127 2099" svg:viewBox="0 0 1128 2100">
          <text:p/>
        </draw:connector>
        <draw:connector draw:style-name="gr3" draw:text-style-name="P1" draw:layer="layout" draw:type="line" svg:x1="2.356cm" svg:y1="16.742cm" svg:x2="3.376cm" svg:y2="18.841cm" draw:start-shape="id97" draw:start-glue-point="8" draw:end-shape="id95" draw:end-glue-point="4" svg:d="M2356 16742l1020 2099" svg:viewBox="0 0 1021 2100">
          <text:p/>
        </draw:connector>
        <draw:connector draw:style-name="gr4" draw:text-style-name="P1" draw:layer="layout" draw:type="line" svg:x1="2.662cm" svg:y1="18.843cm" svg:x2="3.848cm" svg:y2="16.742cm" draw:start-shape="id100" draw:start-glue-point="4" draw:end-shape="id98" draw:end-glue-point="8" svg:d="M2662 18843l1186-2101" svg:viewBox="0 0 1187 2102">
          <text:p/>
        </draw:connector>
        <draw:connector draw:style-name="gr3" draw:text-style-name="P1" draw:layer="layout" draw:type="line" svg:x1="3.848cm" svg:y1="16.742cm" svg:x2="4.867cm" svg:y2="18.843cm" draw:start-shape="id98" draw:start-glue-point="8" draw:end-shape="id96" draw:end-glue-point="4" svg:d="M3848 16742l1019 2101" svg:viewBox="0 0 1020 2102">
          <text:p/>
        </draw:connector>
        <draw:connector draw:style-name="gr2" draw:text-style-name="P1" draw:layer="layout" svg:x1="1.531cm" svg:y1="19.408cm" svg:x2="2.359cm" svg:y2="19.41cm" draw:start-shape="id99" draw:start-glue-point="10" draw:end-shape="id100" draw:end-glue-point="6" svg:d="M1531 19408h414v2h414" svg:viewBox="0 0 829 3">
          <text:p/>
        </draw:connector>
        <draw:custom-shape draw:style-name="gr8" draw:text-style-name="P1" xml:id="id105" draw:id="id105" draw:layer="Layout" svg:width="0.605cm" svg:height="1.133cm" svg:x="5.718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06" draw:id="id106" draw:layer="Layout" svg:width="0.605cm" svg:height="1.133cm" svg:x="7.151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01" draw:id="id101" draw:layer="Layout" svg:width="0.605cm" svg:height="1.133cm" svg:x="7.864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02" draw:id="id102" draw:layer="Layout" svg:width="0.605cm" svg:height="1.133cm" svg:x="9.356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8.469cm" svg:y1="19.408cm" svg:x2="9.356cm" svg:y2="19.41cm" draw:start-shape="id101" draw:start-glue-point="10" draw:end-shape="id102" draw:end-glue-point="6" svg:d="M8469 19408h443v2h444" svg:viewBox="0 0 888 3">
          <text:p/>
        </draw:connector>
        <draw:custom-shape draw:style-name="gr8" draw:text-style-name="P1" xml:id="id103" draw:id="id103" draw:layer="Layout" svg:width="0.605cm" svg:height="1.133cm" svg:x="6.772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04" draw:id="id104" draw:layer="Layout" svg:width="0.605cm" svg:height="1.133cm" svg:x="8.263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7.377cm" svg:y1="16.176cm" svg:x2="8.263cm" svg:y2="16.176cm" draw:start-shape="id103" draw:start-glue-point="10" draw:end-shape="id104" draw:end-glue-point="6" svg:d="M7377 16176h886" svg:viewBox="0 0 887 1">
          <text:p/>
        </draw:connector>
        <draw:connector draw:style-name="gr3" draw:text-style-name="P1" draw:layer="layout" draw:type="line" svg:x1="7.075cm" svg:y1="16.742cm" svg:x2="6.021cm" svg:y2="18.841cm" draw:start-shape="id103" draw:start-glue-point="8" draw:end-shape="id105" draw:end-glue-point="4" svg:d="M7075 16742l-1054 2099" svg:viewBox="0 0 1055 2100">
          <text:p/>
        </draw:connector>
        <draw:connector draw:style-name="gr3" draw:text-style-name="P1" draw:layer="layout" draw:type="line" svg:x1="7.075cm" svg:y1="16.742cm" svg:x2="8.167cm" svg:y2="18.841cm" draw:start-shape="id103" draw:start-glue-point="8" draw:end-shape="id101" draw:end-glue-point="4" svg:d="M7075 16742l1092 2099" svg:viewBox="0 0 1093 2100">
          <text:p/>
        </draw:connector>
        <draw:connector draw:style-name="gr4" draw:text-style-name="P1" draw:layer="layout" draw:type="line" svg:x1="7.454cm" svg:y1="18.843cm" svg:x2="8.566cm" svg:y2="16.742cm" draw:start-shape="id106" draw:start-glue-point="4" draw:end-shape="id104" draw:end-glue-point="8" svg:d="M7454 18843l1112-2101" svg:viewBox="0 0 1113 2102">
          <text:p/>
        </draw:connector>
        <draw:connector draw:style-name="gr3" draw:text-style-name="P1" draw:layer="layout" draw:type="line" svg:x1="8.566cm" svg:y1="16.742cm" svg:x2="9.659cm" svg:y2="18.843cm" draw:start-shape="id104" draw:start-glue-point="8" draw:end-shape="id102" draw:end-glue-point="4" svg:d="M8566 16742l1093 2101" svg:viewBox="0 0 1094 2102">
          <text:p/>
        </draw:connector>
        <draw:connector draw:style-name="gr2" draw:text-style-name="P1" draw:layer="layout" svg:x1="6.323cm" svg:y1="19.408cm" svg:x2="7.151cm" svg:y2="19.41cm" draw:start-shape="id105" draw:start-glue-point="10" draw:end-shape="id106" draw:end-glue-point="6" svg:d="M6323 19408h414v2h414" svg:viewBox="0 0 829 3">
          <text:p/>
        </draw:connector>
        <draw:custom-shape draw:style-name="gr8" draw:text-style-name="P1" xml:id="id107" draw:id="id107" draw:layer="Layout" svg:width="0.605cm" svg:height="1.134cm" svg:x="4.689cm" svg:y="12.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08" draw:id="id108" draw:layer="Layout" svg:width="0.605cm" svg:height="1.133cm" svg:x="6.18cm" svg:y="12.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5.294cm" svg:y1="13.023cm" svg:x2="6.18cm" svg:y2="13.025cm" draw:start-shape="id107" draw:start-glue-point="10" draw:end-shape="id108" draw:end-glue-point="6" svg:d="M5294 13023h443v2h443" svg:viewBox="0 0 887 3">
          <text:p/>
        </draw:connector>
        <draw:connector draw:style-name="gr3" draw:text-style-name="P1" draw:layer="layout" draw:type="line" svg:x1="4.992cm" svg:y1="13.59cm" svg:x2="2.356cm" svg:y2="15.609cm" draw:start-shape="id107" draw:start-glue-point="8" draw:end-shape="id97" draw:end-glue-point="4" svg:d="M4992 13590l-2636 2019" svg:viewBox="0 0 2637 2020">
          <text:p/>
        </draw:connector>
        <draw:connector draw:style-name="gr3" draw:text-style-name="P1" draw:layer="layout" draw:type="line" svg:x1="4.992cm" svg:y1="13.59cm" svg:x2="7.075cm" svg:y2="15.609cm" draw:start-shape="id107" draw:start-glue-point="8" draw:end-shape="id103" draw:end-glue-point="4" svg:d="M4992 13590l2083 2019" svg:viewBox="0 0 2084 2020">
          <text:p/>
        </draw:connector>
        <draw:connector draw:style-name="gr4" draw:text-style-name="P1" draw:layer="layout" draw:type="line" svg:x1="3.848cm" svg:y1="15.609cm" svg:x2="6.483cm" svg:y2="13.591cm" draw:start-shape="id98" draw:start-glue-point="4" draw:end-shape="id108" draw:end-glue-point="8" svg:d="M3848 15609l2635-2018" svg:viewBox="0 0 2636 2019">
          <text:p/>
        </draw:connector>
        <draw:connector draw:style-name="gr3" draw:text-style-name="P1" draw:layer="layout" draw:type="line" svg:x1="6.483cm" svg:y1="13.591cm" svg:x2="8.566cm" svg:y2="15.609cm" draw:start-shape="id108" draw:start-glue-point="8" draw:end-shape="id104" draw:end-glue-point="4" svg:d="M6483 13591l2083 2018" svg:viewBox="0 0 2084 2019">
          <text:p/>
        </draw:connector>
        <draw:custom-shape draw:style-name="gr8" draw:text-style-name="P1" xml:id="id113" draw:id="id113" draw:layer="Layout" svg:width="0.605cm" svg:height="1.133cm" svg:x="10.269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14" draw:id="id114" draw:layer="Layout" svg:width="0.605cm" svg:height="1.133cm" svg:x="11.703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09" draw:id="id109" draw:layer="Layout" svg:width="0.605cm" svg:height="1.133cm" svg:x="12.416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10" draw:id="id110" draw:layer="Layout" svg:width="0.605cm" svg:height="1.133cm" svg:x="13.907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3.021cm" svg:y1="19.408cm" svg:x2="13.907cm" svg:y2="19.41cm" draw:start-shape="id109" draw:start-glue-point="10" draw:end-shape="id110" draw:end-glue-point="6" svg:d="M13021 19408h443v2h443" svg:viewBox="0 0 887 3">
          <text:p/>
        </draw:connector>
        <draw:custom-shape draw:style-name="gr8" draw:text-style-name="P1" xml:id="id111" draw:id="id111" draw:layer="Layout" svg:width="0.605cm" svg:height="1.133cm" svg:x="11.324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12" draw:id="id112" draw:layer="Layout" svg:width="0.605cm" svg:height="1.133cm" svg:x="12.81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1.929cm" svg:y1="16.176cm" svg:x2="12.815cm" svg:y2="16.176cm" draw:start-shape="id111" draw:start-glue-point="10" draw:end-shape="id112" draw:end-glue-point="6" svg:d="M11929 16176h886" svg:viewBox="0 0 887 1">
          <text:p/>
        </draw:connector>
        <draw:connector draw:style-name="gr3" draw:text-style-name="P1" draw:layer="layout" draw:type="line" svg:x1="11.627cm" svg:y1="16.742cm" svg:x2="10.572cm" svg:y2="18.841cm" draw:start-shape="id111" draw:start-glue-point="8" draw:end-shape="id113" draw:end-glue-point="4" svg:d="M11627 16742l-1055 2099" svg:viewBox="0 0 1056 2100">
          <text:p/>
        </draw:connector>
        <draw:connector draw:style-name="gr3" draw:text-style-name="P1" draw:layer="layout" draw:type="line" svg:x1="11.627cm" svg:y1="16.742cm" svg:x2="12.719cm" svg:y2="18.841cm" draw:start-shape="id111" draw:start-glue-point="8" draw:end-shape="id109" draw:end-glue-point="4" svg:d="M11627 16742l1092 2099" svg:viewBox="0 0 1093 2100">
          <text:p/>
        </draw:connector>
        <draw:connector draw:style-name="gr4" draw:text-style-name="P1" draw:layer="layout" draw:type="line" svg:x1="12.006cm" svg:y1="18.843cm" svg:x2="13.118cm" svg:y2="16.742cm" draw:start-shape="id114" draw:start-glue-point="4" draw:end-shape="id112" draw:end-glue-point="8" svg:d="M12006 18843l1112-2101" svg:viewBox="0 0 1113 2102">
          <text:p/>
        </draw:connector>
        <draw:connector draw:style-name="gr3" draw:text-style-name="P1" draw:layer="layout" draw:type="line" svg:x1="13.118cm" svg:y1="16.742cm" svg:x2="14.21cm" svg:y2="18.843cm" draw:start-shape="id112" draw:start-glue-point="8" draw:end-shape="id110" draw:end-glue-point="4" svg:d="M13118 16742l1092 2101" svg:viewBox="0 0 1093 2102">
          <text:p/>
        </draw:connector>
        <draw:connector draw:style-name="gr2" draw:text-style-name="P1" draw:layer="layout" svg:x1="10.874cm" svg:y1="19.408cm" svg:x2="11.703cm" svg:y2="19.41cm" draw:start-shape="id113" draw:start-glue-point="10" draw:end-shape="id114" draw:end-glue-point="6" svg:d="M10874 19408h414v2h415" svg:viewBox="0 0 830 3">
          <text:p/>
        </draw:connector>
        <draw:custom-shape draw:style-name="gr8" draw:text-style-name="P1" xml:id="id119" draw:id="id119" draw:layer="Layout" svg:width="0.605cm" svg:height="1.133cm" svg:x="15.061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20" draw:id="id120" draw:layer="Layout" svg:width="0.605cm" svg:height="1.133cm" svg:x="16.494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15" draw:id="id115" draw:layer="Layout" svg:width="0.605cm" svg:height="1.133cm" svg:x="17.208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16" draw:id="id116" draw:layer="Layout" svg:width="0.605cm" svg:height="1.133cm" svg:x="17.929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s" svg:x1="17.813cm" svg:y1="19.408cm" svg:x2="17.929cm" svg:y2="16.176cm" draw:start-shape="id115" draw:start-glue-point="10" draw:end-shape="id116" draw:end-glue-point="6" svg:d="M17813 19408h501l-887-3232h502" svg:viewBox="0 0 888 3233">
          <text:p/>
        </draw:connector>
        <draw:custom-shape draw:style-name="gr8" draw:text-style-name="P1" xml:id="id117" draw:id="id117" draw:layer="Layout" svg:width="0.605cm" svg:height="1.133cm" svg:x="16.11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18" draw:id="id118" draw:layer="Layout" svg:width="0.605cm" svg:height="1.133cm" svg:x="15.84cm" svg:y="12.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s" svg:x1="16.72cm" svg:y1="16.176cm" svg:x2="15.84cm" svg:y2="13.024cm" draw:start-shape="id117" draw:start-glue-point="10" draw:end-shape="id118" draw:end-glue-point="6" svg:d="M16720 16176h501l-1883-3152h502" svg:viewBox="0 0 1884 3153">
          <text:p/>
        </draw:connector>
        <draw:connector draw:style-name="gr3" draw:text-style-name="P1" draw:layer="layout" draw:type="line" svg:x1="16.418cm" svg:y1="16.742cm" svg:x2="15.364cm" svg:y2="18.841cm" draw:start-shape="id117" draw:start-glue-point="8" draw:end-shape="id119" draw:end-glue-point="4" svg:d="M16418 16742l-1054 2099" svg:viewBox="0 0 1055 2100">
          <text:p/>
        </draw:connector>
        <draw:connector draw:style-name="gr3" draw:text-style-name="P1" draw:layer="layout" draw:type="line" svg:x1="16.418cm" svg:y1="16.742cm" svg:x2="17.511cm" svg:y2="18.841cm" draw:start-shape="id117" draw:start-glue-point="8" draw:end-shape="id115" draw:end-glue-point="4" svg:d="M16418 16742l1093 2099" svg:viewBox="0 0 1094 2100">
          <text:p/>
        </draw:connector>
        <draw:connector draw:style-name="gr4" draw:text-style-name="P1" draw:layer="layout" draw:type="line" svg:x1="16.797cm" svg:y1="18.843cm" svg:x2="16.143cm" svg:y2="13.59cm" draw:start-shape="id120" draw:start-glue-point="4" draw:end-shape="id118" draw:end-glue-point="8" svg:d="M16797 18843l-654-5253" svg:viewBox="0 0 655 5254">
          <text:p/>
        </draw:connector>
        <draw:connector draw:style-name="gr3" draw:text-style-name="P1" draw:layer="layout" draw:type="line" svg:x1="16.143cm" svg:y1="13.59cm" svg:x2="18.232cm" svg:y2="15.609cm" draw:start-shape="id118" draw:start-glue-point="8" draw:end-shape="id116" draw:end-glue-point="4" svg:d="M16143 13590l2089 2019" svg:viewBox="0 0 2090 2020">
          <text:p/>
        </draw:connector>
        <draw:connector draw:style-name="gr2" draw:text-style-name="P1" draw:layer="layout" svg:x1="15.666cm" svg:y1="19.408cm" svg:x2="16.494cm" svg:y2="19.41cm" draw:start-shape="id119" draw:start-glue-point="10" draw:end-shape="id120" draw:end-glue-point="6" svg:d="M15666 19408h414v2h414" svg:viewBox="0 0 829 3">
          <text:p/>
        </draw:connector>
        <draw:custom-shape draw:style-name="gr8" draw:text-style-name="P1" xml:id="id121" draw:id="id121" draw:layer="Layout" svg:width="0.605cm" svg:height="1.134cm" svg:x="13.832cm" svg:y="12.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22" draw:id="id122" draw:layer="Layout" svg:width="0.603cm" svg:height="1.133cm" svg:x="11.427cm" svg:y="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s" svg:x1="14.437cm" svg:y1="13.023cm" svg:x2="11.427cm" svg:y2="8.695cm" draw:start-shape="id121" draw:start-glue-point="10" draw:end-shape="id122" draw:end-glue-point="6" svg:d="M14437 13023h501l-4013-4328h502" svg:viewBox="0 0 4014 4329">
          <text:p/>
        </draw:connector>
        <draw:connector draw:style-name="gr3" draw:text-style-name="P1" draw:layer="layout" draw:type="line" svg:x1="14.135cm" svg:y1="13.59cm" svg:x2="11.627cm" svg:y2="15.609cm" draw:start-shape="id121" draw:start-glue-point="8" draw:end-shape="id111" draw:end-glue-point="4" svg:d="M14135 13590l-2508 2019" svg:viewBox="0 0 2509 2020">
          <text:p/>
        </draw:connector>
        <draw:connector draw:style-name="gr3" draw:text-style-name="P1" draw:layer="layout" draw:type="line" svg:x1="14.135cm" svg:y1="13.59cm" svg:x2="16.418cm" svg:y2="15.609cm" draw:start-shape="id121" draw:start-glue-point="8" draw:end-shape="id117" draw:end-glue-point="4" svg:d="M14135 13590l2283 2019" svg:viewBox="0 0 2284 2020">
          <text:p/>
        </draw:connector>
        <draw:connector draw:style-name="gr4" draw:text-style-name="P1" draw:layer="layout" draw:type="line" svg:x1="13.118cm" svg:y1="15.609cm" svg:x2="11.729cm" svg:y2="9.261cm" draw:start-shape="id112" draw:start-glue-point="4" draw:end-shape="id122" draw:end-glue-point="8" svg:d="M13118 15609l-1389-6348" svg:viewBox="0 0 1390 6349">
          <text:p/>
        </draw:connector>
        <draw:connector draw:style-name="gr3" draw:text-style-name="P1" draw:layer="layout" draw:type="line" svg:x1="11.729cm" svg:y1="9.261cm" svg:x2="16.143cm" svg:y2="12.457cm" draw:start-shape="id122" draw:start-glue-point="8" draw:end-shape="id118" draw:end-glue-point="4" svg:d="M11729 9261l4414 3196" svg:viewBox="0 0 4415 3197">
          <text:p/>
        </draw:connector>
        <draw:custom-shape draw:style-name="gr8" draw:text-style-name="P1" xml:id="id123" draw:id="id123" draw:layer="Layout" svg:width="0.605cm" svg:height="1.133cm" svg:x="9.38cm" svg:y="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9.683cm" svg:y1="9.261cm" svg:x2="4.992cm" svg:y2="12.456cm" draw:start-shape="id123" draw:start-glue-point="8" draw:end-shape="id107" draw:end-glue-point="4" svg:d="M9683 9261l-4691 3195" svg:viewBox="0 0 4692 3196">
          <text:p/>
        </draw:connector>
        <draw:connector draw:style-name="gr3" draw:text-style-name="P1" draw:layer="layout" draw:type="line" svg:x1="9.683cm" svg:y1="9.261cm" svg:x2="14.135cm" svg:y2="12.456cm" draw:start-shape="id123" draw:start-glue-point="8" draw:end-shape="id121" draw:end-glue-point="4" svg:d="M9683 9261l4452 3195" svg:viewBox="0 0 4453 3196">
          <text:p/>
        </draw:connector>
        <draw:custom-shape draw:style-name="gr8" draw:text-style-name="P1" xml:id="id124" draw:id="id124" draw:layer="Layout" svg:width="0.605cm" svg:height="1.133cm" svg:x="0cm" svg:y="4.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25" draw:id="id125" draw:layer="Layout" svg:width="0.605cm" svg:height="1.133cm" svg:x="1.492cm" svg:y="4.8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0.605cm" svg:y1="5.393cm" svg:x2="1.492cm" svg:y2="5.395cm" draw:start-shape="id124" draw:start-glue-point="10" draw:end-shape="id125" draw:end-glue-point="6" svg:d="M605 5393h443v2h444" svg:viewBox="0 0 888 3">
          <text:p/>
        </draw:connector>
        <draw:connector draw:style-name="gr3" draw:text-style-name="P1" draw:layer="layout" draw:type="line" svg:x1="0.303cm" svg:y1="5.959cm" svg:x2="9.683cm" svg:y2="8.128cm" draw:start-shape="id124" draw:start-glue-point="8" draw:end-shape="id123" draw:end-glue-point="4" svg:d="M303 5959l9380 2169" svg:viewBox="0 0 9381 2170">
          <text:p/>
        </draw:connector>
        <draw:connector draw:style-name="gr5" draw:text-style-name="P1" draw:layer="layout" draw:type="line" svg:x1="1.795cm" svg:y1="5.961cm" svg:x2="-1.085cm" svg:y2="6.773cm" draw:start-shape="id125" draw:start-glue-point="8" svg:d="M1795 5961l-2880 812" svg:viewBox="0 0 2881 813">
          <text:p/>
        </draw:connector>
        <draw:connector draw:style-name="gr5" draw:text-style-name="P1" draw:layer="layout" draw:type="line" svg:x1="0.303cm" svg:y1="5.959cm" svg:x2="-1.693cm" svg:y2="6.508cm" draw:start-shape="id124" draw:start-glue-point="8" svg:d="M303 5959l-1996 549" svg:viewBox="0 0 1997 550">
          <text:p/>
        </draw:connector>
        <draw:connector draw:style-name="gr6" draw:text-style-name="P1" draw:layer="layout" draw:type="line" svg:x1="-2.143cm" svg:y1="2.249cm" svg:x2="0.303cm" svg:y2="4.826cm" draw:end-shape="id124" draw:end-glue-point="4" svg:d="M-2143 2249l2446 2577" svg:viewBox="0 0 2447 2578">
          <text:p/>
        </draw:connector>
        <draw:connector draw:style-name="gr6" draw:text-style-name="P1" draw:layer="layout" draw:type="line" svg:x1="-1.032cm" svg:y1="1.984cm" svg:x2="1.795cm" svg:y2="4.828cm" draw:end-shape="id125" draw:end-glue-point="4" svg:d="M-1032 1984l2827 2844" svg:viewBox="0 0 2828 2845">
          <text:p/>
        </draw:connector>
        <draw:connector draw:style-name="gr6" draw:text-style-name="P1" draw:layer="layout" draw:type="line" svg:x1="1.795cm" svg:y1="5.961cm" svg:x2="11.729cm" svg:y2="8.128cm" draw:start-shape="id125" draw:start-glue-point="8" draw:end-shape="id122" draw:end-glue-point="4" svg:d="M1795 5961l9934 2167" svg:viewBox="0 0 9935 2168">
          <text:p/>
        </draw:connector>
        <presentation:notes draw:style-name="dp2">
          <draw:page-thumbnail draw:style-name="gr7" draw:layer="layout" svg:width="13.968cm" svg:height="10.476cm" svg:x="3.81cm" svg:y="2.123cm" draw:page-number="4" presentation:class="page"/>
          <draw:frame presentation:style-name="pr1"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custom-shape draw:style-name="gr8" draw:text-style-name="P1" xml:id="id130" draw:id="id130" draw:layer="Layout" svg:width="0.605cm" svg:height="1.133cm" svg:x="0.926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31" draw:id="id131" draw:layer="Layout" svg:width="0.605cm" svg:height="1.133cm" svg:x="2.359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26" draw:id="id126" draw:layer="Layout" svg:width="0.605cm" svg:height="1.133cm" svg:x="3.073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27" draw:id="id127" draw:layer="Layout" svg:width="0.605cm" svg:height="1.133cm" svg:x="4.564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3.678cm" svg:y1="19.408cm" svg:x2="4.564cm" svg:y2="19.41cm" draw:start-shape="id126" draw:start-glue-point="10" draw:end-shape="id127" draw:end-glue-point="6" svg:d="M3678 19408h443v2h443" svg:viewBox="0 0 887 3">
          <text:p/>
        </draw:connector>
        <draw:custom-shape draw:style-name="gr8" draw:text-style-name="P1" xml:id="id128" draw:id="id128" draw:layer="Layout" svg:width="0.605cm" svg:height="1.133cm" svg:x="2.053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29" draw:id="id129" draw:layer="Layout" svg:width="0.605cm" svg:height="1.133cm" svg:x="3.54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2.658cm" svg:y1="16.176cm" svg:x2="3.545cm" svg:y2="16.176cm" draw:start-shape="id128" draw:start-glue-point="10" draw:end-shape="id129" draw:end-glue-point="6" svg:d="M2658 16176h887" svg:viewBox="0 0 888 1">
          <text:p/>
        </draw:connector>
        <draw:connector draw:style-name="gr3" draw:text-style-name="P1" draw:layer="layout" draw:type="line" svg:x1="2.356cm" svg:y1="16.742cm" svg:x2="1.229cm" svg:y2="18.841cm" draw:start-shape="id128" draw:start-glue-point="8" draw:end-shape="id130" draw:end-glue-point="4" svg:d="M2356 16742l-1127 2099" svg:viewBox="0 0 1128 2100">
          <text:p/>
        </draw:connector>
        <draw:connector draw:style-name="gr3" draw:text-style-name="P1" draw:layer="layout" draw:type="line" svg:x1="2.356cm" svg:y1="16.742cm" svg:x2="3.376cm" svg:y2="18.841cm" draw:start-shape="id128" draw:start-glue-point="8" draw:end-shape="id126" draw:end-glue-point="4" svg:d="M2356 16742l1020 2099" svg:viewBox="0 0 1021 2100">
          <text:p/>
        </draw:connector>
        <draw:connector draw:style-name="gr4" draw:text-style-name="P1" draw:layer="layout" draw:type="line" svg:x1="2.662cm" svg:y1="18.843cm" svg:x2="3.848cm" svg:y2="16.742cm" draw:start-shape="id131" draw:start-glue-point="4" draw:end-shape="id129" draw:end-glue-point="8" svg:d="M2662 18843l1186-2101" svg:viewBox="0 0 1187 2102">
          <text:p/>
        </draw:connector>
        <draw:connector draw:style-name="gr3" draw:text-style-name="P1" draw:layer="layout" draw:type="line" svg:x1="3.848cm" svg:y1="16.742cm" svg:x2="4.867cm" svg:y2="18.843cm" draw:start-shape="id129" draw:start-glue-point="8" draw:end-shape="id127" draw:end-glue-point="4" svg:d="M3848 16742l1019 2101" svg:viewBox="0 0 1020 2102">
          <text:p/>
        </draw:connector>
        <draw:connector draw:style-name="gr2" draw:text-style-name="P1" draw:layer="layout" svg:x1="1.531cm" svg:y1="19.408cm" svg:x2="2.359cm" svg:y2="19.41cm" draw:start-shape="id130" draw:start-glue-point="10" draw:end-shape="id131" draw:end-glue-point="6" svg:d="M1531 19408h414v2h414" svg:viewBox="0 0 829 3">
          <text:p/>
        </draw:connector>
        <draw:custom-shape draw:style-name="gr8" draw:text-style-name="P1" xml:id="id136" draw:id="id136" draw:layer="Layout" svg:width="0.605cm" svg:height="1.133cm" svg:x="5.718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37" draw:id="id137" draw:layer="Layout" svg:width="0.605cm" svg:height="1.133cm" svg:x="7.151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32" draw:id="id132" draw:layer="Layout" svg:width="0.605cm" svg:height="1.133cm" svg:x="7.864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33" draw:id="id133" draw:layer="Layout" svg:width="0.605cm" svg:height="1.133cm" svg:x="9.356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8.469cm" svg:y1="19.408cm" svg:x2="9.356cm" svg:y2="19.41cm" draw:start-shape="id132" draw:start-glue-point="10" draw:end-shape="id133" draw:end-glue-point="6" svg:d="M8469 19408h443v2h444" svg:viewBox="0 0 888 3">
          <text:p/>
        </draw:connector>
        <draw:custom-shape draw:style-name="gr8" draw:text-style-name="P1" xml:id="id134" draw:id="id134" draw:layer="Layout" svg:width="0.605cm" svg:height="1.133cm" svg:x="6.772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35" draw:id="id135" draw:layer="Layout" svg:width="0.605cm" svg:height="1.133cm" svg:x="8.263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7.377cm" svg:y1="16.176cm" svg:x2="8.263cm" svg:y2="16.176cm" draw:start-shape="id134" draw:start-glue-point="10" draw:end-shape="id135" draw:end-glue-point="6" svg:d="M7377 16176h886" svg:viewBox="0 0 887 1">
          <text:p/>
        </draw:connector>
        <draw:connector draw:style-name="gr3" draw:text-style-name="P1" draw:layer="layout" draw:type="line" svg:x1="7.075cm" svg:y1="16.742cm" svg:x2="6.021cm" svg:y2="18.841cm" draw:start-shape="id134" draw:start-glue-point="8" draw:end-shape="id136" draw:end-glue-point="4" svg:d="M7075 16742l-1054 2099" svg:viewBox="0 0 1055 2100">
          <text:p/>
        </draw:connector>
        <draw:connector draw:style-name="gr3" draw:text-style-name="P1" draw:layer="layout" draw:type="line" svg:x1="7.075cm" svg:y1="16.742cm" svg:x2="8.167cm" svg:y2="18.841cm" draw:start-shape="id134" draw:start-glue-point="8" draw:end-shape="id132" draw:end-glue-point="4" svg:d="M7075 16742l1092 2099" svg:viewBox="0 0 1093 2100">
          <text:p/>
        </draw:connector>
        <draw:connector draw:style-name="gr4" draw:text-style-name="P1" draw:layer="layout" draw:type="line" svg:x1="7.454cm" svg:y1="18.843cm" svg:x2="8.566cm" svg:y2="16.742cm" draw:start-shape="id137" draw:start-glue-point="4" draw:end-shape="id135" draw:end-glue-point="8" svg:d="M7454 18843l1112-2101" svg:viewBox="0 0 1113 2102">
          <text:p/>
        </draw:connector>
        <draw:connector draw:style-name="gr3" draw:text-style-name="P1" draw:layer="layout" draw:type="line" svg:x1="8.566cm" svg:y1="16.742cm" svg:x2="9.659cm" svg:y2="18.843cm" draw:start-shape="id135" draw:start-glue-point="8" draw:end-shape="id133" draw:end-glue-point="4" svg:d="M8566 16742l1093 2101" svg:viewBox="0 0 1094 2102">
          <text:p/>
        </draw:connector>
        <draw:connector draw:style-name="gr2" draw:text-style-name="P1" draw:layer="layout" svg:x1="6.323cm" svg:y1="19.408cm" svg:x2="7.151cm" svg:y2="19.41cm" draw:start-shape="id136" draw:start-glue-point="10" draw:end-shape="id137" draw:end-glue-point="6" svg:d="M6323 19408h414v2h414" svg:viewBox="0 0 829 3">
          <text:p/>
        </draw:connector>
        <draw:custom-shape draw:style-name="gr8" draw:text-style-name="P1" xml:id="id138" draw:id="id138" draw:layer="Layout" svg:width="0.605cm" svg:height="1.134cm" svg:x="4.689cm" svg:y="12.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39" draw:id="id139" draw:layer="Layout" svg:width="0.605cm" svg:height="1.133cm" svg:x="6.18cm" svg:y="12.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5.294cm" svg:y1="13.023cm" svg:x2="6.18cm" svg:y2="13.025cm" draw:start-shape="id138" draw:start-glue-point="10" draw:end-shape="id139" draw:end-glue-point="6" svg:d="M5294 13023h443v2h443" svg:viewBox="0 0 887 3">
          <text:p/>
        </draw:connector>
        <draw:connector draw:style-name="gr3" draw:text-style-name="P1" draw:layer="layout" draw:type="line" svg:x1="4.992cm" svg:y1="13.59cm" svg:x2="2.356cm" svg:y2="15.609cm" draw:start-shape="id138" draw:start-glue-point="8" draw:end-shape="id128" draw:end-glue-point="4" svg:d="M4992 13590l-2636 2019" svg:viewBox="0 0 2637 2020">
          <text:p/>
        </draw:connector>
        <draw:connector draw:style-name="gr3" draw:text-style-name="P1" draw:layer="layout" draw:type="line" svg:x1="4.992cm" svg:y1="13.59cm" svg:x2="7.075cm" svg:y2="15.609cm" draw:start-shape="id138" draw:start-glue-point="8" draw:end-shape="id134" draw:end-glue-point="4" svg:d="M4992 13590l2083 2019" svg:viewBox="0 0 2084 2020">
          <text:p/>
        </draw:connector>
        <draw:connector draw:style-name="gr4" draw:text-style-name="P1" draw:layer="layout" draw:type="line" svg:x1="3.848cm" svg:y1="15.609cm" svg:x2="6.483cm" svg:y2="13.591cm" draw:start-shape="id129" draw:start-glue-point="4" draw:end-shape="id139" draw:end-glue-point="8" svg:d="M3848 15609l2635-2018" svg:viewBox="0 0 2636 2019">
          <text:p/>
        </draw:connector>
        <draw:connector draw:style-name="gr3" draw:text-style-name="P1" draw:layer="layout" draw:type="line" svg:x1="6.483cm" svg:y1="13.591cm" svg:x2="8.566cm" svg:y2="15.609cm" draw:start-shape="id139" draw:start-glue-point="8" draw:end-shape="id135" draw:end-glue-point="4" svg:d="M6483 13591l2083 2018" svg:viewBox="0 0 2084 2019">
          <text:p/>
        </draw:connector>
        <draw:custom-shape draw:style-name="gr8" draw:text-style-name="P1" xml:id="id144" draw:id="id144" draw:layer="Layout" svg:width="0.605cm" svg:height="1.133cm" svg:x="10.269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45" draw:id="id145" draw:layer="Layout" svg:width="0.605cm" svg:height="1.133cm" svg:x="11.703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40" draw:id="id140" draw:layer="Layout" svg:width="0.605cm" svg:height="1.133cm" svg:x="12.416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41" draw:id="id141" draw:layer="Layout" svg:width="0.605cm" svg:height="1.133cm" svg:x="13.907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3.021cm" svg:y1="19.408cm" svg:x2="13.907cm" svg:y2="19.41cm" draw:start-shape="id140" draw:start-glue-point="10" draw:end-shape="id141" draw:end-glue-point="6" svg:d="M13021 19408h443v2h443" svg:viewBox="0 0 887 3">
          <text:p/>
        </draw:connector>
        <draw:custom-shape draw:style-name="gr8" draw:text-style-name="P1" xml:id="id142" draw:id="id142" draw:layer="Layout" svg:width="0.605cm" svg:height="1.133cm" svg:x="11.324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43" draw:id="id143" draw:layer="Layout" svg:width="0.605cm" svg:height="1.133cm" svg:x="12.81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1.929cm" svg:y1="16.176cm" svg:x2="12.815cm" svg:y2="16.176cm" draw:start-shape="id142" draw:start-glue-point="10" draw:end-shape="id143" draw:end-glue-point="6" svg:d="M11929 16176h886" svg:viewBox="0 0 887 1">
          <text:p/>
        </draw:connector>
        <draw:connector draw:style-name="gr3" draw:text-style-name="P1" draw:layer="layout" draw:type="line" svg:x1="11.627cm" svg:y1="16.742cm" svg:x2="10.572cm" svg:y2="18.841cm" draw:start-shape="id142" draw:start-glue-point="8" draw:end-shape="id144" draw:end-glue-point="4" svg:d="M11627 16742l-1055 2099" svg:viewBox="0 0 1056 2100">
          <text:p/>
        </draw:connector>
        <draw:connector draw:style-name="gr3" draw:text-style-name="P1" draw:layer="layout" draw:type="line" svg:x1="11.627cm" svg:y1="16.742cm" svg:x2="12.719cm" svg:y2="18.841cm" draw:start-shape="id142" draw:start-glue-point="8" draw:end-shape="id140" draw:end-glue-point="4" svg:d="M11627 16742l1092 2099" svg:viewBox="0 0 1093 2100">
          <text:p/>
        </draw:connector>
        <draw:connector draw:style-name="gr4" draw:text-style-name="P1" draw:layer="layout" draw:type="line" svg:x1="12.006cm" svg:y1="18.843cm" svg:x2="13.118cm" svg:y2="16.742cm" draw:start-shape="id145" draw:start-glue-point="4" draw:end-shape="id143" draw:end-glue-point="8" svg:d="M12006 18843l1112-2101" svg:viewBox="0 0 1113 2102">
          <text:p/>
        </draw:connector>
        <draw:connector draw:style-name="gr3" draw:text-style-name="P1" draw:layer="layout" draw:type="line" svg:x1="13.118cm" svg:y1="16.742cm" svg:x2="14.21cm" svg:y2="18.843cm" draw:start-shape="id143" draw:start-glue-point="8" draw:end-shape="id141" draw:end-glue-point="4" svg:d="M13118 16742l1092 2101" svg:viewBox="0 0 1093 2102">
          <text:p/>
        </draw:connector>
        <draw:connector draw:style-name="gr2" draw:text-style-name="P1" draw:layer="layout" svg:x1="10.874cm" svg:y1="19.408cm" svg:x2="11.703cm" svg:y2="19.41cm" draw:start-shape="id144" draw:start-glue-point="10" draw:end-shape="id145" draw:end-glue-point="6" svg:d="M10874 19408h414v2h415" svg:viewBox="0 0 830 3">
          <text:p/>
        </draw:connector>
        <draw:custom-shape draw:style-name="gr8" draw:text-style-name="P1" xml:id="id150" draw:id="id150" draw:layer="Layout" svg:width="0.605cm" svg:height="1.133cm" svg:x="15.061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51" draw:id="id151" draw:layer="Layout" svg:width="0.605cm" svg:height="1.133cm" svg:x="16.494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46" draw:id="id146" draw:layer="Layout" svg:width="0.605cm" svg:height="1.133cm" svg:x="17.508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47" draw:id="id147" draw:layer="Layout" svg:width="0.605cm" svg:height="1.133cm" svg:x="17.929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 draw:text-style-name="P1" draw:layer="layout" draw:type="line" svg:x1="17.811cm" svg:y1="18.841cm" svg:x2="18.232cm" svg:y2="16.742cm" draw:start-shape="id146" draw:start-glue-point="4" draw:end-shape="id147" draw:end-glue-point="8" svg:d="M17811 18841l421-2099" svg:viewBox="0 0 422 2100">
          <text:p/>
        </draw:connector>
        <draw:custom-shape draw:style-name="gr8" draw:text-style-name="P1" xml:id="id148" draw:id="id148" draw:layer="Layout" svg:width="0.605cm" svg:height="1.133cm" svg:x="16.11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49" draw:id="id149" draw:layer="Layout" svg:width="0.605cm" svg:height="1.133cm" svg:x="15.84cm" svg:y="12.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s" svg:x1="16.72cm" svg:y1="16.176cm" svg:x2="15.84cm" svg:y2="13.024cm" draw:start-shape="id148" draw:start-glue-point="10" draw:end-shape="id149" draw:end-glue-point="6" svg:d="M16720 16176h501l-1883-3152h502" svg:viewBox="0 0 1884 3153">
          <text:p/>
        </draw:connector>
        <draw:connector draw:style-name="gr3" draw:text-style-name="P1" draw:layer="layout" draw:type="line" svg:x1="16.418cm" svg:y1="16.742cm" svg:x2="15.364cm" svg:y2="18.841cm" draw:start-shape="id148" draw:start-glue-point="8" draw:end-shape="id150" draw:end-glue-point="4" svg:d="M16418 16742l-1054 2099" svg:viewBox="0 0 1055 2100">
          <text:p/>
        </draw:connector>
        <draw:connector draw:style-name="gr3" draw:text-style-name="P1" draw:layer="layout" draw:type="line" svg:x1="16.418cm" svg:y1="16.742cm" svg:x2="17.811cm" svg:y2="18.841cm" draw:start-shape="id148" draw:start-glue-point="8" draw:end-shape="id146" draw:end-glue-point="4" svg:d="M16418 16742l1393 2099" svg:viewBox="0 0 1394 2100">
          <text:p/>
        </draw:connector>
        <draw:connector draw:style-name="gr4" draw:text-style-name="P1" draw:layer="layout" draw:type="line" svg:x1="16.797cm" svg:y1="18.843cm" svg:x2="16.143cm" svg:y2="13.59cm" draw:start-shape="id151" draw:start-glue-point="4" draw:end-shape="id149" draw:end-glue-point="8" svg:d="M16797 18843l-654-5253" svg:viewBox="0 0 655 5254">
          <text:p/>
        </draw:connector>
        <draw:connector draw:style-name="gr3" draw:text-style-name="P1" draw:layer="layout" draw:type="line" svg:x1="16.143cm" svg:y1="13.59cm" svg:x2="18.232cm" svg:y2="15.609cm" draw:start-shape="id149" draw:start-glue-point="8" draw:end-shape="id147" draw:end-glue-point="4" svg:d="M16143 13590l2089 2019" svg:viewBox="0 0 2090 2020">
          <text:p/>
        </draw:connector>
        <draw:connector draw:style-name="gr2" draw:text-style-name="P1" draw:layer="layout" svg:x1="15.666cm" svg:y1="19.408cm" svg:x2="16.494cm" svg:y2="19.41cm" draw:start-shape="id150" draw:start-glue-point="10" draw:end-shape="id151" draw:end-glue-point="6" svg:d="M15666 19408h414v2h414" svg:viewBox="0 0 829 3">
          <text:p/>
        </draw:connector>
        <draw:custom-shape draw:style-name="gr8" draw:text-style-name="P1" xml:id="id152" draw:id="id152" draw:layer="Layout" svg:width="0.605cm" svg:height="1.134cm" svg:x="13.832cm" svg:y="12.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53" draw:id="id153" draw:layer="Layout" svg:width="0.603cm" svg:height="1.133cm" svg:x="11.427cm" svg:y="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s" svg:x1="14.437cm" svg:y1="13.023cm" svg:x2="11.427cm" svg:y2="8.695cm" draw:start-shape="id152" draw:start-glue-point="10" draw:end-shape="id153" draw:end-glue-point="6" svg:d="M14437 13023h501l-4013-4328h502" svg:viewBox="0 0 4014 4329">
          <text:p/>
        </draw:connector>
        <draw:connector draw:style-name="gr3" draw:text-style-name="P1" draw:layer="layout" draw:type="line" svg:x1="14.135cm" svg:y1="13.59cm" svg:x2="11.627cm" svg:y2="15.609cm" draw:start-shape="id152" draw:start-glue-point="8" draw:end-shape="id142" draw:end-glue-point="4" svg:d="M14135 13590l-2508 2019" svg:viewBox="0 0 2509 2020">
          <text:p/>
        </draw:connector>
        <draw:connector draw:style-name="gr3" draw:text-style-name="P1" draw:layer="layout" draw:type="line" svg:x1="14.135cm" svg:y1="13.59cm" svg:x2="16.418cm" svg:y2="15.609cm" draw:start-shape="id152" draw:start-glue-point="8" draw:end-shape="id148" draw:end-glue-point="4" svg:d="M14135 13590l2283 2019" svg:viewBox="0 0 2284 2020">
          <text:p/>
        </draw:connector>
        <draw:connector draw:style-name="gr4" draw:text-style-name="P1" draw:layer="layout" draw:type="line" svg:x1="13.118cm" svg:y1="15.609cm" svg:x2="11.729cm" svg:y2="9.261cm" draw:start-shape="id143" draw:start-glue-point="4" draw:end-shape="id153" draw:end-glue-point="8" svg:d="M13118 15609l-1389-6348" svg:viewBox="0 0 1390 6349">
          <text:p/>
        </draw:connector>
        <draw:connector draw:style-name="gr3" draw:text-style-name="P1" draw:layer="layout" draw:type="line" svg:x1="11.729cm" svg:y1="9.261cm" svg:x2="16.143cm" svg:y2="12.457cm" draw:start-shape="id153" draw:start-glue-point="8" draw:end-shape="id149" draw:end-glue-point="4" svg:d="M11729 9261l4414 3196" svg:viewBox="0 0 4415 3197">
          <text:p/>
        </draw:connector>
        <draw:custom-shape draw:style-name="gr8" draw:text-style-name="P1" xml:id="id154" draw:id="id154" draw:layer="Layout" svg:width="0.605cm" svg:height="1.133cm" svg:x="9.38cm" svg:y="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9.683cm" svg:y1="9.261cm" svg:x2="4.992cm" svg:y2="12.456cm" draw:start-shape="id154" draw:start-glue-point="8" draw:end-shape="id138" draw:end-glue-point="4" svg:d="M9683 9261l-4691 3195" svg:viewBox="0 0 4692 3196">
          <text:p/>
        </draw:connector>
        <draw:connector draw:style-name="gr3" draw:text-style-name="P1" draw:layer="layout" draw:type="line" svg:x1="9.683cm" svg:y1="9.261cm" svg:x2="14.135cm" svg:y2="12.456cm" draw:start-shape="id154" draw:start-glue-point="8" draw:end-shape="id152" draw:end-glue-point="4" svg:d="M9683 9261l4452 3195" svg:viewBox="0 0 4453 3196">
          <text:p/>
        </draw:connector>
        <draw:custom-shape draw:style-name="gr8" draw:text-style-name="P1" xml:id="id155" draw:id="id155" draw:layer="Layout" svg:width="0.605cm" svg:height="1.133cm" svg:x="0cm" svg:y="4.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56" draw:id="id156" draw:layer="Layout" svg:width="0.605cm" svg:height="1.133cm" svg:x="1.492cm" svg:y="4.8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0.605cm" svg:y1="5.393cm" svg:x2="1.492cm" svg:y2="5.395cm" draw:start-shape="id155" draw:start-glue-point="10" draw:end-shape="id156" draw:end-glue-point="6" svg:d="M605 5393h443v2h444" svg:viewBox="0 0 888 3">
          <text:p/>
        </draw:connector>
        <draw:connector draw:style-name="gr3" draw:text-style-name="P1" draw:layer="layout" draw:type="line" svg:x1="0.303cm" svg:y1="5.959cm" svg:x2="9.683cm" svg:y2="8.128cm" draw:start-shape="id155" draw:start-glue-point="8" draw:end-shape="id154" draw:end-glue-point="4" svg:d="M303 5959l9380 2169" svg:viewBox="0 0 9381 2170">
          <text:p/>
        </draw:connector>
        <draw:connector draw:style-name="gr5" draw:text-style-name="P1" draw:layer="layout" draw:type="line" svg:x1="1.795cm" svg:y1="5.961cm" svg:x2="-1.085cm" svg:y2="6.773cm" draw:start-shape="id156" draw:start-glue-point="8" svg:d="M1795 5961l-2880 812" svg:viewBox="0 0 2881 813">
          <text:p/>
        </draw:connector>
        <draw:connector draw:style-name="gr5" draw:text-style-name="P1" draw:layer="layout" draw:type="line" svg:x1="0.303cm" svg:y1="5.959cm" svg:x2="-1.693cm" svg:y2="6.508cm" draw:start-shape="id155" draw:start-glue-point="8" svg:d="M303 5959l-1996 549" svg:viewBox="0 0 1997 550">
          <text:p/>
        </draw:connector>
        <draw:connector draw:style-name="gr6" draw:text-style-name="P1" draw:layer="layout" draw:type="line" svg:x1="-2.143cm" svg:y1="2.249cm" svg:x2="0.303cm" svg:y2="4.826cm" draw:end-shape="id155" draw:end-glue-point="4" svg:d="M-2143 2249l2446 2577" svg:viewBox="0 0 2447 2578">
          <text:p/>
        </draw:connector>
        <draw:connector draw:style-name="gr6" draw:text-style-name="P1" draw:layer="layout" draw:type="line" svg:x1="-1.032cm" svg:y1="1.984cm" svg:x2="1.795cm" svg:y2="4.828cm" draw:end-shape="id156" draw:end-glue-point="4" svg:d="M-1032 1984l2827 2844" svg:viewBox="0 0 2828 2845">
          <text:p/>
        </draw:connector>
        <draw:connector draw:style-name="gr6" draw:text-style-name="P1" draw:layer="layout" draw:type="line" svg:x1="1.795cm" svg:y1="5.961cm" svg:x2="11.729cm" svg:y2="8.128cm" draw:start-shape="id156" draw:start-glue-point="8" draw:end-shape="id153" draw:end-glue-point="4" svg:d="M1795 5961l9934 2167" svg:viewBox="0 0 9935 2168">
          <text:p/>
        </draw:connector>
        <draw:connector draw:style-name="gr6" draw:text-style-name="P1" draw:layer="layout" draw:type="line" svg:x1="18.232cm" svg:y1="16.742cm" svg:x2="16.797cm" svg:y2="18.843cm" draw:start-shape="id147" draw:start-glue-point="8" draw:end-shape="id151" draw:end-glue-point="4" svg:d="M18232 16742l-1435 2101" svg:viewBox="0 0 1436 2102">
          <text:p/>
        </draw:connector>
        <presentation:notes draw:style-name="dp2">
          <draw:page-thumbnail draw:style-name="gr7" draw:layer="layout" svg:width="13.968cm" svg:height="10.476cm" svg:x="3.81cm" svg:y="2.123cm" draw:page-number="5" presentation:class="page"/>
          <draw:frame presentation:style-name="pr1"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8" draw:text-style-name="P1" xml:id="id161" draw:id="id161" draw:layer="Layout" svg:width="0.605cm" svg:height="1.133cm" svg:x="0.926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62" draw:id="id162" draw:layer="Layout" svg:width="0.605cm" svg:height="1.133cm" svg:x="2.359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57" draw:id="id157" draw:layer="Layout" svg:width="0.605cm" svg:height="1.133cm" svg:x="3.073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58" draw:id="id158" draw:layer="Layout" svg:width="0.605cm" svg:height="1.133cm" svg:x="4.564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3.678cm" svg:y1="19.408cm" svg:x2="4.564cm" svg:y2="19.41cm" draw:start-shape="id157" draw:start-glue-point="10" draw:end-shape="id158" draw:end-glue-point="6" svg:d="M3678 19408h443v2h443" svg:viewBox="0 0 887 3">
          <text:p/>
        </draw:connector>
        <draw:custom-shape draw:style-name="gr8" draw:text-style-name="P1" xml:id="id159" draw:id="id159" draw:layer="Layout" svg:width="0.605cm" svg:height="1.133cm" svg:x="2.053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60" draw:id="id160" draw:layer="Layout" svg:width="0.605cm" svg:height="1.133cm" svg:x="3.54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2.658cm" svg:y1="16.176cm" svg:x2="3.545cm" svg:y2="16.176cm" draw:start-shape="id159" draw:start-glue-point="10" draw:end-shape="id160" draw:end-glue-point="6" svg:d="M2658 16176h887" svg:viewBox="0 0 888 1">
          <text:p/>
        </draw:connector>
        <draw:connector draw:style-name="gr3" draw:text-style-name="P1" draw:layer="layout" draw:type="line" svg:x1="2.356cm" svg:y1="16.742cm" svg:x2="1.229cm" svg:y2="18.841cm" draw:start-shape="id159" draw:start-glue-point="8" draw:end-shape="id161" draw:end-glue-point="4" svg:d="M2356 16742l-1127 2099" svg:viewBox="0 0 1128 2100">
          <text:p/>
        </draw:connector>
        <draw:connector draw:style-name="gr3" draw:text-style-name="P1" draw:layer="layout" draw:type="line" svg:x1="2.356cm" svg:y1="16.742cm" svg:x2="3.376cm" svg:y2="18.841cm" draw:start-shape="id159" draw:start-glue-point="8" draw:end-shape="id157" draw:end-glue-point="4" svg:d="M2356 16742l1020 2099" svg:viewBox="0 0 1021 2100">
          <text:p/>
        </draw:connector>
        <draw:connector draw:style-name="gr4" draw:text-style-name="P1" draw:layer="layout" draw:type="line" svg:x1="2.662cm" svg:y1="18.843cm" svg:x2="3.848cm" svg:y2="16.742cm" draw:start-shape="id162" draw:start-glue-point="4" draw:end-shape="id160" draw:end-glue-point="8" svg:d="M2662 18843l1186-2101" svg:viewBox="0 0 1187 2102">
          <text:p/>
        </draw:connector>
        <draw:connector draw:style-name="gr3" draw:text-style-name="P1" draw:layer="layout" draw:type="line" svg:x1="3.848cm" svg:y1="16.742cm" svg:x2="4.867cm" svg:y2="18.843cm" draw:start-shape="id160" draw:start-glue-point="8" draw:end-shape="id158" draw:end-glue-point="4" svg:d="M3848 16742l1019 2101" svg:viewBox="0 0 1020 2102">
          <text:p/>
        </draw:connector>
        <draw:connector draw:style-name="gr2" draw:text-style-name="P1" draw:layer="layout" svg:x1="1.531cm" svg:y1="19.408cm" svg:x2="2.359cm" svg:y2="19.41cm" draw:start-shape="id161" draw:start-glue-point="10" draw:end-shape="id162" draw:end-glue-point="6" svg:d="M1531 19408h414v2h414" svg:viewBox="0 0 829 3">
          <text:p/>
        </draw:connector>
        <draw:custom-shape draw:style-name="gr8" draw:text-style-name="P1" xml:id="id167" draw:id="id167" draw:layer="Layout" svg:width="0.605cm" svg:height="1.133cm" svg:x="5.718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68" draw:id="id168" draw:layer="Layout" svg:width="0.605cm" svg:height="1.133cm" svg:x="7.151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63" draw:id="id163" draw:layer="Layout" svg:width="0.605cm" svg:height="1.133cm" svg:x="7.864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64" draw:id="id164" draw:layer="Layout" svg:width="0.605cm" svg:height="1.133cm" svg:x="9.356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8.469cm" svg:y1="19.408cm" svg:x2="9.356cm" svg:y2="19.41cm" draw:start-shape="id163" draw:start-glue-point="10" draw:end-shape="id164" draw:end-glue-point="6" svg:d="M8469 19408h443v2h444" svg:viewBox="0 0 888 3">
          <text:p/>
        </draw:connector>
        <draw:custom-shape draw:style-name="gr8" draw:text-style-name="P1" xml:id="id165" draw:id="id165" draw:layer="Layout" svg:width="0.605cm" svg:height="1.133cm" svg:x="6.772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66" draw:id="id166" draw:layer="Layout" svg:width="0.605cm" svg:height="1.133cm" svg:x="8.263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7.377cm" svg:y1="16.176cm" svg:x2="8.263cm" svg:y2="16.176cm" draw:start-shape="id165" draw:start-glue-point="10" draw:end-shape="id166" draw:end-glue-point="6" svg:d="M7377 16176h886" svg:viewBox="0 0 887 1">
          <text:p/>
        </draw:connector>
        <draw:connector draw:style-name="gr3" draw:text-style-name="P1" draw:layer="layout" draw:type="line" svg:x1="7.075cm" svg:y1="16.742cm" svg:x2="6.021cm" svg:y2="18.841cm" draw:start-shape="id165" draw:start-glue-point="8" draw:end-shape="id167" draw:end-glue-point="4" svg:d="M7075 16742l-1054 2099" svg:viewBox="0 0 1055 2100">
          <text:p/>
        </draw:connector>
        <draw:connector draw:style-name="gr3" draw:text-style-name="P1" draw:layer="layout" draw:type="line" svg:x1="7.075cm" svg:y1="16.742cm" svg:x2="8.167cm" svg:y2="18.841cm" draw:start-shape="id165" draw:start-glue-point="8" draw:end-shape="id163" draw:end-glue-point="4" svg:d="M7075 16742l1092 2099" svg:viewBox="0 0 1093 2100">
          <text:p/>
        </draw:connector>
        <draw:connector draw:style-name="gr4" draw:text-style-name="P1" draw:layer="layout" draw:type="line" svg:x1="7.454cm" svg:y1="18.843cm" svg:x2="8.566cm" svg:y2="16.742cm" draw:start-shape="id168" draw:start-glue-point="4" draw:end-shape="id166" draw:end-glue-point="8" svg:d="M7454 18843l1112-2101" svg:viewBox="0 0 1113 2102">
          <text:p/>
        </draw:connector>
        <draw:connector draw:style-name="gr3" draw:text-style-name="P1" draw:layer="layout" draw:type="line" svg:x1="8.566cm" svg:y1="16.742cm" svg:x2="9.659cm" svg:y2="18.843cm" draw:start-shape="id166" draw:start-glue-point="8" draw:end-shape="id164" draw:end-glue-point="4" svg:d="M8566 16742l1093 2101" svg:viewBox="0 0 1094 2102">
          <text:p/>
        </draw:connector>
        <draw:connector draw:style-name="gr2" draw:text-style-name="P1" draw:layer="layout" svg:x1="6.323cm" svg:y1="19.408cm" svg:x2="7.151cm" svg:y2="19.41cm" draw:start-shape="id167" draw:start-glue-point="10" draw:end-shape="id168" draw:end-glue-point="6" svg:d="M6323 19408h414v2h414" svg:viewBox="0 0 829 3">
          <text:p/>
        </draw:connector>
        <draw:custom-shape draw:style-name="gr8" draw:text-style-name="P1" xml:id="id169" draw:id="id169" draw:layer="Layout" svg:width="0.605cm" svg:height="1.134cm" svg:x="4.689cm" svg:y="12.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70" draw:id="id170" draw:layer="Layout" svg:width="0.605cm" svg:height="1.133cm" svg:x="6.18cm" svg:y="12.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5.294cm" svg:y1="13.023cm" svg:x2="6.18cm" svg:y2="13.025cm" draw:start-shape="id169" draw:start-glue-point="10" draw:end-shape="id170" draw:end-glue-point="6" svg:d="M5294 13023h443v2h443" svg:viewBox="0 0 887 3">
          <text:p/>
        </draw:connector>
        <draw:connector draw:style-name="gr3" draw:text-style-name="P1" draw:layer="layout" draw:type="line" svg:x1="4.992cm" svg:y1="13.59cm" svg:x2="2.356cm" svg:y2="15.609cm" draw:start-shape="id169" draw:start-glue-point="8" draw:end-shape="id159" draw:end-glue-point="4" svg:d="M4992 13590l-2636 2019" svg:viewBox="0 0 2637 2020">
          <text:p/>
        </draw:connector>
        <draw:connector draw:style-name="gr3" draw:text-style-name="P1" draw:layer="layout" draw:type="line" svg:x1="4.992cm" svg:y1="13.59cm" svg:x2="7.075cm" svg:y2="15.609cm" draw:start-shape="id169" draw:start-glue-point="8" draw:end-shape="id165" draw:end-glue-point="4" svg:d="M4992 13590l2083 2019" svg:viewBox="0 0 2084 2020">
          <text:p/>
        </draw:connector>
        <draw:connector draw:style-name="gr4" draw:text-style-name="P1" draw:layer="layout" draw:type="line" svg:x1="3.848cm" svg:y1="15.609cm" svg:x2="6.483cm" svg:y2="13.591cm" draw:start-shape="id160" draw:start-glue-point="4" draw:end-shape="id170" draw:end-glue-point="8" svg:d="M3848 15609l2635-2018" svg:viewBox="0 0 2636 2019">
          <text:p/>
        </draw:connector>
        <draw:connector draw:style-name="gr3" draw:text-style-name="P1" draw:layer="layout" draw:type="line" svg:x1="6.483cm" svg:y1="13.591cm" svg:x2="8.566cm" svg:y2="15.609cm" draw:start-shape="id170" draw:start-glue-point="8" draw:end-shape="id166" draw:end-glue-point="4" svg:d="M6483 13591l2083 2018" svg:viewBox="0 0 2084 2019">
          <text:p/>
        </draw:connector>
        <draw:custom-shape draw:style-name="gr8" draw:text-style-name="P1" xml:id="id175" draw:id="id175" draw:layer="Layout" svg:width="0.605cm" svg:height="1.133cm" svg:x="10.269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76" draw:id="id176" draw:layer="Layout" svg:width="0.605cm" svg:height="1.133cm" svg:x="11.703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71" draw:id="id171" draw:layer="Layout" svg:width="0.605cm" svg:height="1.133cm" svg:x="12.416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72" draw:id="id172" draw:layer="Layout" svg:width="0.605cm" svg:height="1.133cm" svg:x="13.907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3.021cm" svg:y1="19.408cm" svg:x2="13.907cm" svg:y2="19.41cm" draw:start-shape="id171" draw:start-glue-point="10" draw:end-shape="id172" draw:end-glue-point="6" svg:d="M13021 19408h443v2h443" svg:viewBox="0 0 887 3">
          <text:p/>
        </draw:connector>
        <draw:custom-shape draw:style-name="gr8" draw:text-style-name="P1" xml:id="id173" draw:id="id173" draw:layer="Layout" svg:width="0.605cm" svg:height="1.133cm" svg:x="11.324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74" draw:id="id174" draw:layer="Layout" svg:width="0.605cm" svg:height="1.133cm" svg:x="12.81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1.929cm" svg:y1="16.176cm" svg:x2="12.815cm" svg:y2="16.176cm" draw:start-shape="id173" draw:start-glue-point="10" draw:end-shape="id174" draw:end-glue-point="6" svg:d="M11929 16176h886" svg:viewBox="0 0 887 1">
          <text:p/>
        </draw:connector>
        <draw:connector draw:style-name="gr3" draw:text-style-name="P1" draw:layer="layout" draw:type="line" svg:x1="11.627cm" svg:y1="16.742cm" svg:x2="10.572cm" svg:y2="18.841cm" draw:start-shape="id173" draw:start-glue-point="8" draw:end-shape="id175" draw:end-glue-point="4" svg:d="M11627 16742l-1055 2099" svg:viewBox="0 0 1056 2100">
          <text:p/>
        </draw:connector>
        <draw:connector draw:style-name="gr3" draw:text-style-name="P1" draw:layer="layout" draw:type="line" svg:x1="11.627cm" svg:y1="16.742cm" svg:x2="12.719cm" svg:y2="18.841cm" draw:start-shape="id173" draw:start-glue-point="8" draw:end-shape="id171" draw:end-glue-point="4" svg:d="M11627 16742l1092 2099" svg:viewBox="0 0 1093 2100">
          <text:p/>
        </draw:connector>
        <draw:connector draw:style-name="gr4" draw:text-style-name="P1" draw:layer="layout" draw:type="line" svg:x1="12.006cm" svg:y1="18.843cm" svg:x2="13.118cm" svg:y2="16.742cm" draw:start-shape="id176" draw:start-glue-point="4" draw:end-shape="id174" draw:end-glue-point="8" svg:d="M12006 18843l1112-2101" svg:viewBox="0 0 1113 2102">
          <text:p/>
        </draw:connector>
        <draw:connector draw:style-name="gr3" draw:text-style-name="P1" draw:layer="layout" draw:type="line" svg:x1="13.118cm" svg:y1="16.742cm" svg:x2="14.21cm" svg:y2="18.843cm" draw:start-shape="id174" draw:start-glue-point="8" draw:end-shape="id172" draw:end-glue-point="4" svg:d="M13118 16742l1092 2101" svg:viewBox="0 0 1093 2102">
          <text:p/>
        </draw:connector>
        <draw:connector draw:style-name="gr2" draw:text-style-name="P1" draw:layer="layout" svg:x1="10.874cm" svg:y1="19.408cm" svg:x2="11.703cm" svg:y2="19.41cm" draw:start-shape="id175" draw:start-glue-point="10" draw:end-shape="id176" draw:end-glue-point="6" svg:d="M10874 19408h414v2h415" svg:viewBox="0 0 830 3">
          <text:p/>
        </draw:connector>
        <draw:custom-shape draw:style-name="gr8" draw:text-style-name="P1" xml:id="id181" draw:id="id181" draw:layer="Layout" svg:width="0.605cm" svg:height="1.133cm" svg:x="15.061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82" draw:id="id182" draw:layer="Layout" svg:width="0.605cm" svg:height="1.133cm" svg:x="16.494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77" draw:id="id177" draw:layer="Layout" svg:width="0.605cm" svg:height="1.133cm" svg:x="17.508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78" draw:id="id178" draw:layer="Layout" svg:width="0.605cm" svg:height="1.133cm" svg:x="17.929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 draw:text-style-name="P1" draw:layer="layout" draw:type="line" svg:x1="17.811cm" svg:y1="18.841cm" svg:x2="18.232cm" svg:y2="16.742cm" draw:start-shape="id177" draw:start-glue-point="4" draw:end-shape="id178" draw:end-glue-point="8" svg:d="M17811 18841l421-2099" svg:viewBox="0 0 422 2100">
          <text:p/>
        </draw:connector>
        <draw:custom-shape draw:style-name="gr8" draw:text-style-name="P1" xml:id="id179" draw:id="id179" draw:layer="Layout" svg:width="0.605cm" svg:height="1.133cm" svg:x="16.11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80" draw:id="id180" draw:layer="Layout" svg:width="0.605cm" svg:height="1.133cm" svg:x="15.84cm" svg:y="12.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s" svg:x1="16.72cm" svg:y1="16.176cm" svg:x2="15.84cm" svg:y2="13.024cm" draw:start-shape="id179" draw:start-glue-point="10" draw:end-shape="id180" draw:end-glue-point="6" svg:d="M16720 16176h501l-1883-3152h502" svg:viewBox="0 0 1884 3153">
          <text:p/>
        </draw:connector>
        <draw:connector draw:style-name="gr3" draw:text-style-name="P1" draw:layer="layout" draw:type="line" svg:x1="16.418cm" svg:y1="16.742cm" svg:x2="15.364cm" svg:y2="18.841cm" draw:start-shape="id179" draw:start-glue-point="8" draw:end-shape="id181" draw:end-glue-point="4" svg:d="M16418 16742l-1054 2099" svg:viewBox="0 0 1055 2100">
          <text:p/>
        </draw:connector>
        <draw:connector draw:style-name="gr3" draw:text-style-name="P1" draw:layer="layout" draw:type="line" svg:x1="16.418cm" svg:y1="16.742cm" svg:x2="17.811cm" svg:y2="18.841cm" draw:start-shape="id179" draw:start-glue-point="8" draw:end-shape="id177" draw:end-glue-point="4" svg:d="M16418 16742l1393 2099" svg:viewBox="0 0 1394 2100">
          <text:p/>
        </draw:connector>
        <draw:connector draw:style-name="gr4" draw:text-style-name="P1" draw:layer="layout" draw:type="line" svg:x1="13.118cm" svg:y1="15.609cm" svg:x2="16.143cm" svg:y2="13.59cm" draw:start-shape="id174" draw:start-glue-point="4" draw:end-shape="id180" draw:end-glue-point="8" svg:d="M13118 15609l3025-2019" svg:viewBox="0 0 3026 2020">
          <text:p/>
        </draw:connector>
        <draw:connector draw:style-name="gr3" draw:text-style-name="P1" draw:layer="layout" draw:type="line" svg:x1="16.143cm" svg:y1="13.59cm" svg:x2="18.232cm" svg:y2="15.609cm" draw:start-shape="id180" draw:start-glue-point="8" draw:end-shape="id178" draw:end-glue-point="4" svg:d="M16143 13590l2089 2019" svg:viewBox="0 0 2090 2020">
          <text:p/>
        </draw:connector>
        <draw:connector draw:style-name="gr2" draw:text-style-name="P1" draw:layer="layout" svg:x1="15.666cm" svg:y1="19.408cm" svg:x2="16.494cm" svg:y2="19.41cm" draw:start-shape="id181" draw:start-glue-point="10" draw:end-shape="id182" draw:end-glue-point="6" svg:d="M15666 19408h414v2h414" svg:viewBox="0 0 829 3">
          <text:p/>
        </draw:connector>
        <draw:custom-shape draw:style-name="gr8" draw:text-style-name="P1" xml:id="id183" draw:id="id183" draw:layer="Layout" svg:width="0.605cm" svg:height="1.134cm" svg:x="13.832cm" svg:y="12.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84" draw:id="id184" draw:layer="Layout" svg:width="0.603cm" svg:height="1.133cm" svg:x="11.427cm" svg:y="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s" svg:x1="14.437cm" svg:y1="13.023cm" svg:x2="11.427cm" svg:y2="8.695cm" draw:start-shape="id183" draw:start-glue-point="10" draw:end-shape="id184" draw:end-glue-point="6" svg:d="M14437 13023h501l-4013-4328h502" svg:viewBox="0 0 4014 4329">
          <text:p/>
        </draw:connector>
        <draw:connector draw:style-name="gr3" draw:text-style-name="P1" draw:layer="layout" draw:type="line" svg:x1="14.135cm" svg:y1="13.59cm" svg:x2="11.627cm" svg:y2="15.609cm" draw:start-shape="id183" draw:start-glue-point="8" draw:end-shape="id173" draw:end-glue-point="4" svg:d="M14135 13590l-2508 2019" svg:viewBox="0 0 2509 2020">
          <text:p/>
        </draw:connector>
        <draw:connector draw:style-name="gr3" draw:text-style-name="P1" draw:layer="layout" draw:type="line" svg:x1="14.135cm" svg:y1="13.59cm" svg:x2="16.418cm" svg:y2="15.609cm" draw:start-shape="id183" draw:start-glue-point="8" draw:end-shape="id179" draw:end-glue-point="4" svg:d="M14135 13590l2283 2019" svg:viewBox="0 0 2284 2020">
          <text:p/>
        </draw:connector>
        <draw:connector draw:style-name="gr3" draw:text-style-name="P1" draw:layer="layout" draw:type="line" svg:x1="11.729cm" svg:y1="9.261cm" svg:x2="16.143cm" svg:y2="12.457cm" draw:start-shape="id184" draw:start-glue-point="8" draw:end-shape="id180" draw:end-glue-point="4" svg:d="M11729 9261l4414 3196" svg:viewBox="0 0 4415 3197">
          <text:p/>
        </draw:connector>
        <draw:custom-shape draw:style-name="gr8" draw:text-style-name="P1" xml:id="id185" draw:id="id185" draw:layer="Layout" svg:width="0.605cm" svg:height="1.133cm" svg:x="9.38cm" svg:y="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9.683cm" svg:y1="9.261cm" svg:x2="4.992cm" svg:y2="12.456cm" draw:start-shape="id185" draw:start-glue-point="8" draw:end-shape="id169" draw:end-glue-point="4" svg:d="M9683 9261l-4691 3195" svg:viewBox="0 0 4692 3196">
          <text:p/>
        </draw:connector>
        <draw:connector draw:style-name="gr3" draw:text-style-name="P1" draw:layer="layout" draw:type="line" svg:x1="9.683cm" svg:y1="9.261cm" svg:x2="14.135cm" svg:y2="12.456cm" draw:start-shape="id185" draw:start-glue-point="8" draw:end-shape="id183" draw:end-glue-point="4" svg:d="M9683 9261l4452 3195" svg:viewBox="0 0 4453 3196">
          <text:p/>
        </draw:connector>
        <draw:custom-shape draw:style-name="gr8" draw:text-style-name="P1" xml:id="id186" draw:id="id186" draw:layer="Layout" svg:width="0.605cm" svg:height="1.133cm" svg:x="0cm" svg:y="4.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87" draw:id="id187" draw:layer="Layout" svg:width="0.605cm" svg:height="1.133cm" svg:x="1.492cm" svg:y="4.8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0.605cm" svg:y1="5.393cm" svg:x2="1.492cm" svg:y2="5.395cm" draw:start-shape="id186" draw:start-glue-point="10" draw:end-shape="id187" draw:end-glue-point="6" svg:d="M605 5393h443v2h444" svg:viewBox="0 0 888 3">
          <text:p/>
        </draw:connector>
        <draw:connector draw:style-name="gr3" draw:text-style-name="P1" draw:layer="layout" draw:type="line" svg:x1="0.303cm" svg:y1="5.959cm" svg:x2="9.683cm" svg:y2="8.128cm" draw:start-shape="id186" draw:start-glue-point="8" draw:end-shape="id185" draw:end-glue-point="4" svg:d="M303 5959l9380 2169" svg:viewBox="0 0 9381 2170">
          <text:p/>
        </draw:connector>
        <draw:connector draw:style-name="gr5" draw:text-style-name="P1" draw:layer="layout" draw:type="line" svg:x1="1.795cm" svg:y1="5.961cm" svg:x2="-1.085cm" svg:y2="6.773cm" draw:start-shape="id187" draw:start-glue-point="8" svg:d="M1795 5961l-2880 812" svg:viewBox="0 0 2881 813">
          <text:p/>
        </draw:connector>
        <draw:connector draw:style-name="gr5" draw:text-style-name="P1" draw:layer="layout" draw:type="line" svg:x1="0.303cm" svg:y1="5.959cm" svg:x2="-1.693cm" svg:y2="6.508cm" draw:start-shape="id186" draw:start-glue-point="8" svg:d="M303 5959l-1996 549" svg:viewBox="0 0 1997 550">
          <text:p/>
        </draw:connector>
        <draw:connector draw:style-name="gr6" draw:text-style-name="P1" draw:layer="layout" draw:type="line" svg:x1="-2.143cm" svg:y1="2.249cm" svg:x2="0.303cm" svg:y2="4.826cm" draw:end-shape="id186" draw:end-glue-point="4" svg:d="M-2143 2249l2446 2577" svg:viewBox="0 0 2447 2578">
          <text:p/>
        </draw:connector>
        <draw:connector draw:style-name="gr6" draw:text-style-name="P1" draw:layer="layout" draw:type="line" svg:x1="-1.032cm" svg:y1="1.984cm" svg:x2="1.795cm" svg:y2="4.828cm" draw:end-shape="id187" draw:end-glue-point="4" svg:d="M-1032 1984l2827 2844" svg:viewBox="0 0 2828 2845">
          <text:p/>
        </draw:connector>
        <draw:connector draw:style-name="gr6" draw:text-style-name="P1" draw:layer="layout" draw:type="line" svg:x1="1.795cm" svg:y1="5.961cm" svg:x2="11.729cm" svg:y2="8.128cm" draw:start-shape="id187" draw:start-glue-point="8" draw:end-shape="id184" draw:end-glue-point="4" svg:d="M1795 5961l9934 2167" svg:viewBox="0 0 9935 2168">
          <text:p/>
        </draw:connector>
        <draw:connector draw:style-name="gr6" draw:text-style-name="P1" draw:layer="layout" draw:type="line" svg:x1="18.232cm" svg:y1="16.742cm" svg:x2="16.797cm" svg:y2="18.843cm" draw:start-shape="id178" draw:start-glue-point="8" draw:end-shape="id182" draw:end-glue-point="4" svg:d="M18232 16742l-1435 2101" svg:viewBox="0 0 1436 2102">
          <text:p/>
        </draw:connector>
        <presentation:notes draw:style-name="dp2">
          <draw:page-thumbnail draw:style-name="gr7" draw:layer="layout" svg:width="13.968cm" svg:height="10.476cm" svg:x="3.81cm" svg:y="2.123cm" draw:page-number="6" presentation:class="page"/>
          <draw:frame presentation:style-name="pr1"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8" draw:text-style-name="P1" xml:id="id192" draw:id="id192" draw:layer="Layout" svg:width="0.605cm" svg:height="1.133cm" svg:x="0.926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93" draw:id="id193" draw:layer="Layout" svg:width="0.605cm" svg:height="1.133cm" svg:x="2.359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88" draw:id="id188" draw:layer="Layout" svg:width="0.605cm" svg:height="1.133cm" svg:x="3.073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89" draw:id="id189" draw:layer="Layout" svg:width="0.605cm" svg:height="1.133cm" svg:x="4.564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3.678cm" svg:y1="19.408cm" svg:x2="4.564cm" svg:y2="19.41cm" draw:start-shape="id188" draw:start-glue-point="10" draw:end-shape="id189" draw:end-glue-point="6" svg:d="M3678 19408h443v2h443" svg:viewBox="0 0 887 3">
          <text:p/>
        </draw:connector>
        <draw:custom-shape draw:style-name="gr8" draw:text-style-name="P1" xml:id="id190" draw:id="id190" draw:layer="Layout" svg:width="0.605cm" svg:height="1.133cm" svg:x="2.053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91" draw:id="id191" draw:layer="Layout" svg:width="0.605cm" svg:height="1.133cm" svg:x="3.54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2.658cm" svg:y1="16.176cm" svg:x2="3.545cm" svg:y2="16.176cm" draw:start-shape="id190" draw:start-glue-point="10" draw:end-shape="id191" draw:end-glue-point="6" svg:d="M2658 16176h887" svg:viewBox="0 0 888 1">
          <text:p/>
        </draw:connector>
        <draw:connector draw:style-name="gr3" draw:text-style-name="P1" draw:layer="layout" draw:type="line" svg:x1="2.356cm" svg:y1="16.742cm" svg:x2="1.229cm" svg:y2="18.841cm" draw:start-shape="id190" draw:start-glue-point="8" draw:end-shape="id192" draw:end-glue-point="4" svg:d="M2356 16742l-1127 2099" svg:viewBox="0 0 1128 2100">
          <text:p/>
        </draw:connector>
        <draw:connector draw:style-name="gr3" draw:text-style-name="P1" draw:layer="layout" draw:type="line" svg:x1="2.356cm" svg:y1="16.742cm" svg:x2="3.376cm" svg:y2="18.841cm" draw:start-shape="id190" draw:start-glue-point="8" draw:end-shape="id188" draw:end-glue-point="4" svg:d="M2356 16742l1020 2099" svg:viewBox="0 0 1021 2100">
          <text:p/>
        </draw:connector>
        <draw:connector draw:style-name="gr4" draw:text-style-name="P1" draw:layer="layout" draw:type="line" svg:x1="2.662cm" svg:y1="18.843cm" svg:x2="3.848cm" svg:y2="16.742cm" draw:start-shape="id193" draw:start-glue-point="4" draw:end-shape="id191" draw:end-glue-point="8" svg:d="M2662 18843l1186-2101" svg:viewBox="0 0 1187 2102">
          <text:p/>
        </draw:connector>
        <draw:connector draw:style-name="gr3" draw:text-style-name="P1" draw:layer="layout" draw:type="line" svg:x1="3.848cm" svg:y1="16.742cm" svg:x2="4.867cm" svg:y2="18.843cm" draw:start-shape="id191" draw:start-glue-point="8" draw:end-shape="id189" draw:end-glue-point="4" svg:d="M3848 16742l1019 2101" svg:viewBox="0 0 1020 2102">
          <text:p/>
        </draw:connector>
        <draw:connector draw:style-name="gr2" draw:text-style-name="P1" draw:layer="layout" svg:x1="1.531cm" svg:y1="19.408cm" svg:x2="2.359cm" svg:y2="19.41cm" draw:start-shape="id192" draw:start-glue-point="10" draw:end-shape="id193" draw:end-glue-point="6" svg:d="M1531 19408h414v2h414" svg:viewBox="0 0 829 3">
          <text:p/>
        </draw:connector>
        <draw:custom-shape draw:style-name="gr8" draw:text-style-name="P1" xml:id="id198" draw:id="id198" draw:layer="Layout" svg:width="0.605cm" svg:height="1.133cm" svg:x="5.718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99" draw:id="id199" draw:layer="Layout" svg:width="0.605cm" svg:height="1.133cm" svg:x="7.151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94" draw:id="id194" draw:layer="Layout" svg:width="0.605cm" svg:height="1.133cm" svg:x="7.864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95" draw:id="id195" draw:layer="Layout" svg:width="0.605cm" svg:height="1.133cm" svg:x="9.356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8.469cm" svg:y1="19.408cm" svg:x2="9.356cm" svg:y2="19.41cm" draw:start-shape="id194" draw:start-glue-point="10" draw:end-shape="id195" draw:end-glue-point="6" svg:d="M8469 19408h443v2h444" svg:viewBox="0 0 888 3">
          <text:p/>
        </draw:connector>
        <draw:custom-shape draw:style-name="gr8" draw:text-style-name="P1" xml:id="id196" draw:id="id196" draw:layer="Layout" svg:width="0.605cm" svg:height="1.133cm" svg:x="6.772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197" draw:id="id197" draw:layer="Layout" svg:width="0.605cm" svg:height="1.133cm" svg:x="8.263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7.377cm" svg:y1="16.176cm" svg:x2="8.263cm" svg:y2="16.176cm" draw:start-shape="id196" draw:start-glue-point="10" draw:end-shape="id197" draw:end-glue-point="6" svg:d="M7377 16176h886" svg:viewBox="0 0 887 1">
          <text:p/>
        </draw:connector>
        <draw:connector draw:style-name="gr3" draw:text-style-name="P1" draw:layer="layout" draw:type="line" svg:x1="7.075cm" svg:y1="16.742cm" svg:x2="6.021cm" svg:y2="18.841cm" draw:start-shape="id196" draw:start-glue-point="8" draw:end-shape="id198" draw:end-glue-point="4" svg:d="M7075 16742l-1054 2099" svg:viewBox="0 0 1055 2100">
          <text:p/>
        </draw:connector>
        <draw:connector draw:style-name="gr3" draw:text-style-name="P1" draw:layer="layout" draw:type="line" svg:x1="7.075cm" svg:y1="16.742cm" svg:x2="8.167cm" svg:y2="18.841cm" draw:start-shape="id196" draw:start-glue-point="8" draw:end-shape="id194" draw:end-glue-point="4" svg:d="M7075 16742l1092 2099" svg:viewBox="0 0 1093 2100">
          <text:p/>
        </draw:connector>
        <draw:connector draw:style-name="gr4" draw:text-style-name="P1" draw:layer="layout" draw:type="line" svg:x1="7.454cm" svg:y1="18.843cm" svg:x2="8.566cm" svg:y2="16.742cm" draw:start-shape="id199" draw:start-glue-point="4" draw:end-shape="id197" draw:end-glue-point="8" svg:d="M7454 18843l1112-2101" svg:viewBox="0 0 1113 2102">
          <text:p/>
        </draw:connector>
        <draw:connector draw:style-name="gr3" draw:text-style-name="P1" draw:layer="layout" draw:type="line" svg:x1="8.566cm" svg:y1="16.742cm" svg:x2="9.659cm" svg:y2="18.843cm" draw:start-shape="id197" draw:start-glue-point="8" draw:end-shape="id195" draw:end-glue-point="4" svg:d="M8566 16742l1093 2101" svg:viewBox="0 0 1094 2102">
          <text:p/>
        </draw:connector>
        <draw:connector draw:style-name="gr2" draw:text-style-name="P1" draw:layer="layout" svg:x1="6.323cm" svg:y1="19.408cm" svg:x2="7.151cm" svg:y2="19.41cm" draw:start-shape="id198" draw:start-glue-point="10" draw:end-shape="id199" draw:end-glue-point="6" svg:d="M6323 19408h414v2h414" svg:viewBox="0 0 829 3">
          <text:p/>
        </draw:connector>
        <draw:custom-shape draw:style-name="gr8" draw:text-style-name="P1" xml:id="id200" draw:id="id200" draw:layer="Layout" svg:width="0.605cm" svg:height="1.134cm" svg:x="4.689cm" svg:y="12.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01" draw:id="id201" draw:layer="Layout" svg:width="0.605cm" svg:height="1.133cm" svg:x="6.18cm" svg:y="12.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5.294cm" svg:y1="13.023cm" svg:x2="6.18cm" svg:y2="13.025cm" draw:start-shape="id200" draw:start-glue-point="10" draw:end-shape="id201" draw:end-glue-point="6" svg:d="M5294 13023h443v2h443" svg:viewBox="0 0 887 3">
          <text:p/>
        </draw:connector>
        <draw:connector draw:style-name="gr3" draw:text-style-name="P1" draw:layer="layout" draw:type="line" svg:x1="4.992cm" svg:y1="13.59cm" svg:x2="2.356cm" svg:y2="15.609cm" draw:start-shape="id200" draw:start-glue-point="8" draw:end-shape="id190" draw:end-glue-point="4" svg:d="M4992 13590l-2636 2019" svg:viewBox="0 0 2637 2020">
          <text:p/>
        </draw:connector>
        <draw:connector draw:style-name="gr3" draw:text-style-name="P1" draw:layer="layout" draw:type="line" svg:x1="4.992cm" svg:y1="13.59cm" svg:x2="7.075cm" svg:y2="15.609cm" draw:start-shape="id200" draw:start-glue-point="8" draw:end-shape="id196" draw:end-glue-point="4" svg:d="M4992 13590l2083 2019" svg:viewBox="0 0 2084 2020">
          <text:p/>
        </draw:connector>
        <draw:connector draw:style-name="gr4" draw:text-style-name="P1" draw:layer="layout" draw:type="line" svg:x1="3.848cm" svg:y1="15.609cm" svg:x2="6.483cm" svg:y2="13.591cm" draw:start-shape="id191" draw:start-glue-point="4" draw:end-shape="id201" draw:end-glue-point="8" svg:d="M3848 15609l2635-2018" svg:viewBox="0 0 2636 2019">
          <text:p/>
        </draw:connector>
        <draw:connector draw:style-name="gr3" draw:text-style-name="P1" draw:layer="layout" draw:type="line" svg:x1="6.483cm" svg:y1="13.591cm" svg:x2="8.566cm" svg:y2="15.609cm" draw:start-shape="id201" draw:start-glue-point="8" draw:end-shape="id197" draw:end-glue-point="4" svg:d="M6483 13591l2083 2018" svg:viewBox="0 0 2084 2019">
          <text:p/>
        </draw:connector>
        <draw:custom-shape draw:style-name="gr8" draw:text-style-name="P1" xml:id="id206" draw:id="id206" draw:layer="Layout" svg:width="0.605cm" svg:height="1.133cm" svg:x="10.269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07" draw:id="id207" draw:layer="Layout" svg:width="0.605cm" svg:height="1.133cm" svg:x="11.703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02" draw:id="id202" draw:layer="Layout" svg:width="0.605cm" svg:height="1.133cm" svg:x="12.416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03" draw:id="id203" draw:layer="Layout" svg:width="0.605cm" svg:height="1.133cm" svg:x="13.907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3.021cm" svg:y1="19.408cm" svg:x2="13.907cm" svg:y2="19.41cm" draw:start-shape="id202" draw:start-glue-point="10" draw:end-shape="id203" draw:end-glue-point="6" svg:d="M13021 19408h443v2h443" svg:viewBox="0 0 887 3">
          <text:p/>
        </draw:connector>
        <draw:custom-shape draw:style-name="gr8" draw:text-style-name="P1" xml:id="id204" draw:id="id204" draw:layer="Layout" svg:width="0.605cm" svg:height="1.133cm" svg:x="11.324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05" draw:id="id205" draw:layer="Layout" svg:width="0.605cm" svg:height="1.133cm" svg:x="12.81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1.929cm" svg:y1="16.176cm" svg:x2="12.815cm" svg:y2="16.176cm" draw:start-shape="id204" draw:start-glue-point="10" draw:end-shape="id205" draw:end-glue-point="6" svg:d="M11929 16176h886" svg:viewBox="0 0 887 1">
          <text:p/>
        </draw:connector>
        <draw:connector draw:style-name="gr3" draw:text-style-name="P1" draw:layer="layout" draw:type="line" svg:x1="11.627cm" svg:y1="16.742cm" svg:x2="10.572cm" svg:y2="18.841cm" draw:start-shape="id204" draw:start-glue-point="8" draw:end-shape="id206" draw:end-glue-point="4" svg:d="M11627 16742l-1055 2099" svg:viewBox="0 0 1056 2100">
          <text:p/>
        </draw:connector>
        <draw:connector draw:style-name="gr3" draw:text-style-name="P1" draw:layer="layout" draw:type="line" svg:x1="11.627cm" svg:y1="16.742cm" svg:x2="12.719cm" svg:y2="18.841cm" draw:start-shape="id204" draw:start-glue-point="8" draw:end-shape="id202" draw:end-glue-point="4" svg:d="M11627 16742l1092 2099" svg:viewBox="0 0 1093 2100">
          <text:p/>
        </draw:connector>
        <draw:connector draw:style-name="gr4" draw:text-style-name="P1" draw:layer="layout" draw:type="line" svg:x1="12.006cm" svg:y1="18.843cm" svg:x2="13.118cm" svg:y2="16.742cm" draw:start-shape="id207" draw:start-glue-point="4" draw:end-shape="id205" draw:end-glue-point="8" svg:d="M12006 18843l1112-2101" svg:viewBox="0 0 1113 2102">
          <text:p/>
        </draw:connector>
        <draw:connector draw:style-name="gr3" draw:text-style-name="P1" draw:layer="layout" draw:type="line" svg:x1="13.118cm" svg:y1="16.742cm" svg:x2="14.21cm" svg:y2="18.843cm" draw:start-shape="id205" draw:start-glue-point="8" draw:end-shape="id203" draw:end-glue-point="4" svg:d="M13118 16742l1092 2101" svg:viewBox="0 0 1093 2102">
          <text:p/>
        </draw:connector>
        <draw:connector draw:style-name="gr2" draw:text-style-name="P1" draw:layer="layout" svg:x1="10.874cm" svg:y1="19.408cm" svg:x2="11.703cm" svg:y2="19.41cm" draw:start-shape="id206" draw:start-glue-point="10" draw:end-shape="id207" draw:end-glue-point="6" svg:d="M10874 19408h414v2h415" svg:viewBox="0 0 830 3">
          <text:p/>
        </draw:connector>
        <draw:custom-shape draw:style-name="gr8" draw:text-style-name="P1" xml:id="id212" draw:id="id212" draw:layer="Layout" svg:width="0.605cm" svg:height="1.133cm" svg:x="15.061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13" draw:id="id213" draw:layer="Layout" svg:width="0.605cm" svg:height="1.133cm" svg:x="16.494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08" draw:id="id208" draw:layer="Layout" svg:width="0.605cm" svg:height="1.133cm" svg:x="17.508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09" draw:id="id209" draw:layer="Layout" svg:width="0.605cm" svg:height="1.133cm" svg:x="17.929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 draw:text-style-name="P1" draw:layer="layout" draw:type="line" svg:x1="17.811cm" svg:y1="18.841cm" svg:x2="18.232cm" svg:y2="16.742cm" draw:start-shape="id208" draw:start-glue-point="4" draw:end-shape="id209" draw:end-glue-point="8" svg:d="M17811 18841l421-2099" svg:viewBox="0 0 422 2100">
          <text:p/>
        </draw:connector>
        <draw:custom-shape draw:style-name="gr8" draw:text-style-name="P1" xml:id="id210" draw:id="id210" draw:layer="Layout" svg:width="0.605cm" svg:height="1.133cm" svg:x="16.11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11" draw:id="id211" draw:layer="Layout" svg:width="0.605cm" svg:height="1.133cm" svg:x="15.84cm" svg:y="12.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s" svg:x1="16.72cm" svg:y1="16.176cm" svg:x2="15.84cm" svg:y2="13.024cm" draw:start-shape="id210" draw:start-glue-point="10" draw:end-shape="id211" draw:end-glue-point="6" svg:d="M16720 16176h501l-1883-3152h502" svg:viewBox="0 0 1884 3153">
          <text:p/>
        </draw:connector>
        <draw:connector draw:style-name="gr3" draw:text-style-name="P1" draw:layer="layout" draw:type="line" svg:x1="16.418cm" svg:y1="16.742cm" svg:x2="15.364cm" svg:y2="18.841cm" draw:start-shape="id210" draw:start-glue-point="8" draw:end-shape="id212" draw:end-glue-point="4" svg:d="M16418 16742l-1054 2099" svg:viewBox="0 0 1055 2100">
          <text:p/>
        </draw:connector>
        <draw:connector draw:style-name="gr3" draw:text-style-name="P1" draw:layer="layout" draw:type="line" svg:x1="16.418cm" svg:y1="16.742cm" svg:x2="17.811cm" svg:y2="18.841cm" draw:start-shape="id210" draw:start-glue-point="8" draw:end-shape="id208" draw:end-glue-point="4" svg:d="M16418 16742l1393 2099" svg:viewBox="0 0 1394 2100">
          <text:p/>
        </draw:connector>
        <draw:connector draw:style-name="gr4" draw:text-style-name="P1" draw:layer="layout" draw:type="line" svg:x1="13.118cm" svg:y1="15.609cm" svg:x2="16.143cm" svg:y2="13.59cm" draw:start-shape="id205" draw:start-glue-point="4" draw:end-shape="id211" draw:end-glue-point="8" svg:d="M13118 15609l3025-2019" svg:viewBox="0 0 3026 2020">
          <text:p/>
        </draw:connector>
        <draw:connector draw:style-name="gr3" draw:text-style-name="P1" draw:layer="layout" draw:type="line" svg:x1="16.143cm" svg:y1="13.59cm" svg:x2="18.232cm" svg:y2="15.609cm" draw:start-shape="id211" draw:start-glue-point="8" draw:end-shape="id209" draw:end-glue-point="4" svg:d="M16143 13590l2089 2019" svg:viewBox="0 0 2090 2020">
          <text:p/>
        </draw:connector>
        <draw:connector draw:style-name="gr2" draw:text-style-name="P1" draw:layer="layout" svg:x1="15.666cm" svg:y1="19.408cm" svg:x2="16.494cm" svg:y2="19.41cm" draw:start-shape="id212" draw:start-glue-point="10" draw:end-shape="id213" draw:end-glue-point="6" svg:d="M15666 19408h414v2h414" svg:viewBox="0 0 829 3">
          <text:p/>
        </draw:connector>
        <draw:custom-shape draw:style-name="gr8" draw:text-style-name="P1" xml:id="id214" draw:id="id214" draw:layer="Layout" svg:width="0.605cm" svg:height="1.134cm" svg:x="13.832cm" svg:y="12.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15" draw:id="id215" draw:layer="Layout" svg:width="0.603cm" svg:height="1.133cm" svg:x="11.427cm" svg:y="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s" svg:x1="14.437cm" svg:y1="13.023cm" svg:x2="11.427cm" svg:y2="8.695cm" draw:start-shape="id214" draw:start-glue-point="10" draw:end-shape="id215" draw:end-glue-point="6" svg:d="M14437 13023h501l-4013-4328h502" svg:viewBox="0 0 4014 4329">
          <text:p/>
        </draw:connector>
        <draw:connector draw:style-name="gr3" draw:text-style-name="P1" draw:layer="layout" draw:type="line" svg:x1="14.135cm" svg:y1="13.59cm" svg:x2="11.627cm" svg:y2="15.609cm" draw:start-shape="id214" draw:start-glue-point="8" draw:end-shape="id204" draw:end-glue-point="4" svg:d="M14135 13590l-2508 2019" svg:viewBox="0 0 2509 2020">
          <text:p/>
        </draw:connector>
        <draw:connector draw:style-name="gr3" draw:text-style-name="P1" draw:layer="layout" draw:type="line" svg:x1="14.135cm" svg:y1="13.59cm" svg:x2="16.418cm" svg:y2="15.609cm" draw:start-shape="id214" draw:start-glue-point="8" draw:end-shape="id210" draw:end-glue-point="4" svg:d="M14135 13590l2283 2019" svg:viewBox="0 0 2284 2020">
          <text:p/>
        </draw:connector>
        <draw:connector draw:style-name="gr3" draw:text-style-name="P1" draw:layer="layout" draw:type="line" svg:x1="11.729cm" svg:y1="9.261cm" svg:x2="16.143cm" svg:y2="12.457cm" draw:start-shape="id215" draw:start-glue-point="8" draw:end-shape="id211" draw:end-glue-point="4" svg:d="M11729 9261l4414 3196" svg:viewBox="0 0 4415 3197">
          <text:p/>
        </draw:connector>
        <draw:custom-shape draw:style-name="gr8" draw:text-style-name="P1" xml:id="id216" draw:id="id216" draw:layer="Layout" svg:width="0.605cm" svg:height="1.133cm" svg:x="9.38cm" svg:y="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9.683cm" svg:y1="9.261cm" svg:x2="4.992cm" svg:y2="12.456cm" draw:start-shape="id216" draw:start-glue-point="8" draw:end-shape="id200" draw:end-glue-point="4" svg:d="M9683 9261l-4691 3195" svg:viewBox="0 0 4692 3196">
          <text:p/>
        </draw:connector>
        <draw:connector draw:style-name="gr3" draw:text-style-name="P1" draw:layer="layout" draw:type="line" svg:x1="9.683cm" svg:y1="9.261cm" svg:x2="14.135cm" svg:y2="12.456cm" draw:start-shape="id216" draw:start-glue-point="8" draw:end-shape="id214" draw:end-glue-point="4" svg:d="M9683 9261l4452 3195" svg:viewBox="0 0 4453 3196">
          <text:p/>
        </draw:connector>
        <draw:custom-shape draw:style-name="gr8" draw:text-style-name="P1" xml:id="id217" draw:id="id217" draw:layer="Layout" svg:width="0.605cm" svg:height="1.133cm" svg:x="0cm" svg:y="4.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18" draw:id="id218" draw:layer="Layout" svg:width="0.605cm" svg:height="1.133cm" svg:x="1.492cm" svg:y="4.8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0.605cm" svg:y1="5.393cm" svg:x2="1.492cm" svg:y2="5.395cm" draw:start-shape="id217" draw:start-glue-point="10" draw:end-shape="id218" draw:end-glue-point="6" svg:d="M605 5393h443v2h444" svg:viewBox="0 0 888 3">
          <text:p/>
        </draw:connector>
        <draw:connector draw:style-name="gr3" draw:text-style-name="P1" draw:layer="layout" draw:type="line" svg:x1="0.303cm" svg:y1="5.959cm" svg:x2="9.683cm" svg:y2="8.128cm" draw:start-shape="id217" draw:start-glue-point="8" draw:end-shape="id216" draw:end-glue-point="4" svg:d="M303 5959l9380 2169" svg:viewBox="0 0 9381 2170">
          <text:p/>
        </draw:connector>
        <draw:connector draw:style-name="gr5" draw:text-style-name="P1" draw:layer="layout" draw:type="line" svg:x1="1.795cm" svg:y1="5.961cm" svg:x2="-1.085cm" svg:y2="6.773cm" draw:start-shape="id218" draw:start-glue-point="8" svg:d="M1795 5961l-2880 812" svg:viewBox="0 0 2881 813">
          <text:p/>
        </draw:connector>
        <draw:connector draw:style-name="gr5" draw:text-style-name="P1" draw:layer="layout" draw:type="line" svg:x1="0.303cm" svg:y1="5.959cm" svg:x2="-1.693cm" svg:y2="6.508cm" draw:start-shape="id217" draw:start-glue-point="8" svg:d="M303 5959l-1996 549" svg:viewBox="0 0 1997 550">
          <text:p/>
        </draw:connector>
        <draw:connector draw:style-name="gr6" draw:text-style-name="P1" draw:layer="layout" draw:type="line" svg:x1="-2.143cm" svg:y1="2.249cm" svg:x2="0.303cm" svg:y2="4.826cm" draw:end-shape="id217" draw:end-glue-point="4" svg:d="M-2143 2249l2446 2577" svg:viewBox="0 0 2447 2578">
          <text:p/>
        </draw:connector>
        <draw:connector draw:style-name="gr6" draw:text-style-name="P1" draw:layer="layout" draw:type="line" svg:x1="-1.032cm" svg:y1="1.984cm" svg:x2="1.795cm" svg:y2="4.828cm" draw:end-shape="id218" draw:end-glue-point="4" svg:d="M-1032 1984l2827 2844" svg:viewBox="0 0 2828 2845">
          <text:p/>
        </draw:connector>
        <draw:connector draw:style-name="gr6" draw:text-style-name="P1" draw:layer="layout" draw:type="line" svg:x1="1.795cm" svg:y1="5.961cm" svg:x2="11.729cm" svg:y2="8.128cm" draw:start-shape="id218" draw:start-glue-point="8" draw:end-shape="id215" draw:end-glue-point="4" svg:d="M1795 5961l9934 2167" svg:viewBox="0 0 9935 2168">
          <text:p/>
        </draw:connector>
        <draw:connector draw:style-name="gr6" draw:text-style-name="P1" draw:layer="layout" draw:type="line" svg:x1="18.232cm" svg:y1="16.742cm" svg:x2="16.797cm" svg:y2="18.843cm" draw:start-shape="id209" draw:start-glue-point="8" draw:end-shape="id213" draw:end-glue-point="4" svg:d="M18232 16742l-1435 2101" svg:viewBox="0 0 1436 2102">
          <text:p/>
        </draw:connector>
        <draw:connector draw:style-name="gr6" draw:text-style-name="P1" draw:layer="layout" draw:type="line" svg:x1="11.729cm" svg:y1="9.261cm" svg:x2="6.483cm" svg:y2="12.458cm" draw:start-shape="id215" draw:start-glue-point="8" draw:end-shape="id201" draw:end-glue-point="4" svg:d="M11729 9261l-5246 3197" svg:viewBox="0 0 5247 3198">
          <text:p/>
        </draw:connector>
        <presentation:notes draw:style-name="dp2">
          <draw:page-thumbnail draw:style-name="gr7" draw:layer="layout" svg:width="13.968cm" svg:height="10.476cm" svg:x="3.81cm" svg:y="2.123cm" draw:page-number="7" presentation:class="page"/>
          <draw:frame presentation:style-name="pr1"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8" draw:text-style-name="P1" xml:id="id223" draw:id="id223" draw:layer="Layout" svg:width="0.605cm" svg:height="1.133cm" svg:x="0.926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24" draw:id="id224" draw:layer="Layout" svg:width="0.605cm" svg:height="1.133cm" svg:x="2.359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19" draw:id="id219" draw:layer="Layout" svg:width="0.605cm" svg:height="1.133cm" svg:x="3.073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20" draw:id="id220" draw:layer="Layout" svg:width="0.605cm" svg:height="1.133cm" svg:x="4.564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3.678cm" svg:y1="19.408cm" svg:x2="4.564cm" svg:y2="19.41cm" draw:start-shape="id219" draw:start-glue-point="10" draw:end-shape="id220" draw:end-glue-point="6" svg:d="M3678 19408h443v2h443" svg:viewBox="0 0 887 3">
          <text:p/>
        </draw:connector>
        <draw:custom-shape draw:style-name="gr8" draw:text-style-name="P1" xml:id="id221" draw:id="id221" draw:layer="Layout" svg:width="0.605cm" svg:height="1.133cm" svg:x="2.053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22" draw:id="id222" draw:layer="Layout" svg:width="0.605cm" svg:height="1.133cm" svg:x="3.54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2.658cm" svg:y1="16.176cm" svg:x2="3.545cm" svg:y2="16.176cm" draw:start-shape="id221" draw:start-glue-point="10" draw:end-shape="id222" draw:end-glue-point="6" svg:d="M2658 16176h887" svg:viewBox="0 0 888 1">
          <text:p/>
        </draw:connector>
        <draw:connector draw:style-name="gr3" draw:text-style-name="P1" draw:layer="layout" draw:type="line" svg:x1="2.356cm" svg:y1="16.742cm" svg:x2="1.229cm" svg:y2="18.841cm" draw:start-shape="id221" draw:start-glue-point="8" draw:end-shape="id223" draw:end-glue-point="4" svg:d="M2356 16742l-1127 2099" svg:viewBox="0 0 1128 2100">
          <text:p/>
        </draw:connector>
        <draw:connector draw:style-name="gr3" draw:text-style-name="P1" draw:layer="layout" draw:type="line" svg:x1="2.356cm" svg:y1="16.742cm" svg:x2="3.376cm" svg:y2="18.841cm" draw:start-shape="id221" draw:start-glue-point="8" draw:end-shape="id219" draw:end-glue-point="4" svg:d="M2356 16742l1020 2099" svg:viewBox="0 0 1021 2100">
          <text:p/>
        </draw:connector>
        <draw:connector draw:style-name="gr4" draw:text-style-name="P1" draw:layer="layout" draw:type="line" svg:x1="2.662cm" svg:y1="18.843cm" svg:x2="3.848cm" svg:y2="16.742cm" draw:start-shape="id224" draw:start-glue-point="4" draw:end-shape="id222" draw:end-glue-point="8" svg:d="M2662 18843l1186-2101" svg:viewBox="0 0 1187 2102">
          <text:p/>
        </draw:connector>
        <draw:connector draw:style-name="gr3" draw:text-style-name="P1" draw:layer="layout" draw:type="line" svg:x1="3.848cm" svg:y1="16.742cm" svg:x2="4.867cm" svg:y2="18.843cm" draw:start-shape="id222" draw:start-glue-point="8" draw:end-shape="id220" draw:end-glue-point="4" svg:d="M3848 16742l1019 2101" svg:viewBox="0 0 1020 2102">
          <text:p/>
        </draw:connector>
        <draw:connector draw:style-name="gr2" draw:text-style-name="P1" draw:layer="layout" svg:x1="1.531cm" svg:y1="19.408cm" svg:x2="2.359cm" svg:y2="19.41cm" draw:start-shape="id223" draw:start-glue-point="10" draw:end-shape="id224" draw:end-glue-point="6" svg:d="M1531 19408h414v2h414" svg:viewBox="0 0 829 3">
          <text:p/>
        </draw:connector>
        <draw:custom-shape draw:style-name="gr8" draw:text-style-name="P1" xml:id="id229" draw:id="id229" draw:layer="Layout" svg:width="0.605cm" svg:height="1.133cm" svg:x="5.718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30" draw:id="id230" draw:layer="Layout" svg:width="0.605cm" svg:height="1.133cm" svg:x="7.151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25" draw:id="id225" draw:layer="Layout" svg:width="0.605cm" svg:height="1.133cm" svg:x="7.864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26" draw:id="id226" draw:layer="Layout" svg:width="0.605cm" svg:height="1.133cm" svg:x="9.356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8.469cm" svg:y1="19.408cm" svg:x2="9.356cm" svg:y2="19.41cm" draw:start-shape="id225" draw:start-glue-point="10" draw:end-shape="id226" draw:end-glue-point="6" svg:d="M8469 19408h443v2h444" svg:viewBox="0 0 888 3">
          <text:p/>
        </draw:connector>
        <draw:custom-shape draw:style-name="gr8" draw:text-style-name="P1" xml:id="id227" draw:id="id227" draw:layer="Layout" svg:width="0.605cm" svg:height="1.133cm" svg:x="6.772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28" draw:id="id228" draw:layer="Layout" svg:width="0.605cm" svg:height="1.133cm" svg:x="8.263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7.377cm" svg:y1="16.176cm" svg:x2="8.263cm" svg:y2="16.176cm" draw:start-shape="id227" draw:start-glue-point="10" draw:end-shape="id228" draw:end-glue-point="6" svg:d="M7377 16176h886" svg:viewBox="0 0 887 1">
          <text:p/>
        </draw:connector>
        <draw:connector draw:style-name="gr3" draw:text-style-name="P1" draw:layer="layout" draw:type="line" svg:x1="7.075cm" svg:y1="16.742cm" svg:x2="6.021cm" svg:y2="18.841cm" draw:start-shape="id227" draw:start-glue-point="8" draw:end-shape="id229" draw:end-glue-point="4" svg:d="M7075 16742l-1054 2099" svg:viewBox="0 0 1055 2100">
          <text:p/>
        </draw:connector>
        <draw:connector draw:style-name="gr3" draw:text-style-name="P1" draw:layer="layout" draw:type="line" svg:x1="7.075cm" svg:y1="16.742cm" svg:x2="8.167cm" svg:y2="18.841cm" draw:start-shape="id227" draw:start-glue-point="8" draw:end-shape="id225" draw:end-glue-point="4" svg:d="M7075 16742l1092 2099" svg:viewBox="0 0 1093 2100">
          <text:p/>
        </draw:connector>
        <draw:connector draw:style-name="gr4" draw:text-style-name="P1" draw:layer="layout" draw:type="line" svg:x1="7.454cm" svg:y1="18.843cm" svg:x2="8.566cm" svg:y2="16.742cm" draw:start-shape="id230" draw:start-glue-point="4" draw:end-shape="id228" draw:end-glue-point="8" svg:d="M7454 18843l1112-2101" svg:viewBox="0 0 1113 2102">
          <text:p/>
        </draw:connector>
        <draw:connector draw:style-name="gr3" draw:text-style-name="P1" draw:layer="layout" draw:type="line" svg:x1="8.566cm" svg:y1="16.742cm" svg:x2="9.659cm" svg:y2="18.843cm" draw:start-shape="id228" draw:start-glue-point="8" draw:end-shape="id226" draw:end-glue-point="4" svg:d="M8566 16742l1093 2101" svg:viewBox="0 0 1094 2102">
          <text:p/>
        </draw:connector>
        <draw:connector draw:style-name="gr2" draw:text-style-name="P1" draw:layer="layout" svg:x1="6.323cm" svg:y1="19.408cm" svg:x2="7.151cm" svg:y2="19.41cm" draw:start-shape="id229" draw:start-glue-point="10" draw:end-shape="id230" draw:end-glue-point="6" svg:d="M6323 19408h414v2h414" svg:viewBox="0 0 829 3">
          <text:p/>
        </draw:connector>
        <draw:custom-shape draw:style-name="gr8" draw:text-style-name="P1" xml:id="id231" draw:id="id231" draw:layer="Layout" svg:width="0.605cm" svg:height="1.134cm" svg:x="4.689cm" svg:y="12.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32" draw:id="id232" draw:layer="Layout" svg:width="0.605cm" svg:height="1.133cm" svg:x="6.18cm" svg:y="12.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5.294cm" svg:y1="13.023cm" svg:x2="6.18cm" svg:y2="13.025cm" draw:start-shape="id231" draw:start-glue-point="10" draw:end-shape="id232" draw:end-glue-point="6" svg:d="M5294 13023h443v2h443" svg:viewBox="0 0 887 3">
          <text:p/>
        </draw:connector>
        <draw:connector draw:style-name="gr3" draw:text-style-name="P1" draw:layer="layout" draw:type="line" svg:x1="4.992cm" svg:y1="13.59cm" svg:x2="2.356cm" svg:y2="15.609cm" draw:start-shape="id231" draw:start-glue-point="8" draw:end-shape="id221" draw:end-glue-point="4" svg:d="M4992 13590l-2636 2019" svg:viewBox="0 0 2637 2020">
          <text:p/>
        </draw:connector>
        <draw:connector draw:style-name="gr3" draw:text-style-name="P1" draw:layer="layout" draw:type="line" svg:x1="4.992cm" svg:y1="13.59cm" svg:x2="7.075cm" svg:y2="15.609cm" draw:start-shape="id231" draw:start-glue-point="8" draw:end-shape="id227" draw:end-glue-point="4" svg:d="M4992 13590l2083 2019" svg:viewBox="0 0 2084 2020">
          <text:p/>
        </draw:connector>
        <draw:connector draw:style-name="gr4" draw:text-style-name="P1" draw:layer="layout" draw:type="line" svg:x1="3.848cm" svg:y1="15.609cm" svg:x2="6.483cm" svg:y2="13.591cm" draw:start-shape="id222" draw:start-glue-point="4" draw:end-shape="id232" draw:end-glue-point="8" svg:d="M3848 15609l2635-2018" svg:viewBox="0 0 2636 2019">
          <text:p/>
        </draw:connector>
        <draw:connector draw:style-name="gr3" draw:text-style-name="P1" draw:layer="layout" draw:type="line" svg:x1="6.483cm" svg:y1="13.591cm" svg:x2="8.566cm" svg:y2="15.609cm" draw:start-shape="id232" draw:start-glue-point="8" draw:end-shape="id228" draw:end-glue-point="4" svg:d="M6483 13591l2083 2018" svg:viewBox="0 0 2084 2019">
          <text:p/>
        </draw:connector>
        <draw:custom-shape draw:style-name="gr8" draw:text-style-name="P1" xml:id="id237" draw:id="id237" draw:layer="Layout" svg:width="0.605cm" svg:height="1.133cm" svg:x="10.269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38" draw:id="id238" draw:layer="Layout" svg:width="0.605cm" svg:height="1.133cm" svg:x="11.703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33" draw:id="id233" draw:layer="Layout" svg:width="0.605cm" svg:height="1.133cm" svg:x="12.416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34" draw:id="id234" draw:layer="Layout" svg:width="0.605cm" svg:height="1.133cm" svg:x="13.907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3.021cm" svg:y1="19.408cm" svg:x2="13.907cm" svg:y2="19.41cm" draw:start-shape="id233" draw:start-glue-point="10" draw:end-shape="id234" draw:end-glue-point="6" svg:d="M13021 19408h443v2h443" svg:viewBox="0 0 887 3">
          <text:p/>
        </draw:connector>
        <draw:custom-shape draw:style-name="gr8" draw:text-style-name="P1" xml:id="id235" draw:id="id235" draw:layer="Layout" svg:width="0.605cm" svg:height="1.133cm" svg:x="11.324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36" draw:id="id236" draw:layer="Layout" svg:width="0.605cm" svg:height="1.133cm" svg:x="12.81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1.929cm" svg:y1="16.176cm" svg:x2="12.815cm" svg:y2="16.176cm" draw:start-shape="id235" draw:start-glue-point="10" draw:end-shape="id236" draw:end-glue-point="6" svg:d="M11929 16176h886" svg:viewBox="0 0 887 1">
          <text:p/>
        </draw:connector>
        <draw:connector draw:style-name="gr3" draw:text-style-name="P1" draw:layer="layout" draw:type="line" svg:x1="11.627cm" svg:y1="16.742cm" svg:x2="10.572cm" svg:y2="18.841cm" draw:start-shape="id235" draw:start-glue-point="8" draw:end-shape="id237" draw:end-glue-point="4" svg:d="M11627 16742l-1055 2099" svg:viewBox="0 0 1056 2100">
          <text:p/>
        </draw:connector>
        <draw:connector draw:style-name="gr3" draw:text-style-name="P1" draw:layer="layout" draw:type="line" svg:x1="11.627cm" svg:y1="16.742cm" svg:x2="12.719cm" svg:y2="18.841cm" draw:start-shape="id235" draw:start-glue-point="8" draw:end-shape="id233" draw:end-glue-point="4" svg:d="M11627 16742l1092 2099" svg:viewBox="0 0 1093 2100">
          <text:p/>
        </draw:connector>
        <draw:connector draw:style-name="gr4" draw:text-style-name="P1" draw:layer="layout" draw:type="line" svg:x1="12.006cm" svg:y1="18.843cm" svg:x2="13.118cm" svg:y2="16.742cm" draw:start-shape="id238" draw:start-glue-point="4" draw:end-shape="id236" draw:end-glue-point="8" svg:d="M12006 18843l1112-2101" svg:viewBox="0 0 1113 2102">
          <text:p/>
        </draw:connector>
        <draw:connector draw:style-name="gr3" draw:text-style-name="P1" draw:layer="layout" draw:type="line" svg:x1="13.118cm" svg:y1="16.742cm" svg:x2="14.21cm" svg:y2="18.843cm" draw:start-shape="id236" draw:start-glue-point="8" draw:end-shape="id234" draw:end-glue-point="4" svg:d="M13118 16742l1092 2101" svg:viewBox="0 0 1093 2102">
          <text:p/>
        </draw:connector>
        <draw:connector draw:style-name="gr2" draw:text-style-name="P1" draw:layer="layout" svg:x1="10.874cm" svg:y1="19.408cm" svg:x2="11.703cm" svg:y2="19.41cm" draw:start-shape="id237" draw:start-glue-point="10" draw:end-shape="id238" draw:end-glue-point="6" svg:d="M10874 19408h414v2h415" svg:viewBox="0 0 830 3">
          <text:p/>
        </draw:connector>
        <draw:custom-shape draw:style-name="gr8" draw:text-style-name="P1" xml:id="id242" draw:id="id242" draw:layer="Layout" svg:width="0.605cm" svg:height="1.133cm" svg:x="15.061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44" draw:id="id244" draw:layer="Layout" svg:width="0.605cm" svg:height="1.133cm" svg:x="16.494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39" draw:id="id239" draw:layer="Layout" svg:width="0.605cm" svg:height="1.133cm" svg:x="17.508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40" draw:id="id240" draw:layer="Layout" svg:width="0.605cm" svg:height="1.133cm" svg:x="17.929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 draw:text-style-name="P1" draw:layer="layout" draw:type="line" svg:x1="17.811cm" svg:y1="18.841cm" svg:x2="18.232cm" svg:y2="16.742cm" draw:start-shape="id239" draw:start-glue-point="4" draw:end-shape="id240" draw:end-glue-point="8" svg:d="M17811 18841l421-2099" svg:viewBox="0 0 422 2100">
          <text:p/>
        </draw:connector>
        <draw:custom-shape draw:style-name="gr8" draw:text-style-name="P1" xml:id="id241" draw:id="id241" draw:layer="Layout" svg:width="0.605cm" svg:height="1.133cm" svg:x="16.11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43" draw:id="id243" draw:layer="Layout" svg:width="0.605cm" svg:height="1.133cm" svg:x="15.84cm" svg:y="12.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s" svg:x1="16.72cm" svg:y1="16.176cm" svg:x2="17.929cm" svg:y2="16.176cm" draw:start-shape="id241" draw:start-glue-point="10" draw:end-shape="id240" draw:end-glue-point="6" svg:d="M16720 16176h501 206 502" svg:viewBox="0 0 1210 1">
          <text:p/>
        </draw:connector>
        <draw:connector draw:style-name="gr3" draw:text-style-name="P1" draw:layer="layout" draw:type="line" svg:x1="16.418cm" svg:y1="16.742cm" svg:x2="15.364cm" svg:y2="18.841cm" draw:start-shape="id241" draw:start-glue-point="8" draw:end-shape="id242" draw:end-glue-point="4" svg:d="M16418 16742l-1054 2099" svg:viewBox="0 0 1055 2100">
          <text:p/>
        </draw:connector>
        <draw:connector draw:style-name="gr3" draw:text-style-name="P1" draw:layer="layout" draw:type="line" svg:x1="16.418cm" svg:y1="16.742cm" svg:x2="17.811cm" svg:y2="18.841cm" draw:start-shape="id241" draw:start-glue-point="8" draw:end-shape="id239" draw:end-glue-point="4" svg:d="M16418 16742l1393 2099" svg:viewBox="0 0 1394 2100">
          <text:p/>
        </draw:connector>
        <draw:connector draw:style-name="gr4" draw:text-style-name="P1" draw:layer="layout" draw:type="line" svg:x1="13.118cm" svg:y1="15.609cm" svg:x2="16.143cm" svg:y2="13.59cm" draw:start-shape="id236" draw:start-glue-point="4" draw:end-shape="id243" draw:end-glue-point="8" svg:d="M13118 15609l3025-2019" svg:viewBox="0 0 3026 2020">
          <text:p/>
        </draw:connector>
        <draw:connector draw:style-name="gr3" draw:text-style-name="P1" draw:layer="layout" draw:type="line" svg:x1="16.143cm" svg:y1="13.59cm" svg:x2="18.232cm" svg:y2="15.609cm" draw:start-shape="id243" draw:start-glue-point="8" draw:end-shape="id240" draw:end-glue-point="4" svg:d="M16143 13590l2089 2019" svg:viewBox="0 0 2090 2020">
          <text:p/>
        </draw:connector>
        <draw:connector draw:style-name="gr2" draw:text-style-name="P1" draw:layer="layout" svg:x1="15.666cm" svg:y1="19.408cm" svg:x2="16.494cm" svg:y2="19.41cm" draw:start-shape="id242" draw:start-glue-point="10" draw:end-shape="id244" draw:end-glue-point="6" svg:d="M15666 19408h414v2h414" svg:viewBox="0 0 829 3">
          <text:p/>
        </draw:connector>
        <draw:custom-shape draw:style-name="gr8" draw:text-style-name="P1" xml:id="id245" draw:id="id245" draw:layer="Layout" svg:width="0.605cm" svg:height="1.134cm" svg:x="13.832cm" svg:y="12.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46" draw:id="id246" draw:layer="Layout" svg:width="0.603cm" svg:height="1.133cm" svg:x="11.427cm" svg:y="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s" svg:x1="14.437cm" svg:y1="13.023cm" svg:x2="11.427cm" svg:y2="8.695cm" draw:start-shape="id245" draw:start-glue-point="10" draw:end-shape="id246" draw:end-glue-point="6" svg:d="M14437 13023h501l-4013-4328h502" svg:viewBox="0 0 4014 4329">
          <text:p/>
        </draw:connector>
        <draw:connector draw:style-name="gr3" draw:text-style-name="P1" draw:layer="layout" draw:type="line" svg:x1="14.135cm" svg:y1="13.59cm" svg:x2="11.627cm" svg:y2="15.609cm" draw:start-shape="id245" draw:start-glue-point="8" draw:end-shape="id235" draw:end-glue-point="4" svg:d="M14135 13590l-2508 2019" svg:viewBox="0 0 2509 2020">
          <text:p/>
        </draw:connector>
        <draw:connector draw:style-name="gr3" draw:text-style-name="P1" draw:layer="layout" draw:type="line" svg:x1="14.135cm" svg:y1="13.59cm" svg:x2="16.418cm" svg:y2="15.609cm" draw:start-shape="id245" draw:start-glue-point="8" draw:end-shape="id241" draw:end-glue-point="4" svg:d="M14135 13590l2283 2019" svg:viewBox="0 0 2284 2020">
          <text:p/>
        </draw:connector>
        <draw:connector draw:style-name="gr3" draw:text-style-name="P1" draw:layer="layout" draw:type="line" svg:x1="11.729cm" svg:y1="9.261cm" svg:x2="16.143cm" svg:y2="12.457cm" draw:start-shape="id246" draw:start-glue-point="8" draw:end-shape="id243" draw:end-glue-point="4" svg:d="M11729 9261l4414 3196" svg:viewBox="0 0 4415 3197">
          <text:p/>
        </draw:connector>
        <draw:custom-shape draw:style-name="gr8" draw:text-style-name="P1" xml:id="id247" draw:id="id247" draw:layer="Layout" svg:width="0.605cm" svg:height="1.133cm" svg:x="9.38cm" svg:y="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9.683cm" svg:y1="9.261cm" svg:x2="4.992cm" svg:y2="12.456cm" draw:start-shape="id247" draw:start-glue-point="8" draw:end-shape="id231" draw:end-glue-point="4" svg:d="M9683 9261l-4691 3195" svg:viewBox="0 0 4692 3196">
          <text:p/>
        </draw:connector>
        <draw:connector draw:style-name="gr3" draw:text-style-name="P1" draw:layer="layout" draw:type="line" svg:x1="9.683cm" svg:y1="9.261cm" svg:x2="14.135cm" svg:y2="12.456cm" draw:start-shape="id247" draw:start-glue-point="8" draw:end-shape="id245" draw:end-glue-point="4" svg:d="M9683 9261l4452 3195" svg:viewBox="0 0 4453 3196">
          <text:p/>
        </draw:connector>
        <draw:custom-shape draw:style-name="gr8" draw:text-style-name="P1" xml:id="id248" draw:id="id248" draw:layer="Layout" svg:width="0.605cm" svg:height="1.133cm" svg:x="0cm" svg:y="4.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49" draw:id="id249" draw:layer="Layout" svg:width="0.605cm" svg:height="1.133cm" svg:x="1.492cm" svg:y="4.8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0.605cm" svg:y1="5.393cm" svg:x2="1.492cm" svg:y2="5.395cm" draw:start-shape="id248" draw:start-glue-point="10" draw:end-shape="id249" draw:end-glue-point="6" svg:d="M605 5393h443v2h444" svg:viewBox="0 0 888 3">
          <text:p/>
        </draw:connector>
        <draw:connector draw:style-name="gr3" draw:text-style-name="P1" draw:layer="layout" draw:type="line" svg:x1="0.303cm" svg:y1="5.959cm" svg:x2="9.683cm" svg:y2="8.128cm" draw:start-shape="id248" draw:start-glue-point="8" draw:end-shape="id247" draw:end-glue-point="4" svg:d="M303 5959l9380 2169" svg:viewBox="0 0 9381 2170">
          <text:p/>
        </draw:connector>
        <draw:connector draw:style-name="gr5" draw:text-style-name="P1" draw:layer="layout" draw:type="line" svg:x1="1.795cm" svg:y1="5.961cm" svg:x2="-1.085cm" svg:y2="6.773cm" draw:start-shape="id249" draw:start-glue-point="8" svg:d="M1795 5961l-2880 812" svg:viewBox="0 0 2881 813">
          <text:p/>
        </draw:connector>
        <draw:connector draw:style-name="gr5" draw:text-style-name="P1" draw:layer="layout" draw:type="line" svg:x1="0.303cm" svg:y1="5.959cm" svg:x2="-1.693cm" svg:y2="6.508cm" draw:start-shape="id248" draw:start-glue-point="8" svg:d="M303 5959l-1996 549" svg:viewBox="0 0 1997 550">
          <text:p/>
        </draw:connector>
        <draw:connector draw:style-name="gr6" draw:text-style-name="P1" draw:layer="layout" draw:type="line" svg:x1="-2.143cm" svg:y1="2.249cm" svg:x2="0.303cm" svg:y2="4.826cm" draw:end-shape="id248" draw:end-glue-point="4" svg:d="M-2143 2249l2446 2577" svg:viewBox="0 0 2447 2578">
          <text:p/>
        </draw:connector>
        <draw:connector draw:style-name="gr6" draw:text-style-name="P1" draw:layer="layout" draw:type="line" svg:x1="-1.032cm" svg:y1="1.984cm" svg:x2="1.795cm" svg:y2="4.828cm" draw:end-shape="id249" draw:end-glue-point="4" svg:d="M-1032 1984l2827 2844" svg:viewBox="0 0 2828 2845">
          <text:p/>
        </draw:connector>
        <draw:connector draw:style-name="gr6" draw:text-style-name="P1" draw:layer="layout" draw:type="line" svg:x1="1.795cm" svg:y1="5.961cm" svg:x2="11.729cm" svg:y2="8.128cm" draw:start-shape="id249" draw:start-glue-point="8" draw:end-shape="id246" draw:end-glue-point="4" svg:d="M1795 5961l9934 2167" svg:viewBox="0 0 9935 2168">
          <text:p/>
        </draw:connector>
        <draw:connector draw:style-name="gr6" draw:text-style-name="P1" draw:layer="layout" draw:type="line" svg:x1="18.232cm" svg:y1="16.742cm" svg:x2="16.797cm" svg:y2="18.843cm" draw:start-shape="id240" draw:start-glue-point="8" draw:end-shape="id244" draw:end-glue-point="4" svg:d="M18232 16742l-1435 2101" svg:viewBox="0 0 1436 2102">
          <text:p/>
        </draw:connector>
        <draw:connector draw:style-name="gr6" draw:text-style-name="P1" draw:layer="layout" draw:type="line" svg:x1="11.729cm" svg:y1="9.261cm" svg:x2="6.483cm" svg:y2="12.458cm" draw:start-shape="id246" draw:start-glue-point="8" draw:end-shape="id232" draw:end-glue-point="4" svg:d="M11729 9261l-5246 3197" svg:viewBox="0 0 5247 3198">
          <text:p/>
        </draw:connector>
        <presentation:notes draw:style-name="dp2">
          <draw:page-thumbnail draw:style-name="gr7" draw:layer="layout" svg:width="13.968cm" svg:height="10.476cm" svg:x="3.81cm" svg:y="2.123cm" draw:page-number="8" presentation:class="page"/>
          <draw:frame presentation:style-name="pr1"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8" draw:text-style-name="P1" xml:id="id254" draw:id="id254" draw:layer="Layout" svg:width="0.605cm" svg:height="1.133cm" svg:x="0.926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55" draw:id="id255" draw:layer="Layout" svg:width="0.605cm" svg:height="1.133cm" svg:x="2.359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50" draw:id="id250" draw:layer="Layout" svg:width="0.605cm" svg:height="1.133cm" svg:x="3.073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51" draw:id="id251" draw:layer="Layout" svg:width="0.605cm" svg:height="1.133cm" svg:x="4.564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3.678cm" svg:y1="19.408cm" svg:x2="4.564cm" svg:y2="19.41cm" draw:start-shape="id250" draw:start-glue-point="10" draw:end-shape="id251" draw:end-glue-point="6" svg:d="M3678 19408h443v2h443" svg:viewBox="0 0 887 3">
          <text:p/>
        </draw:connector>
        <draw:custom-shape draw:style-name="gr8" draw:text-style-name="P1" xml:id="id252" draw:id="id252" draw:layer="Layout" svg:width="0.605cm" svg:height="1.133cm" svg:x="2.053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53" draw:id="id253" draw:layer="Layout" svg:width="0.605cm" svg:height="1.133cm" svg:x="3.54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2.658cm" svg:y1="16.176cm" svg:x2="3.545cm" svg:y2="16.176cm" draw:start-shape="id252" draw:start-glue-point="10" draw:end-shape="id253" draw:end-glue-point="6" svg:d="M2658 16176h887" svg:viewBox="0 0 888 1">
          <text:p/>
        </draw:connector>
        <draw:connector draw:style-name="gr3" draw:text-style-name="P1" draw:layer="layout" draw:type="line" svg:x1="2.356cm" svg:y1="16.742cm" svg:x2="1.229cm" svg:y2="18.841cm" draw:start-shape="id252" draw:start-glue-point="8" draw:end-shape="id254" draw:end-glue-point="4" svg:d="M2356 16742l-1127 2099" svg:viewBox="0 0 1128 2100">
          <text:p/>
        </draw:connector>
        <draw:connector draw:style-name="gr3" draw:text-style-name="P1" draw:layer="layout" draw:type="line" svg:x1="2.356cm" svg:y1="16.742cm" svg:x2="3.376cm" svg:y2="18.841cm" draw:start-shape="id252" draw:start-glue-point="8" draw:end-shape="id250" draw:end-glue-point="4" svg:d="M2356 16742l1020 2099" svg:viewBox="0 0 1021 2100">
          <text:p/>
        </draw:connector>
        <draw:connector draw:style-name="gr4" draw:text-style-name="P1" draw:layer="layout" draw:type="line" svg:x1="2.662cm" svg:y1="18.843cm" svg:x2="3.848cm" svg:y2="16.742cm" draw:start-shape="id255" draw:start-glue-point="4" draw:end-shape="id253" draw:end-glue-point="8" svg:d="M2662 18843l1186-2101" svg:viewBox="0 0 1187 2102">
          <text:p/>
        </draw:connector>
        <draw:connector draw:style-name="gr3" draw:text-style-name="P1" draw:layer="layout" draw:type="line" svg:x1="3.848cm" svg:y1="16.742cm" svg:x2="4.867cm" svg:y2="18.843cm" draw:start-shape="id253" draw:start-glue-point="8" draw:end-shape="id251" draw:end-glue-point="4" svg:d="M3848 16742l1019 2101" svg:viewBox="0 0 1020 2102">
          <text:p/>
        </draw:connector>
        <draw:connector draw:style-name="gr2" draw:text-style-name="P1" draw:layer="layout" svg:x1="1.531cm" svg:y1="19.408cm" svg:x2="2.359cm" svg:y2="19.41cm" draw:start-shape="id254" draw:start-glue-point="10" draw:end-shape="id255" draw:end-glue-point="6" svg:d="M1531 19408h414v2h414" svg:viewBox="0 0 829 3">
          <text:p/>
        </draw:connector>
        <draw:custom-shape draw:style-name="gr8" draw:text-style-name="P1" xml:id="id260" draw:id="id260" draw:layer="Layout" svg:width="0.605cm" svg:height="1.133cm" svg:x="5.718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61" draw:id="id261" draw:layer="Layout" svg:width="0.605cm" svg:height="1.133cm" svg:x="7.151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56" draw:id="id256" draw:layer="Layout" svg:width="0.605cm" svg:height="1.133cm" svg:x="7.864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57" draw:id="id257" draw:layer="Layout" svg:width="0.605cm" svg:height="1.133cm" svg:x="9.356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8.469cm" svg:y1="19.408cm" svg:x2="9.356cm" svg:y2="19.41cm" draw:start-shape="id256" draw:start-glue-point="10" draw:end-shape="id257" draw:end-glue-point="6" svg:d="M8469 19408h443v2h444" svg:viewBox="0 0 888 3">
          <text:p/>
        </draw:connector>
        <draw:custom-shape draw:style-name="gr8" draw:text-style-name="P1" xml:id="id258" draw:id="id258" draw:layer="Layout" svg:width="0.605cm" svg:height="1.133cm" svg:x="6.772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59" draw:id="id259" draw:layer="Layout" svg:width="0.605cm" svg:height="1.133cm" svg:x="8.263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7.377cm" svg:y1="16.176cm" svg:x2="8.263cm" svg:y2="16.176cm" draw:start-shape="id258" draw:start-glue-point="10" draw:end-shape="id259" draw:end-glue-point="6" svg:d="M7377 16176h886" svg:viewBox="0 0 887 1">
          <text:p/>
        </draw:connector>
        <draw:connector draw:style-name="gr3" draw:text-style-name="P1" draw:layer="layout" draw:type="line" svg:x1="7.075cm" svg:y1="16.742cm" svg:x2="6.021cm" svg:y2="18.841cm" draw:start-shape="id258" draw:start-glue-point="8" draw:end-shape="id260" draw:end-glue-point="4" svg:d="M7075 16742l-1054 2099" svg:viewBox="0 0 1055 2100">
          <text:p/>
        </draw:connector>
        <draw:connector draw:style-name="gr3" draw:text-style-name="P1" draw:layer="layout" draw:type="line" svg:x1="7.075cm" svg:y1="16.742cm" svg:x2="8.167cm" svg:y2="18.841cm" draw:start-shape="id258" draw:start-glue-point="8" draw:end-shape="id256" draw:end-glue-point="4" svg:d="M7075 16742l1092 2099" svg:viewBox="0 0 1093 2100">
          <text:p/>
        </draw:connector>
        <draw:connector draw:style-name="gr4" draw:text-style-name="P1" draw:layer="layout" draw:type="line" svg:x1="7.454cm" svg:y1="18.843cm" svg:x2="8.566cm" svg:y2="16.742cm" draw:start-shape="id261" draw:start-glue-point="4" draw:end-shape="id259" draw:end-glue-point="8" svg:d="M7454 18843l1112-2101" svg:viewBox="0 0 1113 2102">
          <text:p/>
        </draw:connector>
        <draw:connector draw:style-name="gr3" draw:text-style-name="P1" draw:layer="layout" draw:type="line" svg:x1="8.566cm" svg:y1="16.742cm" svg:x2="9.659cm" svg:y2="18.843cm" draw:start-shape="id259" draw:start-glue-point="8" draw:end-shape="id257" draw:end-glue-point="4" svg:d="M8566 16742l1093 2101" svg:viewBox="0 0 1094 2102">
          <text:p/>
        </draw:connector>
        <draw:connector draw:style-name="gr2" draw:text-style-name="P1" draw:layer="layout" svg:x1="6.323cm" svg:y1="19.408cm" svg:x2="7.151cm" svg:y2="19.41cm" draw:start-shape="id260" draw:start-glue-point="10" draw:end-shape="id261" draw:end-glue-point="6" svg:d="M6323 19408h414v2h414" svg:viewBox="0 0 829 3">
          <text:p/>
        </draw:connector>
        <draw:custom-shape draw:style-name="gr8" draw:text-style-name="P1" xml:id="id262" draw:id="id262" draw:layer="Layout" svg:width="0.605cm" svg:height="1.134cm" svg:x="4.689cm" svg:y="12.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63" draw:id="id263" draw:layer="Layout" svg:width="0.605cm" svg:height="1.133cm" svg:x="6.18cm" svg:y="12.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5.294cm" svg:y1="13.023cm" svg:x2="6.18cm" svg:y2="13.025cm" draw:start-shape="id262" draw:start-glue-point="10" draw:end-shape="id263" draw:end-glue-point="6" svg:d="M5294 13023h443v2h443" svg:viewBox="0 0 887 3">
          <text:p/>
        </draw:connector>
        <draw:connector draw:style-name="gr3" draw:text-style-name="P1" draw:layer="layout" draw:type="line" svg:x1="4.992cm" svg:y1="13.59cm" svg:x2="2.356cm" svg:y2="15.609cm" draw:start-shape="id262" draw:start-glue-point="8" draw:end-shape="id252" draw:end-glue-point="4" svg:d="M4992 13590l-2636 2019" svg:viewBox="0 0 2637 2020">
          <text:p/>
        </draw:connector>
        <draw:connector draw:style-name="gr3" draw:text-style-name="P1" draw:layer="layout" draw:type="line" svg:x1="4.992cm" svg:y1="13.59cm" svg:x2="7.075cm" svg:y2="15.609cm" draw:start-shape="id262" draw:start-glue-point="8" draw:end-shape="id258" draw:end-glue-point="4" svg:d="M4992 13590l2083 2019" svg:viewBox="0 0 2084 2020">
          <text:p/>
        </draw:connector>
        <draw:connector draw:style-name="gr4" draw:text-style-name="P1" draw:layer="layout" draw:type="line" svg:x1="3.848cm" svg:y1="15.609cm" svg:x2="6.483cm" svg:y2="13.591cm" draw:start-shape="id253" draw:start-glue-point="4" draw:end-shape="id263" draw:end-glue-point="8" svg:d="M3848 15609l2635-2018" svg:viewBox="0 0 2636 2019">
          <text:p/>
        </draw:connector>
        <draw:connector draw:style-name="gr3" draw:text-style-name="P1" draw:layer="layout" draw:type="line" svg:x1="6.483cm" svg:y1="13.591cm" svg:x2="8.566cm" svg:y2="15.609cm" draw:start-shape="id263" draw:start-glue-point="8" draw:end-shape="id259" draw:end-glue-point="4" svg:d="M6483 13591l2083 2018" svg:viewBox="0 0 2084 2019">
          <text:p/>
        </draw:connector>
        <draw:custom-shape draw:style-name="gr8" draw:text-style-name="P1" xml:id="id268" draw:id="id268" draw:layer="Layout" svg:width="0.605cm" svg:height="1.133cm" svg:x="10.269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69" draw:id="id269" draw:layer="Layout" svg:width="0.605cm" svg:height="1.133cm" svg:x="11.703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64" draw:id="id264" draw:layer="Layout" svg:width="0.605cm" svg:height="1.133cm" svg:x="12.416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65" draw:id="id265" draw:layer="Layout" svg:width="0.605cm" svg:height="1.133cm" svg:x="13.907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3.021cm" svg:y1="19.408cm" svg:x2="13.907cm" svg:y2="19.41cm" draw:start-shape="id264" draw:start-glue-point="10" draw:end-shape="id265" draw:end-glue-point="6" svg:d="M13021 19408h443v2h443" svg:viewBox="0 0 887 3">
          <text:p/>
        </draw:connector>
        <draw:custom-shape draw:style-name="gr8" draw:text-style-name="P1" xml:id="id266" draw:id="id266" draw:layer="Layout" svg:width="0.605cm" svg:height="1.133cm" svg:x="11.324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67" draw:id="id267" draw:layer="Layout" svg:width="0.605cm" svg:height="1.133cm" svg:x="12.81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1.929cm" svg:y1="16.176cm" svg:x2="12.815cm" svg:y2="16.176cm" draw:start-shape="id266" draw:start-glue-point="10" draw:end-shape="id267" draw:end-glue-point="6" svg:d="M11929 16176h886" svg:viewBox="0 0 887 1">
          <text:p/>
        </draw:connector>
        <draw:connector draw:style-name="gr3" draw:text-style-name="P1" draw:layer="layout" draw:type="line" svg:x1="11.627cm" svg:y1="16.742cm" svg:x2="10.572cm" svg:y2="18.841cm" draw:start-shape="id266" draw:start-glue-point="8" draw:end-shape="id268" draw:end-glue-point="4" svg:d="M11627 16742l-1055 2099" svg:viewBox="0 0 1056 2100">
          <text:p/>
        </draw:connector>
        <draw:connector draw:style-name="gr3" draw:text-style-name="P1" draw:layer="layout" draw:type="line" svg:x1="11.627cm" svg:y1="16.742cm" svg:x2="12.719cm" svg:y2="18.841cm" draw:start-shape="id266" draw:start-glue-point="8" draw:end-shape="id264" draw:end-glue-point="4" svg:d="M11627 16742l1092 2099" svg:viewBox="0 0 1093 2100">
          <text:p/>
        </draw:connector>
        <draw:connector draw:style-name="gr4" draw:text-style-name="P1" draw:layer="layout" draw:type="line" svg:x1="12.006cm" svg:y1="18.843cm" svg:x2="13.118cm" svg:y2="16.742cm" draw:start-shape="id269" draw:start-glue-point="4" draw:end-shape="id267" draw:end-glue-point="8" svg:d="M12006 18843l1112-2101" svg:viewBox="0 0 1113 2102">
          <text:p/>
        </draw:connector>
        <draw:connector draw:style-name="gr3" draw:text-style-name="P1" draw:layer="layout" draw:type="line" svg:x1="13.118cm" svg:y1="16.742cm" svg:x2="14.21cm" svg:y2="18.843cm" draw:start-shape="id267" draw:start-glue-point="8" draw:end-shape="id265" draw:end-glue-point="4" svg:d="M13118 16742l1092 2101" svg:viewBox="0 0 1093 2102">
          <text:p/>
        </draw:connector>
        <draw:connector draw:style-name="gr2" draw:text-style-name="P1" draw:layer="layout" svg:x1="10.874cm" svg:y1="19.408cm" svg:x2="11.703cm" svg:y2="19.41cm" draw:start-shape="id268" draw:start-glue-point="10" draw:end-shape="id269" draw:end-glue-point="6" svg:d="M10874 19408h414v2h415" svg:viewBox="0 0 830 3">
          <text:p/>
        </draw:connector>
        <draw:custom-shape draw:style-name="gr8" draw:text-style-name="P1" xml:id="id273" draw:id="id273" draw:layer="Layout" svg:width="0.605cm" svg:height="1.133cm" svg:x="15.061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75" draw:id="id275" draw:layer="Layout" svg:width="0.605cm" svg:height="1.133cm" svg:x="16.494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70" draw:id="id270" draw:layer="Layout" svg:width="0.605cm" svg:height="1.133cm" svg:x="17.508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71" draw:id="id271" draw:layer="Layout" svg:width="0.605cm" svg:height="1.133cm" svg:x="17.929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 draw:text-style-name="P1" draw:layer="layout" draw:type="line" svg:x1="17.811cm" svg:y1="18.841cm" svg:x2="18.232cm" svg:y2="16.742cm" draw:start-shape="id270" draw:start-glue-point="4" draw:end-shape="id271" draw:end-glue-point="8" svg:d="M17811 18841l421-2099" svg:viewBox="0 0 422 2100">
          <text:p/>
        </draw:connector>
        <draw:custom-shape draw:style-name="gr8" draw:text-style-name="P1" xml:id="id272" draw:id="id272" draw:layer="Layout" svg:width="0.605cm" svg:height="1.133cm" svg:x="16.11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74" draw:id="id274" draw:layer="Layout" svg:width="0.605cm" svg:height="1.133cm" svg:x="15.84cm" svg:y="12.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s" svg:x1="16.72cm" svg:y1="16.176cm" svg:x2="17.929cm" svg:y2="16.176cm" draw:start-shape="id272" draw:start-glue-point="10" draw:end-shape="id271" draw:end-glue-point="6" svg:d="M16720 16176h501 206 502" svg:viewBox="0 0 1210 1">
          <text:p/>
        </draw:connector>
        <draw:connector draw:style-name="gr3" draw:text-style-name="P1" draw:layer="layout" draw:type="line" svg:x1="16.418cm" svg:y1="16.742cm" svg:x2="15.364cm" svg:y2="18.841cm" draw:start-shape="id272" draw:start-glue-point="8" draw:end-shape="id273" draw:end-glue-point="4" svg:d="M16418 16742l-1054 2099" svg:viewBox="0 0 1055 2100">
          <text:p/>
        </draw:connector>
        <draw:connector draw:style-name="gr3" draw:text-style-name="P1" draw:layer="layout" draw:type="line" svg:x1="16.418cm" svg:y1="16.742cm" svg:x2="17.811cm" svg:y2="18.841cm" draw:start-shape="id272" draw:start-glue-point="8" draw:end-shape="id270" draw:end-glue-point="4" svg:d="M16418 16742l1393 2099" svg:viewBox="0 0 1394 2100">
          <text:p/>
        </draw:connector>
        <draw:connector draw:style-name="gr4" draw:text-style-name="P1" draw:layer="layout" draw:type="line" svg:x1="13.118cm" svg:y1="15.609cm" svg:x2="16.143cm" svg:y2="13.59cm" draw:start-shape="id267" draw:start-glue-point="4" draw:end-shape="id274" draw:end-glue-point="8" svg:d="M13118 15609l3025-2019" svg:viewBox="0 0 3026 2020">
          <text:p/>
        </draw:connector>
        <draw:connector draw:style-name="gr3" draw:text-style-name="P1" draw:layer="layout" draw:type="line" svg:x1="16.143cm" svg:y1="13.59cm" svg:x2="18.232cm" svg:y2="15.609cm" draw:start-shape="id274" draw:start-glue-point="8" draw:end-shape="id271" draw:end-glue-point="4" svg:d="M16143 13590l2089 2019" svg:viewBox="0 0 2090 2020">
          <text:p/>
        </draw:connector>
        <draw:connector draw:style-name="gr2" draw:text-style-name="P1" draw:layer="layout" svg:x1="15.666cm" svg:y1="19.408cm" svg:x2="16.494cm" svg:y2="19.41cm" draw:start-shape="id273" draw:start-glue-point="10" draw:end-shape="id275" draw:end-glue-point="6" svg:d="M15666 19408h414v2h414" svg:viewBox="0 0 829 3">
          <text:p/>
        </draw:connector>
        <draw:custom-shape draw:style-name="gr8" draw:text-style-name="P1" xml:id="id276" draw:id="id276" draw:layer="Layout" svg:width="0.605cm" svg:height="1.134cm" svg:x="13.832cm" svg:y="12.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77" draw:id="id277" draw:layer="Layout" svg:width="0.603cm" svg:height="1.133cm" svg:x="11.427cm" svg:y="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s" svg:x1="14.437cm" svg:y1="13.023cm" svg:x2="15.84cm" svg:y2="13.024cm" draw:start-shape="id276" draw:start-glue-point="10" draw:end-shape="id274" draw:end-glue-point="6" svg:d="M14437 13023h501l400 1h502" svg:viewBox="0 0 1404 2">
          <text:p/>
        </draw:connector>
        <draw:connector draw:style-name="gr3" draw:text-style-name="P1" draw:layer="layout" draw:type="line" svg:x1="14.135cm" svg:y1="13.59cm" svg:x2="11.627cm" svg:y2="15.609cm" draw:start-shape="id276" draw:start-glue-point="8" draw:end-shape="id266" draw:end-glue-point="4" svg:d="M14135 13590l-2508 2019" svg:viewBox="0 0 2509 2020">
          <text:p/>
        </draw:connector>
        <draw:connector draw:style-name="gr3" draw:text-style-name="P1" draw:layer="layout" draw:type="line" svg:x1="14.135cm" svg:y1="13.59cm" svg:x2="16.418cm" svg:y2="15.609cm" draw:start-shape="id276" draw:start-glue-point="8" draw:end-shape="id272" draw:end-glue-point="4" svg:d="M14135 13590l2283 2019" svg:viewBox="0 0 2284 2020">
          <text:p/>
        </draw:connector>
        <draw:connector draw:style-name="gr3" draw:text-style-name="P1" draw:layer="layout" draw:type="line" svg:x1="11.729cm" svg:y1="9.261cm" svg:x2="16.143cm" svg:y2="12.457cm" draw:start-shape="id277" draw:start-glue-point="8" draw:end-shape="id274" draw:end-glue-point="4" svg:d="M11729 9261l4414 3196" svg:viewBox="0 0 4415 3197">
          <text:p/>
        </draw:connector>
        <draw:custom-shape draw:style-name="gr8" draw:text-style-name="P1" xml:id="id278" draw:id="id278" draw:layer="Layout" svg:width="0.605cm" svg:height="1.133cm" svg:x="9.38cm" svg:y="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9.683cm" svg:y1="9.261cm" svg:x2="4.992cm" svg:y2="12.456cm" draw:start-shape="id278" draw:start-glue-point="8" draw:end-shape="id262" draw:end-glue-point="4" svg:d="M9683 9261l-4691 3195" svg:viewBox="0 0 4692 3196">
          <text:p/>
        </draw:connector>
        <draw:connector draw:style-name="gr3" draw:text-style-name="P1" draw:layer="layout" draw:type="line" svg:x1="9.683cm" svg:y1="9.261cm" svg:x2="14.135cm" svg:y2="12.456cm" draw:start-shape="id278" draw:start-glue-point="8" draw:end-shape="id276" draw:end-glue-point="4" svg:d="M9683 9261l4452 3195" svg:viewBox="0 0 4453 3196">
          <text:p/>
        </draw:connector>
        <draw:custom-shape draw:style-name="gr8" draw:text-style-name="P1" xml:id="id279" draw:id="id279" draw:layer="Layout" svg:width="0.605cm" svg:height="1.133cm" svg:x="0cm" svg:y="4.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80" draw:id="id280" draw:layer="Layout" svg:width="0.605cm" svg:height="1.133cm" svg:x="1.492cm" svg:y="4.8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0.605cm" svg:y1="5.393cm" svg:x2="1.492cm" svg:y2="5.395cm" draw:start-shape="id279" draw:start-glue-point="10" draw:end-shape="id280" draw:end-glue-point="6" svg:d="M605 5393h443v2h444" svg:viewBox="0 0 888 3">
          <text:p/>
        </draw:connector>
        <draw:connector draw:style-name="gr3" draw:text-style-name="P1" draw:layer="layout" draw:type="line" svg:x1="0.303cm" svg:y1="5.959cm" svg:x2="9.683cm" svg:y2="8.128cm" draw:start-shape="id279" draw:start-glue-point="8" draw:end-shape="id278" draw:end-glue-point="4" svg:d="M303 5959l9380 2169" svg:viewBox="0 0 9381 2170">
          <text:p/>
        </draw:connector>
        <draw:connector draw:style-name="gr5" draw:text-style-name="P1" draw:layer="layout" draw:type="line" svg:x1="1.795cm" svg:y1="5.961cm" svg:x2="-1.085cm" svg:y2="6.773cm" draw:start-shape="id280" draw:start-glue-point="8" svg:d="M1795 5961l-2880 812" svg:viewBox="0 0 2881 813">
          <text:p/>
        </draw:connector>
        <draw:connector draw:style-name="gr5" draw:text-style-name="P1" draw:layer="layout" draw:type="line" svg:x1="0.303cm" svg:y1="5.959cm" svg:x2="-1.693cm" svg:y2="6.508cm" draw:start-shape="id279" draw:start-glue-point="8" svg:d="M303 5959l-1996 549" svg:viewBox="0 0 1997 550">
          <text:p/>
        </draw:connector>
        <draw:connector draw:style-name="gr6" draw:text-style-name="P1" draw:layer="layout" draw:type="line" svg:x1="-2.143cm" svg:y1="2.249cm" svg:x2="0.303cm" svg:y2="4.826cm" draw:end-shape="id279" draw:end-glue-point="4" svg:d="M-2143 2249l2446 2577" svg:viewBox="0 0 2447 2578">
          <text:p/>
        </draw:connector>
        <draw:connector draw:style-name="gr6" draw:text-style-name="P1" draw:layer="layout" draw:type="line" svg:x1="-1.032cm" svg:y1="1.984cm" svg:x2="1.795cm" svg:y2="4.828cm" draw:end-shape="id280" draw:end-glue-point="4" svg:d="M-1032 1984l2827 2844" svg:viewBox="0 0 2828 2845">
          <text:p/>
        </draw:connector>
        <draw:connector draw:style-name="gr6" draw:text-style-name="P1" draw:layer="layout" draw:type="line" svg:x1="1.795cm" svg:y1="5.961cm" svg:x2="11.729cm" svg:y2="8.128cm" draw:start-shape="id280" draw:start-glue-point="8" draw:end-shape="id277" draw:end-glue-point="4" svg:d="M1795 5961l9934 2167" svg:viewBox="0 0 9935 2168">
          <text:p/>
        </draw:connector>
        <draw:connector draw:style-name="gr6" draw:text-style-name="P1" draw:layer="layout" draw:type="line" svg:x1="18.232cm" svg:y1="16.742cm" svg:x2="16.797cm" svg:y2="18.843cm" draw:start-shape="id271" draw:start-glue-point="8" draw:end-shape="id275" draw:end-glue-point="4" svg:d="M18232 16742l-1435 2101" svg:viewBox="0 0 1436 2102">
          <text:p/>
        </draw:connector>
        <draw:connector draw:style-name="gr6" draw:text-style-name="P1" draw:layer="layout" draw:type="line" svg:x1="11.729cm" svg:y1="9.261cm" svg:x2="6.483cm" svg:y2="12.458cm" draw:start-shape="id277" draw:start-glue-point="8" draw:end-shape="id263" draw:end-glue-point="4" svg:d="M11729 9261l-5246 3197" svg:viewBox="0 0 5247 3198">
          <text:p/>
        </draw:connector>
        <presentation:notes draw:style-name="dp2">
          <draw:page-thumbnail draw:style-name="gr7" draw:layer="layout" svg:width="13.968cm" svg:height="10.476cm" svg:x="3.81cm" svg:y="2.123cm" draw:page-number="9" presentation:class="page"/>
          <draw:frame presentation:style-name="pr1"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8" draw:text-style-name="P1" xml:id="id285" draw:id="id285" draw:layer="Layout" svg:width="0.605cm" svg:height="1.133cm" svg:x="0.926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86" draw:id="id286" draw:layer="Layout" svg:width="0.605cm" svg:height="1.133cm" svg:x="2.359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81" draw:id="id281" draw:layer="Layout" svg:width="0.605cm" svg:height="1.133cm" svg:x="3.073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82" draw:id="id282" draw:layer="Layout" svg:width="0.605cm" svg:height="1.133cm" svg:x="4.564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3.678cm" svg:y1="19.408cm" svg:x2="4.564cm" svg:y2="19.41cm" draw:start-shape="id281" draw:start-glue-point="10" draw:end-shape="id282" draw:end-glue-point="6" svg:d="M3678 19408h443v2h443" svg:viewBox="0 0 887 3">
          <text:p/>
        </draw:connector>
        <draw:custom-shape draw:style-name="gr8" draw:text-style-name="P1" xml:id="id283" draw:id="id283" draw:layer="Layout" svg:width="0.605cm" svg:height="1.133cm" svg:x="2.053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84" draw:id="id284" draw:layer="Layout" svg:width="0.605cm" svg:height="1.133cm" svg:x="3.54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2.658cm" svg:y1="16.176cm" svg:x2="3.545cm" svg:y2="16.176cm" draw:start-shape="id283" draw:start-glue-point="10" draw:end-shape="id284" draw:end-glue-point="6" svg:d="M2658 16176h887" svg:viewBox="0 0 888 1">
          <text:p/>
        </draw:connector>
        <draw:connector draw:style-name="gr3" draw:text-style-name="P1" draw:layer="layout" draw:type="line" svg:x1="2.356cm" svg:y1="16.742cm" svg:x2="1.229cm" svg:y2="18.841cm" draw:start-shape="id283" draw:start-glue-point="8" draw:end-shape="id285" draw:end-glue-point="4" svg:d="M2356 16742l-1127 2099" svg:viewBox="0 0 1128 2100">
          <text:p/>
        </draw:connector>
        <draw:connector draw:style-name="gr3" draw:text-style-name="P1" draw:layer="layout" draw:type="line" svg:x1="2.356cm" svg:y1="16.742cm" svg:x2="3.376cm" svg:y2="18.841cm" draw:start-shape="id283" draw:start-glue-point="8" draw:end-shape="id281" draw:end-glue-point="4" svg:d="M2356 16742l1020 2099" svg:viewBox="0 0 1021 2100">
          <text:p/>
        </draw:connector>
        <draw:connector draw:style-name="gr4" draw:text-style-name="P1" draw:layer="layout" draw:type="line" svg:x1="2.662cm" svg:y1="18.843cm" svg:x2="3.848cm" svg:y2="16.742cm" draw:start-shape="id286" draw:start-glue-point="4" draw:end-shape="id284" draw:end-glue-point="8" svg:d="M2662 18843l1186-2101" svg:viewBox="0 0 1187 2102">
          <text:p/>
        </draw:connector>
        <draw:connector draw:style-name="gr3" draw:text-style-name="P1" draw:layer="layout" draw:type="line" svg:x1="3.848cm" svg:y1="16.742cm" svg:x2="4.867cm" svg:y2="18.843cm" draw:start-shape="id284" draw:start-glue-point="8" draw:end-shape="id282" draw:end-glue-point="4" svg:d="M3848 16742l1019 2101" svg:viewBox="0 0 1020 2102">
          <text:p/>
        </draw:connector>
        <draw:connector draw:style-name="gr2" draw:text-style-name="P1" draw:layer="layout" svg:x1="1.531cm" svg:y1="19.408cm" svg:x2="2.359cm" svg:y2="19.41cm" draw:start-shape="id285" draw:start-glue-point="10" draw:end-shape="id286" draw:end-glue-point="6" svg:d="M1531 19408h414v2h414" svg:viewBox="0 0 829 3">
          <text:p/>
        </draw:connector>
        <draw:custom-shape draw:style-name="gr8" draw:text-style-name="P1" xml:id="id291" draw:id="id291" draw:layer="Layout" svg:width="0.605cm" svg:height="1.133cm" svg:x="5.718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92" draw:id="id292" draw:layer="Layout" svg:width="0.605cm" svg:height="1.133cm" svg:x="7.151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87" draw:id="id287" draw:layer="Layout" svg:width="0.605cm" svg:height="1.133cm" svg:x="7.864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88" draw:id="id288" draw:layer="Layout" svg:width="0.605cm" svg:height="1.133cm" svg:x="9.356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8.469cm" svg:y1="19.408cm" svg:x2="9.356cm" svg:y2="19.41cm" draw:start-shape="id287" draw:start-glue-point="10" draw:end-shape="id288" draw:end-glue-point="6" svg:d="M8469 19408h443v2h444" svg:viewBox="0 0 888 3">
          <text:p/>
        </draw:connector>
        <draw:custom-shape draw:style-name="gr8" draw:text-style-name="P1" xml:id="id289" draw:id="id289" draw:layer="Layout" svg:width="0.605cm" svg:height="1.133cm" svg:x="6.772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90" draw:id="id290" draw:layer="Layout" svg:width="0.605cm" svg:height="1.133cm" svg:x="8.263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7.377cm" svg:y1="16.176cm" svg:x2="8.263cm" svg:y2="16.176cm" draw:start-shape="id289" draw:start-glue-point="10" draw:end-shape="id290" draw:end-glue-point="6" svg:d="M7377 16176h886" svg:viewBox="0 0 887 1">
          <text:p/>
        </draw:connector>
        <draw:connector draw:style-name="gr3" draw:text-style-name="P1" draw:layer="layout" draw:type="line" svg:x1="7.075cm" svg:y1="16.742cm" svg:x2="6.021cm" svg:y2="18.841cm" draw:start-shape="id289" draw:start-glue-point="8" draw:end-shape="id291" draw:end-glue-point="4" svg:d="M7075 16742l-1054 2099" svg:viewBox="0 0 1055 2100">
          <text:p/>
        </draw:connector>
        <draw:connector draw:style-name="gr3" draw:text-style-name="P1" draw:layer="layout" draw:type="line" svg:x1="7.075cm" svg:y1="16.742cm" svg:x2="8.167cm" svg:y2="18.841cm" draw:start-shape="id289" draw:start-glue-point="8" draw:end-shape="id287" draw:end-glue-point="4" svg:d="M7075 16742l1092 2099" svg:viewBox="0 0 1093 2100">
          <text:p/>
        </draw:connector>
        <draw:connector draw:style-name="gr4" draw:text-style-name="P1" draw:layer="layout" draw:type="line" svg:x1="7.454cm" svg:y1="18.843cm" svg:x2="8.566cm" svg:y2="16.742cm" draw:start-shape="id292" draw:start-glue-point="4" draw:end-shape="id290" draw:end-glue-point="8" svg:d="M7454 18843l1112-2101" svg:viewBox="0 0 1113 2102">
          <text:p/>
        </draw:connector>
        <draw:connector draw:style-name="gr3" draw:text-style-name="P1" draw:layer="layout" draw:type="line" svg:x1="8.566cm" svg:y1="16.742cm" svg:x2="9.659cm" svg:y2="18.843cm" draw:start-shape="id290" draw:start-glue-point="8" draw:end-shape="id288" draw:end-glue-point="4" svg:d="M8566 16742l1093 2101" svg:viewBox="0 0 1094 2102">
          <text:p/>
        </draw:connector>
        <draw:connector draw:style-name="gr2" draw:text-style-name="P1" draw:layer="layout" svg:x1="6.323cm" svg:y1="19.408cm" svg:x2="7.151cm" svg:y2="19.41cm" draw:start-shape="id291" draw:start-glue-point="10" draw:end-shape="id292" draw:end-glue-point="6" svg:d="M6323 19408h414v2h414" svg:viewBox="0 0 829 3">
          <text:p/>
        </draw:connector>
        <draw:custom-shape draw:style-name="gr8" draw:text-style-name="P1" xml:id="id293" draw:id="id293" draw:layer="Layout" svg:width="0.605cm" svg:height="1.134cm" svg:x="4.689cm" svg:y="12.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94" draw:id="id294" draw:layer="Layout" svg:width="0.605cm" svg:height="1.133cm" svg:x="6.18cm" svg:y="12.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5.294cm" svg:y1="13.023cm" svg:x2="6.18cm" svg:y2="13.025cm" draw:start-shape="id293" draw:start-glue-point="10" draw:end-shape="id294" draw:end-glue-point="6" svg:d="M5294 13023h443v2h443" svg:viewBox="0 0 887 3">
          <text:p/>
        </draw:connector>
        <draw:connector draw:style-name="gr3" draw:text-style-name="P1" draw:layer="layout" draw:type="line" svg:x1="4.992cm" svg:y1="13.59cm" svg:x2="2.356cm" svg:y2="15.609cm" draw:start-shape="id293" draw:start-glue-point="8" draw:end-shape="id283" draw:end-glue-point="4" svg:d="M4992 13590l-2636 2019" svg:viewBox="0 0 2637 2020">
          <text:p/>
        </draw:connector>
        <draw:connector draw:style-name="gr3" draw:text-style-name="P1" draw:layer="layout" draw:type="line" svg:x1="4.992cm" svg:y1="13.59cm" svg:x2="7.075cm" svg:y2="15.609cm" draw:start-shape="id293" draw:start-glue-point="8" draw:end-shape="id289" draw:end-glue-point="4" svg:d="M4992 13590l2083 2019" svg:viewBox="0 0 2084 2020">
          <text:p/>
        </draw:connector>
        <draw:connector draw:style-name="gr4" draw:text-style-name="P1" draw:layer="layout" draw:type="line" svg:x1="3.848cm" svg:y1="15.609cm" svg:x2="6.483cm" svg:y2="13.591cm" draw:start-shape="id284" draw:start-glue-point="4" draw:end-shape="id294" draw:end-glue-point="8" svg:d="M3848 15609l2635-2018" svg:viewBox="0 0 2636 2019">
          <text:p/>
        </draw:connector>
        <draw:connector draw:style-name="gr3" draw:text-style-name="P1" draw:layer="layout" draw:type="line" svg:x1="6.483cm" svg:y1="13.591cm" svg:x2="8.566cm" svg:y2="15.609cm" draw:start-shape="id294" draw:start-glue-point="8" draw:end-shape="id290" draw:end-glue-point="4" svg:d="M6483 13591l2083 2018" svg:viewBox="0 0 2084 2019">
          <text:p/>
        </draw:connector>
        <draw:custom-shape draw:style-name="gr8" draw:text-style-name="P1" xml:id="id299" draw:id="id299" draw:layer="Layout" svg:width="0.605cm" svg:height="1.133cm" svg:x="10.269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300" draw:id="id300" draw:layer="Layout" svg:width="0.605cm" svg:height="1.133cm" svg:x="11.703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95" draw:id="id295" draw:layer="Layout" svg:width="0.605cm" svg:height="1.133cm" svg:x="12.416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96" draw:id="id296" draw:layer="Layout" svg:width="0.605cm" svg:height="1.133cm" svg:x="13.907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3.021cm" svg:y1="19.408cm" svg:x2="13.907cm" svg:y2="19.41cm" draw:start-shape="id295" draw:start-glue-point="10" draw:end-shape="id296" draw:end-glue-point="6" svg:d="M13021 19408h443v2h443" svg:viewBox="0 0 887 3">
          <text:p/>
        </draw:connector>
        <draw:custom-shape draw:style-name="gr8" draw:text-style-name="P1" xml:id="id297" draw:id="id297" draw:layer="Layout" svg:width="0.605cm" svg:height="1.133cm" svg:x="11.324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298" draw:id="id298" draw:layer="Layout" svg:width="0.605cm" svg:height="1.133cm" svg:x="12.81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1.929cm" svg:y1="16.176cm" svg:x2="12.815cm" svg:y2="16.176cm" draw:start-shape="id297" draw:start-glue-point="10" draw:end-shape="id298" draw:end-glue-point="6" svg:d="M11929 16176h886" svg:viewBox="0 0 887 1">
          <text:p/>
        </draw:connector>
        <draw:connector draw:style-name="gr3" draw:text-style-name="P1" draw:layer="layout" draw:type="line" svg:x1="11.627cm" svg:y1="16.742cm" svg:x2="10.572cm" svg:y2="18.841cm" draw:start-shape="id297" draw:start-glue-point="8" draw:end-shape="id299" draw:end-glue-point="4" svg:d="M11627 16742l-1055 2099" svg:viewBox="0 0 1056 2100">
          <text:p/>
        </draw:connector>
        <draw:connector draw:style-name="gr3" draw:text-style-name="P1" draw:layer="layout" draw:type="line" svg:x1="11.627cm" svg:y1="16.742cm" svg:x2="12.719cm" svg:y2="18.841cm" draw:start-shape="id297" draw:start-glue-point="8" draw:end-shape="id295" draw:end-glue-point="4" svg:d="M11627 16742l1092 2099" svg:viewBox="0 0 1093 2100">
          <text:p/>
        </draw:connector>
        <draw:connector draw:style-name="gr4" draw:text-style-name="P1" draw:layer="layout" draw:type="line" svg:x1="12.006cm" svg:y1="18.843cm" svg:x2="13.118cm" svg:y2="16.742cm" draw:start-shape="id300" draw:start-glue-point="4" draw:end-shape="id298" draw:end-glue-point="8" svg:d="M12006 18843l1112-2101" svg:viewBox="0 0 1113 2102">
          <text:p/>
        </draw:connector>
        <draw:connector draw:style-name="gr3" draw:text-style-name="P1" draw:layer="layout" draw:type="line" svg:x1="13.118cm" svg:y1="16.742cm" svg:x2="14.21cm" svg:y2="18.843cm" draw:start-shape="id298" draw:start-glue-point="8" draw:end-shape="id296" draw:end-glue-point="4" svg:d="M13118 16742l1092 2101" svg:viewBox="0 0 1093 2102">
          <text:p/>
        </draw:connector>
        <draw:connector draw:style-name="gr2" draw:text-style-name="P1" draw:layer="layout" svg:x1="10.874cm" svg:y1="19.408cm" svg:x2="11.703cm" svg:y2="19.41cm" draw:start-shape="id299" draw:start-glue-point="10" draw:end-shape="id300" draw:end-glue-point="6" svg:d="M10874 19408h414v2h415" svg:viewBox="0 0 830 3">
          <text:p/>
        </draw:connector>
        <draw:custom-shape draw:style-name="gr8" draw:text-style-name="P1" xml:id="id304" draw:id="id304" draw:layer="Layout" svg:width="0.605cm" svg:height="1.133cm" svg:x="15.061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306" draw:id="id306" draw:layer="Layout" svg:width="0.605cm" svg:height="1.133cm" svg:x="16.494cm" svg:y="1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301" draw:id="id301" draw:layer="Layout" svg:width="0.605cm" svg:height="1.133cm" svg:x="17.508cm" svg:y="1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302" draw:id="id302" draw:layer="Layout" svg:width="0.605cm" svg:height="1.133cm" svg:x="17.929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 draw:text-style-name="P1" draw:layer="layout" draw:type="line" svg:x1="17.811cm" svg:y1="18.841cm" svg:x2="18.232cm" svg:y2="16.742cm" draw:start-shape="id301" draw:start-glue-point="4" draw:end-shape="id302" draw:end-glue-point="8" svg:d="M17811 18841l421-2099" svg:viewBox="0 0 422 2100">
          <text:p/>
        </draw:connector>
        <draw:custom-shape draw:style-name="gr8" draw:text-style-name="P1" xml:id="id303" draw:id="id303" draw:layer="Layout" svg:width="0.605cm" svg:height="1.133cm" svg:x="16.115cm" svg:y="15.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305" draw:id="id305" draw:layer="Layout" svg:width="0.605cm" svg:height="1.133cm" svg:x="15.84cm" svg:y="12.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s" svg:x1="16.72cm" svg:y1="16.176cm" svg:x2="17.929cm" svg:y2="16.176cm" draw:start-shape="id303" draw:start-glue-point="10" draw:end-shape="id302" draw:end-glue-point="6" svg:d="M16720 16176h501 206 502" svg:viewBox="0 0 1210 1">
          <text:p/>
        </draw:connector>
        <draw:connector draw:style-name="gr3" draw:text-style-name="P1" draw:layer="layout" draw:type="line" svg:x1="16.418cm" svg:y1="16.742cm" svg:x2="15.364cm" svg:y2="18.841cm" draw:start-shape="id303" draw:start-glue-point="8" draw:end-shape="id304" draw:end-glue-point="4" svg:d="M16418 16742l-1054 2099" svg:viewBox="0 0 1055 2100">
          <text:p/>
        </draw:connector>
        <draw:connector draw:style-name="gr3" draw:text-style-name="P1" draw:layer="layout" draw:type="line" svg:x1="16.418cm" svg:y1="16.742cm" svg:x2="17.811cm" svg:y2="18.841cm" draw:start-shape="id303" draw:start-glue-point="8" draw:end-shape="id301" draw:end-glue-point="4" svg:d="M16418 16742l1393 2099" svg:viewBox="0 0 1394 2100">
          <text:p/>
        </draw:connector>
        <draw:connector draw:style-name="gr4" draw:text-style-name="P1" draw:layer="layout" draw:type="line" svg:x1="13.118cm" svg:y1="15.609cm" svg:x2="16.143cm" svg:y2="13.59cm" draw:start-shape="id298" draw:start-glue-point="4" draw:end-shape="id305" draw:end-glue-point="8" svg:d="M13118 15609l3025-2019" svg:viewBox="0 0 3026 2020">
          <text:p/>
        </draw:connector>
        <draw:connector draw:style-name="gr3" draw:text-style-name="P1" draw:layer="layout" draw:type="line" svg:x1="16.143cm" svg:y1="13.59cm" svg:x2="18.232cm" svg:y2="15.609cm" draw:start-shape="id305" draw:start-glue-point="8" draw:end-shape="id302" draw:end-glue-point="4" svg:d="M16143 13590l2089 2019" svg:viewBox="0 0 2090 2020">
          <text:p/>
        </draw:connector>
        <draw:connector draw:style-name="gr2" draw:text-style-name="P1" draw:layer="layout" svg:x1="15.666cm" svg:y1="19.408cm" svg:x2="16.494cm" svg:y2="19.41cm" draw:start-shape="id304" draw:start-glue-point="10" draw:end-shape="id306" draw:end-glue-point="6" svg:d="M15666 19408h414v2h414" svg:viewBox="0 0 829 3">
          <text:p/>
        </draw:connector>
        <draw:custom-shape draw:style-name="gr8" draw:text-style-name="P1" xml:id="id307" draw:id="id307" draw:layer="Layout" svg:width="0.605cm" svg:height="1.134cm" svg:x="13.832cm" svg:y="12.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308" draw:id="id308" draw:layer="Layout" svg:width="0.603cm" svg:height="1.133cm" svg:x="11.427cm" svg:y="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s" svg:x1="14.437cm" svg:y1="13.023cm" svg:x2="15.84cm" svg:y2="13.024cm" draw:start-shape="id307" draw:start-glue-point="10" draw:end-shape="id305" draw:end-glue-point="6" svg:d="M14437 13023h501l400 1h502" svg:viewBox="0 0 1404 2">
          <text:p/>
        </draw:connector>
        <draw:connector draw:style-name="gr3" draw:text-style-name="P1" draw:layer="layout" draw:type="line" svg:x1="14.135cm" svg:y1="13.59cm" svg:x2="11.627cm" svg:y2="15.609cm" draw:start-shape="id307" draw:start-glue-point="8" draw:end-shape="id297" draw:end-glue-point="4" svg:d="M14135 13590l-2508 2019" svg:viewBox="0 0 2509 2020">
          <text:p/>
        </draw:connector>
        <draw:connector draw:style-name="gr3" draw:text-style-name="P1" draw:layer="layout" draw:type="line" svg:x1="14.135cm" svg:y1="13.59cm" svg:x2="16.418cm" svg:y2="15.609cm" draw:start-shape="id307" draw:start-glue-point="8" draw:end-shape="id303" draw:end-glue-point="4" svg:d="M14135 13590l2283 2019" svg:viewBox="0 0 2284 2020">
          <text:p/>
        </draw:connector>
        <draw:connector draw:style-name="gr3" draw:text-style-name="P1" draw:layer="layout" draw:type="line" svg:x1="11.729cm" svg:y1="9.261cm" svg:x2="16.143cm" svg:y2="12.457cm" draw:start-shape="id308" draw:start-glue-point="8" draw:end-shape="id305" draw:end-glue-point="4" svg:d="M11729 9261l4414 3196" svg:viewBox="0 0 4415 3197">
          <text:p/>
        </draw:connector>
        <draw:custom-shape draw:style-name="gr8" draw:text-style-name="P1" xml:id="id309" draw:id="id309" draw:layer="Layout" svg:width="0.605cm" svg:height="1.133cm" svg:x="9.38cm" svg:y="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9.683cm" svg:y1="9.261cm" svg:x2="4.992cm" svg:y2="12.456cm" draw:start-shape="id309" draw:start-glue-point="8" draw:end-shape="id293" draw:end-glue-point="4" svg:d="M9683 9261l-4691 3195" svg:viewBox="0 0 4692 3196">
          <text:p/>
        </draw:connector>
        <draw:connector draw:style-name="gr3" draw:text-style-name="P1" draw:layer="layout" draw:type="line" svg:x1="9.683cm" svg:y1="9.261cm" svg:x2="14.135cm" svg:y2="12.456cm" draw:start-shape="id309" draw:start-glue-point="8" draw:end-shape="id307" draw:end-glue-point="4" svg:d="M9683 9261l4452 3195" svg:viewBox="0 0 4453 3196">
          <text:p/>
        </draw:connector>
        <draw:custom-shape draw:style-name="gr8" draw:text-style-name="P1" xml:id="id310" draw:id="id310" draw:layer="Layout" svg:width="0.605cm" svg:height="1.133cm" svg:x="0cm" svg:y="4.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xml:id="id311" draw:id="id311" draw:layer="Layout" svg:width="0.605cm" svg:height="1.133cm" svg:x="1.492cm" svg:y="4.8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0.605cm" svg:y1="5.393cm" svg:x2="1.492cm" svg:y2="5.395cm" draw:start-shape="id310" draw:start-glue-point="10" draw:end-shape="id311" draw:end-glue-point="6" svg:d="M605 5393h443v2h444" svg:viewBox="0 0 888 3">
          <text:p/>
        </draw:connector>
        <draw:connector draw:style-name="gr3" draw:text-style-name="P1" draw:layer="layout" draw:type="line" svg:x1="0.303cm" svg:y1="5.959cm" svg:x2="9.683cm" svg:y2="8.128cm" draw:start-shape="id310" draw:start-glue-point="8" draw:end-shape="id309" draw:end-glue-point="4" svg:d="M303 5959l9380 2169" svg:viewBox="0 0 9381 2170">
          <text:p/>
        </draw:connector>
        <draw:connector draw:style-name="gr5" draw:text-style-name="P1" draw:layer="layout" draw:type="line" svg:x1="1.795cm" svg:y1="5.961cm" svg:x2="-1.085cm" svg:y2="6.773cm" draw:start-shape="id311" draw:start-glue-point="8" svg:d="M1795 5961l-2880 812" svg:viewBox="0 0 2881 813">
          <text:p/>
        </draw:connector>
        <draw:connector draw:style-name="gr5" draw:text-style-name="P1" draw:layer="layout" draw:type="line" svg:x1="0.303cm" svg:y1="5.959cm" svg:x2="-1.693cm" svg:y2="6.508cm" draw:start-shape="id310" draw:start-glue-point="8" svg:d="M303 5959l-1996 549" svg:viewBox="0 0 1997 550">
          <text:p/>
        </draw:connector>
        <draw:connector draw:style-name="gr6" draw:text-style-name="P1" draw:layer="layout" draw:type="line" svg:x1="-2.143cm" svg:y1="2.249cm" svg:x2="0.303cm" svg:y2="4.826cm" draw:end-shape="id310" draw:end-glue-point="4" svg:d="M-2143 2249l2446 2577" svg:viewBox="0 0 2447 2578">
          <text:p/>
        </draw:connector>
        <draw:connector draw:style-name="gr6" draw:text-style-name="P1" draw:layer="layout" draw:type="line" svg:x1="-1.032cm" svg:y1="1.984cm" svg:x2="1.795cm" svg:y2="4.828cm" draw:end-shape="id311" draw:end-glue-point="4" svg:d="M-1032 1984l2827 2844" svg:viewBox="0 0 2828 2845">
          <text:p/>
        </draw:connector>
        <draw:connector draw:style-name="gr6" draw:text-style-name="P1" draw:layer="layout" draw:type="line" svg:x1="1.795cm" svg:y1="5.961cm" svg:x2="11.729cm" svg:y2="8.128cm" draw:start-shape="id311" draw:start-glue-point="8" draw:end-shape="id308" draw:end-glue-point="4" svg:d="M1795 5961l9934 2167" svg:viewBox="0 0 9935 2168">
          <text:p/>
        </draw:connector>
        <draw:connector draw:style-name="gr6" draw:text-style-name="P1" draw:layer="layout" draw:type="line" svg:x1="18.232cm" svg:y1="16.742cm" svg:x2="16.797cm" svg:y2="18.843cm" draw:start-shape="id302" draw:start-glue-point="8" draw:end-shape="id306" draw:end-glue-point="4" svg:d="M18232 16742l-1435 2101" svg:viewBox="0 0 1436 2102">
          <text:p/>
        </draw:connector>
        <draw:connector draw:style-name="gr6" draw:text-style-name="P1" draw:layer="layout" draw:type="line" svg:x1="11.729cm" svg:y1="9.261cm" svg:x2="6.483cm" svg:y2="12.458cm" draw:start-shape="id308" draw:start-glue-point="8" draw:end-shape="id294" draw:end-glue-point="4" svg:d="M11729 9261l-5246 3197" svg:viewBox="0 0 5247 3198">
          <text:p/>
        </draw:connector>
        <draw:connector draw:style-name="gr10" draw:text-style-name="P1" draw:layer="layout" draw:type="line" svg:x1="9.985cm" svg:y1="8.695cm" svg:x2="11.427cm" svg:y2="8.695cm" draw:start-shape="id309" draw:start-glue-point="10" draw:end-shape="id308" draw:end-glue-point="6" svg:d="M9985 8695h1442" svg:viewBox="0 0 1443 1">
          <text:p/>
        </draw:connector>
        <presentation:notes draw:style-name="dp2">
          <draw:page-thumbnail draw:style-name="gr7" draw:layer="layout" svg:width="13.968cm" svg:height="10.476cm" svg:x="3.81cm" svg:y="2.123cm" draw:page-number="10" presentation:class="page"/>
          <draw:frame presentation:style-name="pr1"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draw:text-box>
            <text:list text:style-name="L1">
              <text:list-item>
                <text:p>Only need one branch too botom.</text:p>
              </text:list-item>
              <text:list-item>
                <text:p>Branches zig zag with each layer.</text:p>
              </text:list-item>
              <text:list-item>
                <text:p>Include only top of other branch in each layer</text:p>
              </text:list-item>
              <text:list-item>
                <text:p>Need at least two sets of two layers, more better.</text:p>
              </text:list-item>
              <text:list-item>
                <text:p>Downward sweep of repositioning and repurposing and initializing new connections. Setting triggers and arming new parent relationships.</text:p>
              </text:list-item>
              <text:list-item>
                <text:p>Upward sweep of triggering armed new parent relationships.</text:p>
              </text:list-item>
              <text:list-item>
                <text:p>Triggers in form of 'x, when y begins parent duty of you release z from parent duty' or 'x, when y releases you from parent duty begin parent duty of z'</text:p>
              </text:list-item>
              <text:list-item>
                <text:p>Instruction sets should be able to fold new instructions into them eg. Create this connection use this connection stop using it you can close it gets folded to null if the first step was never executed.</text:p>
              </text:list-item>
            </text:list>
          </draw:text-box>
        </draw:frame>
        <presentation:notes draw:style-name="dp2">
          <draw:page-thumbnail draw:style-name="gr7"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26T19:26:31.008396141</meta:creation-date>
    <meta:editing-duration>PT13H42M4S</meta:editing-duration>
    <meta:editing-cycles>20</meta:editing-cycles>
    <dc:date>2016-10-28T15:19:08.261238817</dc:date>
    <meta:generator>LibreOffice/4.2.8.2$Linux_X86_64 LibreOffice_project/420m0$Build-2</meta:generator>
    <meta:document-statistic meta:object-count="833"/>
  </office:meta>
</office:document-meta>
</file>